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sine" svg:font-family="Cousine" style:font-family-generic="modern" style:font-pitch="fixed"/>
    <style:font-face style:name="Inter Semi Bold" svg:font-family="'Inter Semi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41ab" officeooo:paragraph-rsid="000b41ab"/>
    </style:style>
    <style:style style:name="P2" style:family="paragraph" style:parent-style-name="Standard">
      <style:text-properties style:font-name="Inter Semi Bold" fo:font-size="15pt" fo:font-weight="bold" officeooo:rsid="000b41ab" officeooo:paragraph-rsid="000b41ab" style:font-size-asian="15pt" style:font-weight-asian="bold" style:font-size-complex="15pt" style:font-weight-complex="bold"/>
    </style:style>
    <style:style style:name="P3" style:family="paragraph" style:parent-style-name="Standard">
      <style:text-properties style:font-name="Inter Semi Bold" fo:font-size="15pt" fo:font-weight="bold" officeooo:rsid="000b41ab" officeooo:paragraph-rsid="000c3a94" style:font-size-asian="15pt" style:font-weight-asian="bold" style:font-size-complex="15pt" style:font-weight-complex="bold"/>
    </style:style>
    <style:style style:name="P4" style:family="paragraph" style:parent-style-name="Standard">
      <style:text-properties style:font-name="Inter Semi Bold" fo:font-size="15pt" fo:font-weight="bold" officeooo:rsid="000b41ab" officeooo:paragraph-rsid="0018db34" style:font-size-asian="15pt" style:font-weight-asian="bold" style:font-size-complex="15pt" style:font-weight-complex="bold"/>
    </style:style>
    <style:style style:name="P5" style:family="paragraph" style:parent-style-name="Standard">
      <style:text-properties style:font-name="Inter Semi Bold" fo:font-size="15pt" fo:font-weight="bold" officeooo:rsid="000b41ab" officeooo:paragraph-rsid="001be2aa" style:font-size-asian="15pt" style:font-weight-asian="bold" style:font-size-complex="15pt" style:font-weight-complex="bold"/>
    </style:style>
    <style:style style:name="P6" style:family="paragraph" style:parent-style-name="Standard">
      <style:text-properties style:font-name="Inter Semi Bold" fo:font-size="15pt" fo:font-weight="bold" officeooo:rsid="000b41ab" officeooo:paragraph-rsid="001c4e7a"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Inter Semi Bold" fo:font-size="12pt" fo:font-weight="bold" officeooo:rsid="000b41ab" officeooo:paragraph-rsid="0018db34"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Inter Semi Bold" fo:font-size="12pt" fo:font-weight="bold" officeooo:rsid="000b41ab" officeooo:paragraph-rsid="00164cf2"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Inter Semi Bold" fo:font-size="12pt" fo:font-weight="bold" officeooo:rsid="000b41ab" officeooo:paragraph-rsid="001be2aa"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Inter Semi Bold" fo:font-size="12pt" fo:font-weight="bold" officeooo:rsid="000b41ab" officeooo:paragraph-rsid="001c4e7a"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Inter Semi Bold" fo:font-size="13pt" fo:font-weight="bold" officeooo:rsid="000b41ab" officeooo:paragraph-rsid="000b41ab" style:font-size-asian="13pt" style:font-weight-asian="bold" style:font-size-complex="13pt" style:font-weight-complex="bold"/>
    </style:style>
    <style:style style:name="P12" style:family="paragraph" style:parent-style-name="Standard">
      <style:paragraph-properties fo:text-align="center" style:justify-single-word="false"/>
      <style:text-properties style:font-name="Inter Semi Bold" fo:font-size="13pt" fo:font-weight="bold" officeooo:rsid="000b41ab" officeooo:paragraph-rsid="000c3a94"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Inter Semi Bold" fo:font-size="13pt" fo:font-weight="bold" officeooo:rsid="000b41ab" officeooo:paragraph-rsid="00102424" style:font-size-asian="13pt" style:font-weight-asian="bold" style:font-size-complex="13pt" style:font-weight-complex="bold"/>
    </style:style>
    <style:style style:name="P14" style:family="paragraph" style:parent-style-name="Standard">
      <style:text-properties style:font-name="Cousine" officeooo:rsid="000b41ab" officeooo:paragraph-rsid="000b41ab"/>
    </style:style>
    <style:style style:name="P15" style:family="paragraph" style:parent-style-name="Standard">
      <style:text-properties style:font-name="Cousine" fo:font-size="12pt" fo:font-weight="normal" officeooo:rsid="000c93ae" officeooo:paragraph-rsid="000c93ae" style:font-size-asian="10.5pt" style:font-weight-asian="normal" style:font-size-complex="12pt" style:font-weight-complex="normal"/>
    </style:style>
    <style:style style:name="P16" style:family="paragraph" style:parent-style-name="Standard">
      <style:text-properties style:font-name="Cousine" fo:font-size="12pt" fo:font-weight="normal" officeooo:rsid="00102424" officeooo:paragraph-rsid="00102424" style:font-size-asian="10.5pt" style:font-weight-asian="normal" style:font-size-complex="12pt" style:font-weight-complex="normal"/>
    </style:style>
    <style:style style:name="P17" style:family="paragraph" style:parent-style-name="Standard">
      <style:text-properties style:font-name="Cousine" fo:font-size="12pt" fo:font-weight="normal" officeooo:rsid="00164cf2" officeooo:paragraph-rsid="00164cf2" style:font-size-asian="10.5pt" style:font-weight-asian="normal" style:font-size-complex="12pt" style:font-weight-complex="normal"/>
    </style:style>
    <style:style style:name="P18" style:family="paragraph" style:parent-style-name="Standard">
      <style:text-properties style:font-name="Cousine" fo:font-size="12pt" fo:font-weight="normal" officeooo:rsid="0017a9d6" officeooo:paragraph-rsid="0017a9d6" style:font-size-asian="10.5pt" style:font-weight-asian="normal" style:font-size-complex="12pt" style:font-weight-complex="normal"/>
    </style:style>
    <style:style style:name="P19" style:family="paragraph" style:parent-style-name="Standard">
      <style:text-properties style:font-name="Cousine" fo:font-size="12pt" fo:font-weight="normal" officeooo:rsid="001c4e7a" officeooo:paragraph-rsid="001c4e7a" style:font-size-asian="10.5pt" style:font-weight-asian="normal" style:font-size-complex="12pt" style:font-weight-complex="normal"/>
    </style:style>
    <style:style style:name="P20" style:family="paragraph" style:parent-style-name="Standard">
      <style:text-properties style:font-name="Cousine" fo:font-size="12pt" fo:font-weight="normal" officeooo:rsid="001eff33" officeooo:paragraph-rsid="001eff33" style:font-size-asian="10.5pt" style:font-weight-asian="normal" style:font-size-complex="12pt" style:font-weight-complex="normal"/>
    </style:style>
    <style:style style:name="P21" style:family="paragraph" style:parent-style-name="Standard">
      <style:text-properties style:font-name="Cousine" fo:font-size="12pt" fo:font-weight="normal" officeooo:rsid="001eff33" officeooo:paragraph-rsid="00ab03ad" style:font-size-asian="10.5pt" style:font-weight-asian="normal" style:font-size-complex="12pt" style:font-weight-complex="normal"/>
    </style:style>
    <style:style style:name="P22" style:family="paragraph" style:parent-style-name="Standard">
      <style:text-properties style:font-name="Cousine" fo:font-size="12pt" fo:font-weight="normal" officeooo:rsid="001eff33" officeooo:paragraph-rsid="001be2aa" style:font-size-asian="10.5pt" style:font-weight-asian="normal" style:font-size-complex="12pt" style:font-weight-complex="normal"/>
    </style:style>
    <style:style style:name="P23" style:family="paragraph" style:parent-style-name="Standard">
      <style:text-properties style:font-name="Cousine" fo:font-size="12pt" fo:font-weight="normal" officeooo:rsid="00239235" officeooo:paragraph-rsid="00239235" style:font-size-asian="10.5pt" style:font-weight-asian="normal" style:font-size-complex="12pt" style:font-weight-complex="normal"/>
    </style:style>
    <style:style style:name="P24" style:family="paragraph" style:parent-style-name="Standard">
      <style:text-properties style:font-name="Cousine" fo:font-size="12pt" fo:font-weight="normal" officeooo:rsid="00263e37" officeooo:paragraph-rsid="00263e37" style:font-size-asian="10.5pt" style:font-weight-asian="normal" style:font-size-complex="12pt" style:font-weight-complex="normal"/>
    </style:style>
    <style:style style:name="P25" style:family="paragraph" style:parent-style-name="Standard">
      <style:text-properties style:font-name="Cousine" fo:font-size="12pt" fo:font-weight="normal" officeooo:rsid="002a0dc7" officeooo:paragraph-rsid="002a0dc7" style:font-size-asian="10.5pt" style:font-weight-asian="normal" style:font-size-complex="12pt" style:font-weight-complex="normal"/>
    </style:style>
    <style:style style:name="P26" style:family="paragraph" style:parent-style-name="Standard">
      <style:text-properties style:font-name="Cousine" fo:font-size="12pt" fo:font-weight="normal" officeooo:rsid="002a7d44" officeooo:paragraph-rsid="002a7d44" style:font-size-asian="10.5pt" style:font-weight-asian="normal" style:font-size-complex="12pt" style:font-weight-complex="normal"/>
    </style:style>
    <style:style style:name="P27" style:family="paragraph" style:parent-style-name="Standard">
      <style:text-properties style:font-name="Cousine" fo:font-size="12pt" fo:font-weight="normal" officeooo:rsid="002c5f2f" officeooo:paragraph-rsid="002c5f2f" style:font-size-asian="10.5pt" style:font-weight-asian="normal" style:font-size-complex="12pt" style:font-weight-complex="normal"/>
    </style:style>
    <style:style style:name="P28" style:family="paragraph" style:parent-style-name="Standard">
      <style:text-properties style:font-name="Cousine" fo:font-size="12pt" fo:font-weight="normal" officeooo:rsid="002c7b76" officeooo:paragraph-rsid="002c7b76" style:font-size-asian="10.5pt" style:font-weight-asian="normal" style:font-size-complex="12pt" style:font-weight-complex="normal"/>
    </style:style>
    <style:style style:name="P29" style:family="paragraph" style:parent-style-name="Standard">
      <style:text-properties style:font-name="Cousine" fo:font-size="12pt" fo:font-weight="normal" officeooo:rsid="002c7b76" officeooo:paragraph-rsid="002cc1d0" style:font-size-asian="10.5pt" style:font-weight-asian="normal" style:font-size-complex="12pt" style:font-weight-complex="normal"/>
    </style:style>
    <style:style style:name="P30" style:family="paragraph" style:parent-style-name="Standard">
      <style:text-properties style:font-name="Cousine" fo:font-size="12pt" fo:font-weight="normal" officeooo:rsid="002e825f" officeooo:paragraph-rsid="002e825f" style:font-size-asian="10.5pt" style:font-weight-asian="normal" style:font-size-complex="12pt" style:font-weight-complex="normal"/>
    </style:style>
    <style:style style:name="P31" style:family="paragraph" style:parent-style-name="Standard">
      <style:text-properties style:font-name="Cousine" fo:font-size="12pt" fo:font-weight="normal" officeooo:rsid="002fa985" officeooo:paragraph-rsid="002fa985" style:font-size-asian="10.5pt" style:font-weight-asian="normal" style:font-size-complex="12pt" style:font-weight-complex="normal"/>
    </style:style>
    <style:style style:name="P32" style:family="paragraph" style:parent-style-name="Standard">
      <style:text-properties style:font-name="Cousine" fo:font-size="12pt" fo:font-weight="normal" officeooo:rsid="00332bbb" officeooo:paragraph-rsid="00332bbb" style:font-size-asian="10.5pt" style:font-weight-asian="normal" style:font-size-complex="12pt" style:font-weight-complex="normal"/>
    </style:style>
    <style:style style:name="P33" style:family="paragraph" style:parent-style-name="Standard">
      <style:text-properties style:font-name="Cousine" fo:font-size="12pt" fo:font-weight="normal" officeooo:rsid="0036a6e6" officeooo:paragraph-rsid="0036a6e6" style:font-size-asian="10.5pt" style:font-weight-asian="normal" style:font-size-complex="12pt" style:font-weight-complex="normal"/>
    </style:style>
    <style:style style:name="P34" style:family="paragraph" style:parent-style-name="Standard">
      <style:text-properties style:font-name="Cousine" fo:font-size="12pt" fo:font-weight="normal" officeooo:rsid="003a9c9d" officeooo:paragraph-rsid="003a9c9d" style:font-size-asian="10.5pt" style:font-weight-asian="normal" style:font-size-complex="12pt" style:font-weight-complex="normal"/>
    </style:style>
    <style:style style:name="P35" style:family="paragraph" style:parent-style-name="Standard">
      <style:text-properties style:font-name="Cousine" fo:font-size="12pt" fo:font-weight="normal" officeooo:rsid="0044eba6" officeooo:paragraph-rsid="0044eba6" style:font-size-asian="10.5pt" style:font-weight-asian="normal" style:font-size-complex="12pt" style:font-weight-complex="normal"/>
    </style:style>
    <style:style style:name="P36" style:family="paragraph" style:parent-style-name="Standard">
      <style:text-properties style:font-name="Cousine" fo:font-size="12pt" fo:font-weight="normal" officeooo:rsid="00565f23" officeooo:paragraph-rsid="00565f23" style:font-size-asian="10.5pt" style:font-weight-asian="normal" style:font-size-complex="12pt" style:font-weight-complex="normal"/>
    </style:style>
    <style:style style:name="P37" style:family="paragraph" style:parent-style-name="Standard">
      <style:text-properties style:font-name="Cousine" fo:font-size="12pt" fo:font-weight="normal" officeooo:rsid="00565f23" officeooo:paragraph-rsid="005f2de8" style:font-size-asian="10.5pt" style:font-weight-asian="normal" style:font-size-complex="12pt" style:font-weight-complex="normal"/>
    </style:style>
    <style:style style:name="P38" style:family="paragraph" style:parent-style-name="Standard">
      <style:text-properties style:font-name="Cousine" fo:font-size="12pt" fo:font-weight="normal" officeooo:rsid="00565f23" officeooo:paragraph-rsid="00b03c3c" style:font-size-asian="10.5pt" style:font-weight-asian="normal" style:font-size-complex="12pt" style:font-weight-complex="normal"/>
    </style:style>
    <style:style style:name="P39" style:family="paragraph" style:parent-style-name="Standard">
      <style:text-properties style:font-name="Cousine" fo:font-size="12pt" fo:font-weight="normal" officeooo:rsid="005c5bb2" officeooo:paragraph-rsid="005c5bb2" style:font-size-asian="10.5pt" style:font-weight-asian="normal" style:font-size-complex="12pt" style:font-weight-complex="normal"/>
    </style:style>
    <style:style style:name="P40" style:family="paragraph" style:parent-style-name="Standard">
      <style:text-properties style:font-name="Cousine" fo:font-size="12pt" fo:font-weight="normal" officeooo:rsid="005e2739" officeooo:paragraph-rsid="005e2739" style:font-size-asian="10.5pt" style:font-weight-asian="normal" style:font-size-complex="12pt" style:font-weight-complex="normal"/>
    </style:style>
    <style:style style:name="P41" style:family="paragraph" style:parent-style-name="Standard">
      <style:text-properties style:font-name="Cousine" fo:font-size="12pt" fo:font-weight="normal" officeooo:rsid="006bab3d" officeooo:paragraph-rsid="006bab3d" style:font-size-asian="10.5pt" style:font-weight-asian="normal" style:font-size-complex="12pt" style:font-weight-complex="normal"/>
    </style:style>
    <style:style style:name="P42" style:family="paragraph" style:parent-style-name="Standard">
      <style:text-properties style:font-name="Cousine" fo:font-size="12pt" fo:font-weight="normal" officeooo:rsid="007400b3" officeooo:paragraph-rsid="007400b3" style:font-size-asian="10.5pt" style:font-weight-asian="normal" style:font-size-complex="12pt" style:font-weight-complex="normal"/>
    </style:style>
    <style:style style:name="P43" style:family="paragraph" style:parent-style-name="Standard">
      <style:text-properties style:font-name="Cousine" fo:font-size="12pt" fo:font-weight="normal" officeooo:rsid="008392c4" officeooo:paragraph-rsid="008392c4" style:font-size-asian="10.5pt" style:font-weight-asian="normal" style:font-size-complex="12pt" style:font-weight-complex="normal"/>
    </style:style>
    <style:style style:name="P44" style:family="paragraph" style:parent-style-name="Standard">
      <style:text-properties style:font-name="Cousine" fo:font-size="12pt" fo:font-weight="normal" officeooo:rsid="008538f3" officeooo:paragraph-rsid="008538f3" style:font-size-asian="10.5pt" style:font-weight-asian="normal" style:font-size-complex="12pt" style:font-weight-complex="normal"/>
    </style:style>
    <style:style style:name="P45" style:family="paragraph" style:parent-style-name="Standard">
      <style:text-properties style:font-name="Cousine" fo:font-size="12pt" fo:font-weight="normal" officeooo:rsid="001e54cd" officeooo:paragraph-rsid="00ab03ad" style:font-size-asian="10.5pt" style:font-weight-asian="normal" style:font-size-complex="12pt" style:font-weight-complex="normal"/>
    </style:style>
    <style:style style:name="P46" style:family="paragraph" style:parent-style-name="Standard">
      <style:text-properties style:font-name="Cousine" fo:font-size="12pt" fo:font-weight="normal" officeooo:rsid="005f2de8" officeooo:paragraph-rsid="00b03c3c" style:font-size-asian="10.5pt" style:font-weight-asian="normal" style:font-size-complex="12pt" style:font-weight-complex="normal"/>
    </style:style>
    <style:style style:name="P47" style:family="paragraph" style:parent-style-name="Standard">
      <style:text-properties style:font-name="Cousine" fo:font-size="12pt" fo:font-weight="normal" officeooo:rsid="005f2de8" officeooo:paragraph-rsid="005f2de8" style:font-size-asian="10.5pt" style:font-weight-asian="normal" style:font-size-complex="12pt" style:font-weight-complex="normal"/>
    </style:style>
    <style:style style:name="P48" style:family="paragraph" style:parent-style-name="Standard">
      <style:text-properties style:font-name="Cousine" fo:font-size="12pt" fo:font-weight="normal" officeooo:rsid="008beb6c" officeooo:paragraph-rsid="008beb6c" style:font-size-asian="10.5pt" style:font-weight-asian="normal" style:font-size-complex="12pt" style:font-weight-complex="normal"/>
    </style:style>
    <style:style style:name="P49" style:family="paragraph" style:parent-style-name="Standard">
      <style:text-properties style:font-name="Cousine" fo:font-size="12pt" fo:font-weight="normal" officeooo:rsid="008beb6c" officeooo:paragraph-rsid="009f06cf" style:font-size-asian="10.5pt" style:font-weight-asian="normal" style:font-size-complex="12pt" style:font-weight-complex="normal"/>
    </style:style>
    <style:style style:name="P50" style:family="paragraph" style:parent-style-name="Standard">
      <style:paragraph-properties fo:text-align="center" style:justify-single-word="false"/>
      <style:text-properties style:font-name="Cousine" fo:font-size="12pt" fo:font-weight="normal" officeooo:rsid="008ebe54" officeooo:paragraph-rsid="00a2a7d4" style:font-size-asian="10.5pt" style:font-weight-asian="normal" style:font-size-complex="12pt" style:font-weight-complex="normal"/>
    </style:style>
    <style:style style:name="P51" style:family="paragraph" style:parent-style-name="Standard">
      <style:text-properties style:font-name="Cousine" fo:font-size="12pt" fo:font-weight="normal" officeooo:rsid="009097d7" officeooo:paragraph-rsid="009097d7" style:font-size-asian="10.5pt" style:font-weight-asian="normal" style:font-size-complex="12pt" style:font-weight-complex="normal"/>
    </style:style>
    <style:style style:name="P52" style:family="paragraph" style:parent-style-name="Standard">
      <style:text-properties style:font-name="Cousine" fo:font-size="12pt" fo:font-weight="normal" officeooo:rsid="00989c2a" officeooo:paragraph-rsid="00989c2a" style:font-size-asian="10.5pt" style:font-weight-asian="normal" style:font-size-complex="12pt" style:font-weight-complex="normal"/>
    </style:style>
    <style:style style:name="P53" style:family="paragraph" style:parent-style-name="Standard">
      <style:text-properties style:font-name="Cousine" fo:font-size="12pt" fo:font-weight="normal" officeooo:rsid="009a01e4" officeooo:paragraph-rsid="009a01e4" style:font-size-asian="10.5pt" style:font-weight-asian="normal" style:font-size-complex="12pt" style:font-weight-complex="normal"/>
    </style:style>
    <style:style style:name="P54" style:family="paragraph" style:parent-style-name="Standard">
      <style:text-properties style:font-name="Cousine" fo:font-size="12pt" fo:font-weight="normal" officeooo:rsid="00b7daca" officeooo:paragraph-rsid="00b7daca" style:font-size-asian="10.5pt" style:font-weight-asian="normal" style:font-size-complex="12pt" style:font-weight-complex="normal"/>
    </style:style>
    <style:style style:name="P55" style:family="paragraph" style:parent-style-name="Standard">
      <style:text-properties style:font-name="Cousine" fo:font-size="12pt" fo:font-weight="normal" officeooo:rsid="00bfa6b6" officeooo:paragraph-rsid="00bfa6b6" style:font-size-asian="10.5pt" style:font-weight-asian="normal" style:font-size-complex="12pt" style:font-weight-complex="normal"/>
    </style:style>
    <style:style style:name="P56" style:family="paragraph" style:parent-style-name="Standard">
      <style:text-properties style:font-name="Cousine" fo:font-size="12pt" fo:font-weight="normal" officeooo:rsid="00c2b69c" officeooo:paragraph-rsid="00c2b69c" style:font-size-asian="10.5pt" style:font-weight-asian="normal" style:font-size-complex="12pt" style:font-weight-complex="normal"/>
    </style:style>
    <style:style style:name="P57" style:family="paragraph" style:parent-style-name="Standard">
      <style:paragraph-properties fo:text-align="center" style:justify-single-word="false"/>
      <style:text-properties style:font-name="Cousine" fo:font-size="12pt" fo:font-weight="bold" officeooo:rsid="00883861" officeooo:paragraph-rsid="00883861" style:font-size-asian="10.5pt" style:font-weight-asian="bold" style:font-size-complex="12pt" style:font-weight-complex="bold"/>
    </style:style>
    <style:style style:name="P58" style:family="paragraph" style:parent-style-name="Standard">
      <style:paragraph-properties fo:text-align="center" style:justify-single-word="false"/>
      <style:text-properties style:font-name="Cousine" fo:font-size="12pt" fo:font-weight="bold" officeooo:rsid="008538f3" officeooo:paragraph-rsid="008538f3" style:font-size-asian="10.5pt" style:font-weight-asian="bold" style:font-size-complex="12pt" style:font-weight-complex="bold"/>
    </style:style>
    <style:style style:name="P59" style:family="paragraph" style:parent-style-name="Standard">
      <style:paragraph-properties fo:text-align="center" style:justify-single-word="false"/>
      <style:text-properties style:font-name="Cousine" fo:font-size="12pt" fo:font-weight="bold" officeooo:rsid="009f06cf" officeooo:paragraph-rsid="009f06cf" style:font-size-asian="10.5pt" style:font-weight-asian="bold" style:font-size-complex="12pt" style:font-weight-complex="bold"/>
    </style:style>
    <style:style style:name="P60" style:family="paragraph" style:parent-style-name="Standard">
      <style:paragraph-properties fo:text-align="center" style:justify-single-word="false"/>
      <style:text-properties style:font-name="Cousine" fo:font-size="12pt" fo:font-weight="bold" officeooo:rsid="008beb6c" officeooo:paragraph-rsid="009f06cf" style:font-size-asian="10.5pt" style:font-weight-asian="bold" style:font-size-complex="12pt" style:font-weight-complex="bold"/>
    </style:style>
    <style:style style:name="P61" style:family="paragraph" style:parent-style-name="Standard">
      <style:paragraph-properties fo:text-align="center" style:justify-single-word="false"/>
      <style:text-properties style:font-name="Cousine" fo:font-size="12pt" fo:font-weight="bold" officeooo:rsid="008ebe54" officeooo:paragraph-rsid="00a2a7d4" style:font-size-asian="10.5pt" style:font-weight-asian="bold" style:font-size-complex="12pt" style:font-weight-complex="bold"/>
    </style:style>
    <style:style style:name="P62" style:family="paragraph" style:parent-style-name="Standard">
      <style:paragraph-properties fo:text-align="center" style:justify-single-word="false"/>
      <style:text-properties style:font-name="Cousine" fo:font-size="12pt" fo:font-weight="bold" officeooo:rsid="0091ffd5" officeooo:paragraph-rsid="0091ffd5" style:font-size-asian="10.5pt" style:font-weight-asian="bold" style:font-size-complex="12pt" style:font-weight-complex="bold"/>
    </style:style>
    <style:style style:name="P63" style:family="paragraph" style:parent-style-name="Standard">
      <style:paragraph-properties fo:text-align="center" style:justify-single-word="false"/>
      <style:text-properties style:font-name="Cousine" fo:font-size="12pt" fo:font-weight="bold" officeooo:rsid="009a01e4" officeooo:paragraph-rsid="009a01e4" style:font-size-asian="10.5pt" style:font-weight-asian="bold" style:font-size-complex="12pt" style:font-weight-complex="bold"/>
    </style:style>
    <style:style style:name="P64" style:family="paragraph" style:parent-style-name="Standard">
      <style:paragraph-properties fo:text-align="center" style:justify-single-word="false"/>
      <style:text-properties style:font-name="Cousine" fo:font-size="12pt" fo:font-weight="bold" officeooo:rsid="00239235" officeooo:paragraph-rsid="00239235" style:font-size-asian="10.5pt" style:font-weight-asian="bold" style:font-size-complex="12pt" style:font-weight-complex="bold"/>
    </style:style>
    <style:style style:name="P65" style:family="paragraph" style:parent-style-name="Standard">
      <style:paragraph-properties fo:text-align="center" style:justify-single-word="false"/>
      <style:text-properties style:font-name="Cousine" fo:font-size="12pt" fo:font-weight="bold" officeooo:rsid="002a0dc7" officeooo:paragraph-rsid="002a0dc7" style:font-size-asian="10.5pt" style:font-weight-asian="bold" style:font-size-complex="12pt" style:font-weight-complex="bold"/>
    </style:style>
    <style:style style:name="P66" style:family="paragraph" style:parent-style-name="Standard">
      <style:paragraph-properties fo:text-align="center" style:justify-single-word="false"/>
      <style:text-properties style:font-name="Cousine" fo:font-size="12pt" fo:font-weight="bold" officeooo:rsid="00565f23" officeooo:paragraph-rsid="00565f23" style:font-size-asian="10.5pt" style:font-weight-asian="bold" style:font-size-complex="12pt" style:font-weight-complex="bold"/>
    </style:style>
    <style:style style:name="P67" style:family="paragraph" style:parent-style-name="Standard">
      <style:paragraph-properties fo:text-align="center" style:justify-single-word="false"/>
      <style:text-properties style:font-name="Cousine" fo:font-size="12pt" fo:font-weight="bold" officeooo:rsid="0036a6e6" officeooo:paragraph-rsid="0036a6e6" style:font-size-asian="10.5pt" style:font-weight-asian="bold" style:font-size-complex="12pt" style:font-weight-complex="bold"/>
    </style:style>
    <style:style style:name="P68" style:family="paragraph" style:parent-style-name="Standard">
      <style:paragraph-properties fo:text-align="center" style:justify-single-word="false"/>
      <style:text-properties style:font-name="Cousine" fo:font-size="12pt" fo:font-weight="bold" officeooo:rsid="005e2739" officeooo:paragraph-rsid="005e2739" style:font-size-asian="10.5pt" style:font-weight-asian="bold" style:font-size-complex="12pt" style:font-weight-complex="bold"/>
    </style:style>
    <style:style style:name="P69" style:family="paragraph" style:parent-style-name="Standard">
      <style:paragraph-properties fo:text-align="center" style:justify-single-word="false"/>
      <style:text-properties style:font-name="Cousine" fo:font-size="12pt" fo:font-weight="bold" officeooo:rsid="002c5f2f" officeooo:paragraph-rsid="002c5f2f" style:font-size-asian="10.5pt" style:font-weight-asian="bold" style:font-size-complex="12pt" style:font-weight-complex="bold"/>
    </style:style>
    <style:style style:name="P70" style:family="paragraph" style:parent-style-name="Standard">
      <style:paragraph-properties fo:text-align="center" style:justify-single-word="false"/>
      <style:text-properties style:font-name="Cousine" fo:font-size="12pt" fo:font-weight="bold" officeooo:rsid="006bab3d" officeooo:paragraph-rsid="006bab3d" style:font-size-asian="10.5pt" style:font-weight-asian="bold" style:font-size-complex="12pt" style:font-weight-complex="bold"/>
    </style:style>
    <style:style style:name="P71" style:family="paragraph" style:parent-style-name="Standard">
      <style:paragraph-properties fo:text-align="center" style:justify-single-word="false"/>
      <style:text-properties style:font-name="Cousine" fo:font-size="12pt" fo:font-weight="bold" officeooo:rsid="007400b3" officeooo:paragraph-rsid="007400b3" style:font-size-asian="10.5pt" style:font-weight-asian="bold" style:font-size-complex="12pt" style:font-weight-complex="bold"/>
    </style:style>
    <style:style style:name="P72" style:family="paragraph" style:parent-style-name="Standard">
      <style:paragraph-properties fo:text-align="center" style:justify-single-word="false"/>
      <style:text-properties style:text-position="0% 100%" style:font-name="Cousine" fo:font-size="9pt" fo:font-weight="bold" officeooo:rsid="009f06cf" officeooo:paragraph-rsid="009f06cf" style:font-size-asian="9pt" style:font-weight-asian="bold" style:font-size-complex="9pt" style:font-weight-complex="bold"/>
    </style:style>
    <style:style style:name="P73" style:family="paragraph" style:parent-style-name="Standard">
      <style:paragraph-properties fo:text-align="center" style:justify-single-word="false"/>
      <style:text-properties fo:font-size="16pt" fo:font-weight="bold" officeooo:rsid="00a5ea64" officeooo:paragraph-rsid="00a5ea64"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0a5ea64" officeooo:paragraph-rsid="00a5ea64" style:font-size-asian="16pt" style:font-weight-asian="bold" style:font-size-complex="16pt" style:font-weight-complex="bold"/>
    </style:style>
    <style:style style:name="P75" style:family="paragraph" style:parent-style-name="Standard" style:list-style-name="List_20_1">
      <style:text-properties officeooo:paragraph-rsid="00b7daca"/>
    </style:style>
    <style:style style:name="P76" style:family="paragraph" style:parent-style-name="Standard" style:list-style-name="List_20_1">
      <style:text-properties style:font-name="Cousine" fo:font-weight="bold" officeooo:rsid="000b41ab" officeooo:paragraph-rsid="000b41ab" style:font-weight-asian="bold" style:font-weight-complex="bold"/>
    </style:style>
    <style:style style:name="P77" style:family="paragraph" style:parent-style-name="Standard" style:list-style-name="List_20_1">
      <style:text-properties style:font-name="Cousine" officeooo:rsid="000b41ab" officeooo:paragraph-rsid="000b41ab"/>
    </style:style>
    <style:style style:name="P78" style:family="paragraph" style:parent-style-name="Standard" style:list-style-name="List_20_1">
      <style:text-properties style:font-name="Cousine" fo:font-size="12pt" fo:font-weight="bold" officeooo:rsid="000c93ae" officeooo:paragraph-rsid="000c93ae" style:font-size-asian="10.5pt" style:font-weight-asian="bold" style:font-size-complex="12pt" style:font-weight-complex="bold"/>
    </style:style>
    <style:style style:name="P79" style:family="paragraph" style:parent-style-name="Standard" style:list-style-name="List_20_1">
      <style:text-properties style:font-name="Cousine" fo:font-size="12pt" fo:font-weight="bold" officeooo:rsid="005c5bb2" officeooo:paragraph-rsid="005c5bb2" style:font-size-asian="10.5pt" style:font-weight-asian="bold" style:font-size-complex="12pt" style:font-weight-complex="bold"/>
    </style:style>
    <style:style style:name="P80" style:family="paragraph" style:parent-style-name="Standard" style:list-style-name="List_20_1">
      <style:text-properties style:font-name="Cousine" fo:font-size="12pt" fo:font-weight="bold" officeooo:rsid="007cdebe" officeooo:paragraph-rsid="007cdebe" style:font-size-asian="10.5pt" style:font-weight-asian="bold" style:font-size-complex="12pt" style:font-weight-complex="bold"/>
    </style:style>
    <style:style style:name="P81" style:family="paragraph" style:parent-style-name="Standard" style:list-style-name="List_20_1">
      <style:text-properties style:font-name="Cousine" fo:font-size="12pt" fo:font-weight="bold" officeooo:rsid="008308c9" officeooo:paragraph-rsid="008308c9" style:font-size-asian="10.5pt" style:font-weight-asian="bold" style:font-size-complex="12pt" style:font-weight-complex="bold"/>
    </style:style>
    <style:style style:name="P82" style:family="paragraph" style:parent-style-name="Standard" style:list-style-name="List_20_1">
      <style:text-properties style:font-name="Cousine" fo:font-size="12pt" fo:font-weight="bold" officeooo:rsid="00883861" officeooo:paragraph-rsid="00883861" style:font-size-asian="10.5pt" style:font-weight-asian="bold" style:font-size-complex="12pt" style:font-weight-complex="bold"/>
    </style:style>
    <style:style style:name="P83" style:family="paragraph" style:parent-style-name="Standard" style:list-style-name="List_20_1">
      <style:paragraph-properties fo:text-align="center" style:justify-single-word="false"/>
      <style:text-properties style:font-name="Cousine" fo:font-size="12pt" fo:font-weight="bold" officeooo:rsid="00883861" officeooo:paragraph-rsid="00883861" style:font-size-asian="10.5pt" style:font-weight-asian="bold" style:font-size-complex="12pt" style:font-weight-complex="bold"/>
    </style:style>
    <style:style style:name="P84" style:family="paragraph" style:parent-style-name="Standard" style:list-style-name="List_20_1">
      <style:paragraph-properties fo:text-align="center" style:justify-single-word="false"/>
      <style:text-properties style:font-name="Cousine" fo:font-size="12pt" fo:font-weight="bold" officeooo:rsid="009d6039" officeooo:paragraph-rsid="009d6039" style:font-size-asian="10.5pt" style:font-weight-asian="bold" style:font-size-complex="12pt" style:font-weight-complex="bold"/>
    </style:style>
    <style:style style:name="P85" style:family="paragraph" style:parent-style-name="Standard">
      <style:paragraph-properties fo:text-align="center" style:justify-single-word="false"/>
      <style:text-properties style:font-name="Cousine" fo:font-size="12pt" fo:font-weight="bold" officeooo:rsid="008c675e" officeooo:paragraph-rsid="009f06cf" style:font-size-asian="10.5pt" style:font-weight-asian="bold" style:font-size-complex="12pt" style:font-weight-complex="bold"/>
    </style:style>
    <style:style style:name="P86" style:family="paragraph" style:parent-style-name="Standard">
      <style:paragraph-properties fo:text-align="center" style:justify-single-word="false"/>
      <style:text-properties style:font-name="Cousine" fo:font-size="12pt" fo:font-weight="bold" officeooo:rsid="008538f3" officeooo:paragraph-rsid="008538f3" style:font-size-asian="10.5pt" style:font-weight-asian="bold" style:font-size-complex="12pt" style:font-weight-complex="bold"/>
    </style:style>
    <style:style style:name="P87" style:family="paragraph" style:parent-style-name="Standard" style:list-style-name="List_20_1">
      <style:paragraph-properties fo:text-align="center" style:justify-single-word="false"/>
      <style:text-properties style:font-name="Cousine" fo:font-size="12pt" fo:font-weight="bold" officeooo:rsid="00bb6cb2" officeooo:paragraph-rsid="00bb6cb2" style:font-size-asian="10.5pt" style:font-weight-asian="bold" style:font-size-complex="12pt" style:font-weight-complex="bold"/>
    </style:style>
    <style:style style:name="P88" style:family="paragraph" style:parent-style-name="Standard" style:list-style-name="List_20_1">
      <style:text-properties style:font-name="Cousine" fo:font-size="12pt" fo:font-weight="normal" officeooo:rsid="000c93ae" officeooo:paragraph-rsid="000c93ae" style:font-size-asian="10.5pt" style:font-weight-asian="normal" style:font-size-complex="12pt" style:font-weight-complex="normal"/>
    </style:style>
    <style:style style:name="P89" style:family="paragraph" style:parent-style-name="Standard" style:list-style-name="List_20_1">
      <style:text-properties style:font-name="Cousine" fo:font-size="12pt" fo:font-weight="normal" officeooo:rsid="00102424" officeooo:paragraph-rsid="00102424" style:font-size-asian="10.5pt" style:font-weight-asian="normal" style:font-size-complex="12pt" style:font-weight-complex="normal"/>
    </style:style>
    <style:style style:name="P90" style:family="paragraph" style:parent-style-name="Standard" style:list-style-name="List_20_1">
      <style:text-properties style:font-name="Cousine" fo:font-size="12pt" fo:font-weight="normal" officeooo:rsid="00a7fb31" officeooo:paragraph-rsid="00a7fb31" style:font-size-asian="10.5pt" style:font-weight-asian="normal" style:font-size-complex="12pt" style:font-weight-complex="normal"/>
    </style:style>
    <style:style style:name="P91" style:family="paragraph" style:parent-style-name="Standard" style:list-style-name="List_20_1">
      <style:text-properties style:font-name="Cousine" fo:font-size="12pt" fo:font-weight="normal" officeooo:rsid="00a9697c" officeooo:paragraph-rsid="00a9697c" style:font-size-asian="10.5pt" style:font-weight-asian="normal" style:font-size-complex="12pt" style:font-weight-complex="normal"/>
    </style:style>
    <style:style style:name="P92" style:family="paragraph" style:parent-style-name="Standard" style:list-style-name="List_20_1">
      <style:text-properties style:font-name="Cousine" fo:font-size="12pt" fo:font-weight="normal" officeooo:rsid="00113ef0" officeooo:paragraph-rsid="0012d127" style:font-size-asian="10.5pt" style:font-weight-asian="normal" style:font-size-complex="12pt" style:font-weight-complex="normal"/>
    </style:style>
    <style:style style:name="P93" style:family="paragraph" style:parent-style-name="Standard" style:list-style-name="List_20_1">
      <style:text-properties style:font-name="Cousine" fo:font-size="12pt" fo:font-weight="normal" officeooo:rsid="00164cf2" officeooo:paragraph-rsid="00164cf2" style:font-size-asian="10.5pt" style:font-weight-asian="normal" style:font-size-complex="12pt" style:font-weight-complex="normal"/>
    </style:style>
    <style:style style:name="P94" style:family="paragraph" style:parent-style-name="Standard" style:list-style-name="List_20_1">
      <style:text-properties style:font-name="Cousine" fo:font-size="12pt" fo:font-weight="normal" officeooo:rsid="00167fa4" officeooo:paragraph-rsid="00167fa4" style:font-size-asian="10.5pt" style:font-weight-asian="normal" style:font-size-complex="12pt" style:font-weight-complex="normal"/>
    </style:style>
    <style:style style:name="P95" style:family="paragraph" style:parent-style-name="Standard" style:list-style-name="List_20_1">
      <style:text-properties style:font-name="Cousine" fo:font-size="12pt" fo:font-weight="normal" officeooo:rsid="0017a9d6" officeooo:paragraph-rsid="0017a9d6" style:font-size-asian="10.5pt" style:font-weight-asian="normal" style:font-size-complex="12pt" style:font-weight-complex="normal"/>
    </style:style>
    <style:style style:name="P96" style:family="paragraph" style:parent-style-name="Standard" style:list-style-name="List_20_1">
      <style:text-properties style:font-name="Cousine" fo:font-size="12pt" fo:font-weight="normal" officeooo:rsid="0017a9d6" officeooo:paragraph-rsid="0063c8c6" style:font-size-asian="10.5pt" style:font-weight-asian="normal" style:font-size-complex="12pt" style:font-weight-complex="normal"/>
    </style:style>
    <style:style style:name="P97" style:family="paragraph" style:parent-style-name="Standard" style:list-style-name="List_20_1">
      <style:text-properties style:font-name="Cousine" fo:font-size="12pt" fo:font-weight="normal" officeooo:rsid="0018db34" officeooo:paragraph-rsid="0018db34" style:font-size-asian="10.5pt" style:font-weight-asian="normal" style:font-size-complex="12pt" style:font-weight-complex="normal"/>
    </style:style>
    <style:style style:name="P98" style:family="paragraph" style:parent-style-name="Standard" style:list-style-name="List_20_1">
      <style:text-properties style:font-name="Cousine" fo:font-size="12pt" fo:font-weight="normal" officeooo:rsid="0019f928" officeooo:paragraph-rsid="0019f928" style:font-size-asian="10.5pt" style:font-weight-asian="normal" style:font-size-complex="12pt" style:font-weight-complex="normal"/>
    </style:style>
    <style:style style:name="P99" style:family="paragraph" style:parent-style-name="Standard" style:list-style-name="List_20_1">
      <style:text-properties style:font-name="Cousine" fo:font-size="12pt" fo:font-weight="normal" officeooo:rsid="001ba44e" officeooo:paragraph-rsid="001ba44e" style:font-size-asian="10.5pt" style:font-weight-asian="normal" style:font-size-complex="12pt" style:font-weight-complex="normal"/>
    </style:style>
    <style:style style:name="P100" style:family="paragraph" style:parent-style-name="Standard" style:list-style-name="List_20_1">
      <style:text-properties style:font-name="Cousine" fo:font-size="12pt" fo:font-weight="normal" officeooo:rsid="001be2aa" officeooo:paragraph-rsid="001be2aa" style:font-size-asian="10.5pt" style:font-weight-asian="normal" style:font-size-complex="12pt" style:font-weight-complex="normal"/>
    </style:style>
    <style:style style:name="P101" style:family="paragraph" style:parent-style-name="Standard" style:list-style-name="List_20_1">
      <style:text-properties style:font-name="Cousine" fo:font-size="12pt" fo:font-weight="normal" officeooo:rsid="001be2aa" officeooo:paragraph-rsid="001c4e7a" style:font-size-asian="10.5pt" style:font-weight-asian="normal" style:font-size-complex="12pt" style:font-weight-complex="normal"/>
    </style:style>
    <style:style style:name="P102" style:family="paragraph" style:parent-style-name="Standard" style:list-style-name="List_20_1">
      <style:text-properties style:font-name="Cousine" fo:font-size="12pt" fo:font-weight="normal" officeooo:rsid="001c4e7a" officeooo:paragraph-rsid="001c4e7a" style:font-size-asian="10.5pt" style:font-weight-asian="normal" style:font-size-complex="12pt" style:font-weight-complex="normal"/>
    </style:style>
    <style:style style:name="P103" style:family="paragraph" style:parent-style-name="Standard" style:list-style-name="List_20_1">
      <style:text-properties style:font-name="Cousine" fo:font-size="12pt" fo:font-weight="normal" officeooo:rsid="00239235" officeooo:paragraph-rsid="00239235" style:font-size-asian="10.5pt" style:font-weight-asian="normal" style:font-size-complex="12pt" style:font-weight-complex="normal"/>
    </style:style>
    <style:style style:name="P104" style:family="paragraph" style:parent-style-name="Standard" style:list-style-name="List_20_1">
      <style:text-properties style:font-name="Cousine" fo:font-size="12pt" fo:font-weight="normal" officeooo:rsid="002586e2" officeooo:paragraph-rsid="002586e2" style:font-size-asian="10.5pt" style:font-weight-asian="normal" style:font-size-complex="12pt" style:font-weight-complex="normal"/>
    </style:style>
    <style:style style:name="P105" style:family="paragraph" style:parent-style-name="Standard" style:list-style-name="List_20_1">
      <style:text-properties style:font-name="Cousine" fo:font-size="12pt" fo:font-weight="normal" officeooo:rsid="002820c7" officeooo:paragraph-rsid="002820c7" style:font-size-asian="10.5pt" style:font-weight-asian="normal" style:font-size-complex="12pt" style:font-weight-complex="normal"/>
    </style:style>
    <style:style style:name="P106" style:family="paragraph" style:parent-style-name="Standard" style:list-style-name="List_20_1">
      <style:text-properties style:font-name="Cousine" fo:font-size="12pt" fo:font-weight="normal" officeooo:rsid="0025cf10" officeooo:paragraph-rsid="0025cf10" style:font-size-asian="10.5pt" style:font-weight-asian="normal" style:font-size-complex="12pt" style:font-weight-complex="normal"/>
    </style:style>
    <style:style style:name="P107" style:family="paragraph" style:parent-style-name="Standard" style:list-style-name="List_20_1">
      <style:text-properties style:font-name="Cousine" fo:font-size="12pt" fo:font-weight="normal" officeooo:rsid="00263e37" officeooo:paragraph-rsid="00263e37" style:font-size-asian="10.5pt" style:font-weight-asian="normal" style:font-size-complex="12pt" style:font-weight-complex="normal"/>
    </style:style>
    <style:style style:name="P108" style:family="paragraph" style:parent-style-name="Standard" style:list-style-name="List_20_1">
      <style:text-properties style:font-name="Cousine" fo:font-size="12pt" fo:font-weight="normal" officeooo:rsid="002a0dc7" officeooo:paragraph-rsid="006615af" style:font-size-asian="10.5pt" style:font-weight-asian="normal" style:font-size-complex="12pt" style:font-weight-complex="normal"/>
    </style:style>
    <style:style style:name="P109" style:family="paragraph" style:parent-style-name="Standard" style:list-style-name="List_20_1">
      <style:text-properties style:font-name="Cousine" fo:font-size="12pt" fo:font-weight="normal" officeooo:rsid="002a0dc7" officeooo:paragraph-rsid="002a0dc7" style:font-size-asian="10.5pt" style:font-weight-asian="normal" style:font-size-complex="12pt" style:font-weight-complex="normal"/>
    </style:style>
    <style:style style:name="P110" style:family="paragraph" style:parent-style-name="Standard" style:list-style-name="List_20_1">
      <style:text-properties style:font-name="Cousine" fo:font-size="12pt" fo:font-weight="normal" officeooo:rsid="002a7d44" officeooo:paragraph-rsid="002a7d44" style:font-size-asian="10.5pt" style:font-weight-asian="normal" style:font-size-complex="12pt" style:font-weight-complex="normal"/>
    </style:style>
    <style:style style:name="P111" style:family="paragraph" style:parent-style-name="Standard" style:list-style-name="List_20_1">
      <style:text-properties style:font-name="Cousine" fo:font-size="12pt" fo:font-weight="normal" officeooo:rsid="006615af" officeooo:paragraph-rsid="006615af" style:font-size-asian="10.5pt" style:font-weight-asian="normal" style:font-size-complex="12pt" style:font-weight-complex="normal"/>
    </style:style>
    <style:style style:name="P112" style:family="paragraph" style:parent-style-name="Standard" style:list-style-name="List_20_1">
      <style:text-properties style:font-name="Cousine" fo:font-size="12pt" fo:font-weight="normal" officeooo:rsid="00664544" officeooo:paragraph-rsid="00664544" style:font-size-asian="10.5pt" style:font-weight-asian="normal" style:font-size-complex="12pt" style:font-weight-complex="normal"/>
    </style:style>
    <style:style style:name="P113" style:family="paragraph" style:parent-style-name="Standard" style:list-style-name="List_20_1">
      <style:text-properties style:font-name="Cousine" fo:font-size="12pt" fo:font-weight="normal" officeooo:rsid="0066eb8b" officeooo:paragraph-rsid="0066eb8b" style:font-size-asian="10.5pt" style:font-weight-asian="normal" style:font-size-complex="12pt" style:font-weight-complex="normal"/>
    </style:style>
    <style:style style:name="P114" style:family="paragraph" style:parent-style-name="Standard" style:list-style-name="List_20_1">
      <style:text-properties style:font-name="Cousine" fo:font-size="12pt" fo:font-weight="normal" officeooo:rsid="0038a37e" officeooo:paragraph-rsid="0038a37e" style:font-size-asian="10.5pt" style:font-weight-asian="normal" style:font-size-complex="12pt" style:font-weight-complex="normal"/>
    </style:style>
    <style:style style:name="P115" style:family="paragraph" style:parent-style-name="Standard" style:list-style-name="List_20_1">
      <style:text-properties style:font-name="Cousine" fo:font-size="12pt" fo:font-weight="normal" officeooo:rsid="00394a30" officeooo:paragraph-rsid="00394a30" style:font-size-asian="10.5pt" style:font-weight-asian="normal" style:font-size-complex="12pt" style:font-weight-complex="normal"/>
    </style:style>
    <style:style style:name="P116" style:family="paragraph" style:parent-style-name="Standard" style:list-style-name="List_20_1">
      <style:text-properties style:font-name="Cousine" fo:font-size="12pt" fo:font-weight="normal" officeooo:rsid="003a9c9d" officeooo:paragraph-rsid="003a9c9d" style:font-size-asian="10.5pt" style:font-weight-asian="normal" style:font-size-complex="12pt" style:font-weight-complex="normal"/>
    </style:style>
    <style:style style:name="P117" style:family="paragraph" style:parent-style-name="Standard" style:list-style-name="List_20_1">
      <style:text-properties style:font-name="Cousine" fo:font-size="12pt" fo:font-weight="normal" officeooo:rsid="0044eba6" officeooo:paragraph-rsid="0044eba6" style:font-size-asian="10.5pt" style:font-weight-asian="normal" style:font-size-complex="12pt" style:font-weight-complex="normal"/>
    </style:style>
    <style:style style:name="P118" style:family="paragraph" style:parent-style-name="Standard" style:list-style-name="List_20_1">
      <style:text-properties style:font-name="Cousine" fo:font-size="12pt" fo:font-weight="normal" officeooo:rsid="003c44ea" officeooo:paragraph-rsid="003c44ea" style:font-size-asian="10.5pt" style:font-weight-asian="normal" style:font-size-complex="12pt" style:font-weight-complex="normal"/>
    </style:style>
    <style:style style:name="P119" style:family="paragraph" style:parent-style-name="Standard" style:list-style-name="List_20_1">
      <style:text-properties style:font-name="Cousine" fo:font-size="12pt" fo:font-weight="normal" officeooo:rsid="003cd3bf" officeooo:paragraph-rsid="003cd3bf" style:font-size-asian="10.5pt" style:font-weight-asian="normal" style:font-size-complex="12pt" style:font-weight-complex="normal"/>
    </style:style>
    <style:style style:name="P120" style:family="paragraph" style:parent-style-name="Standard" style:list-style-name="List_20_1">
      <style:text-properties style:font-name="Cousine" fo:font-size="12pt" fo:font-weight="normal" officeooo:rsid="003dcb45" officeooo:paragraph-rsid="003dcb45" style:font-size-asian="10.5pt" style:font-weight-asian="normal" style:font-size-complex="12pt" style:font-weight-complex="normal"/>
    </style:style>
    <style:style style:name="P121" style:family="paragraph" style:parent-style-name="Standard" style:list-style-name="List_20_1">
      <style:text-properties style:font-name="Cousine" fo:font-size="12pt" fo:font-weight="normal" officeooo:rsid="003f558f" officeooo:paragraph-rsid="003f558f" style:font-size-asian="10.5pt" style:font-weight-asian="normal" style:font-size-complex="12pt" style:font-weight-complex="normal"/>
    </style:style>
    <style:style style:name="P122" style:family="paragraph" style:parent-style-name="Standard" style:list-style-name="List_20_1">
      <style:text-properties style:font-name="Cousine" fo:font-size="12pt" fo:font-weight="normal" officeooo:rsid="003f9c02" officeooo:paragraph-rsid="003f9c02" style:font-size-asian="10.5pt" style:font-weight-asian="normal" style:font-size-complex="12pt" style:font-weight-complex="normal"/>
    </style:style>
    <style:style style:name="P123" style:family="paragraph" style:parent-style-name="Standard" style:list-style-name="List_20_1">
      <style:text-properties style:font-name="Cousine" fo:font-size="12pt" fo:font-weight="normal" officeooo:rsid="004105a1" officeooo:paragraph-rsid="004105a1" style:font-size-asian="10.5pt" style:font-weight-asian="normal" style:font-size-complex="12pt" style:font-weight-complex="normal"/>
    </style:style>
    <style:style style:name="P124" style:family="paragraph" style:parent-style-name="Standard" style:list-style-name="List_20_1">
      <style:text-properties style:font-name="Cousine" fo:font-size="12pt" fo:font-weight="normal" officeooo:rsid="0042d781" officeooo:paragraph-rsid="0042d781" style:font-size-asian="10.5pt" style:font-weight-asian="normal" style:font-size-complex="12pt" style:font-weight-complex="normal"/>
    </style:style>
    <style:style style:name="P125" style:family="paragraph" style:parent-style-name="Standard" style:list-style-name="List_20_1">
      <style:text-properties style:font-name="Cousine" fo:font-size="12pt" fo:font-weight="normal" officeooo:rsid="00435f92" officeooo:paragraph-rsid="00435f92" style:font-size-asian="10.5pt" style:font-weight-asian="normal" style:font-size-complex="12pt" style:font-weight-complex="normal"/>
    </style:style>
    <style:style style:name="P126" style:family="paragraph" style:parent-style-name="Standard" style:list-style-name="List_20_1">
      <style:text-properties style:font-name="Cousine" fo:font-size="12pt" fo:font-weight="normal" officeooo:rsid="004383b7" officeooo:paragraph-rsid="004383b7" style:font-size-asian="10.5pt" style:font-weight-asian="normal" style:font-size-complex="12pt" style:font-weight-complex="normal"/>
    </style:style>
    <style:style style:name="P127" style:family="paragraph" style:parent-style-name="Standard" style:list-style-name="List_20_1">
      <style:text-properties style:font-name="Cousine" fo:font-size="12pt" fo:font-weight="normal" officeooo:rsid="00565f23" officeooo:paragraph-rsid="00565f23" style:font-size-asian="10.5pt" style:font-weight-asian="normal" style:font-size-complex="12pt" style:font-weight-complex="normal"/>
    </style:style>
    <style:style style:name="P128" style:family="paragraph" style:parent-style-name="Standard" style:list-style-name="List_20_1">
      <style:text-properties style:font-name="Cousine" fo:font-size="12pt" fo:font-weight="normal" officeooo:rsid="00566d51" officeooo:paragraph-rsid="00566d51" style:font-size-asian="10.5pt" style:font-weight-asian="normal" style:font-size-complex="12pt" style:font-weight-complex="normal"/>
    </style:style>
    <style:style style:name="P129" style:family="paragraph" style:parent-style-name="Standard" style:list-style-name="List_20_1">
      <style:text-properties style:font-name="Cousine" fo:font-size="12pt" fo:font-weight="normal" officeooo:rsid="00b0519e" officeooo:paragraph-rsid="00b0519e" style:font-size-asian="10.5pt" style:font-weight-asian="normal" style:font-size-complex="12pt" style:font-weight-complex="normal"/>
    </style:style>
    <style:style style:name="P130" style:family="paragraph" style:parent-style-name="Standard" style:list-style-name="List_20_1">
      <style:text-properties style:font-name="Cousine" fo:font-size="12pt" fo:font-weight="normal" officeooo:rsid="00b0519e" officeooo:paragraph-rsid="0058e510" style:font-size-asian="10.5pt" style:font-weight-asian="normal" style:font-size-complex="12pt" style:font-weight-complex="normal"/>
    </style:style>
    <style:style style:name="P131" style:family="paragraph" style:parent-style-name="Standard" style:list-style-name="List_20_1">
      <style:text-properties style:font-name="Cousine" fo:font-size="12pt" fo:font-weight="normal" officeooo:rsid="005736b3" officeooo:paragraph-rsid="005736b3" style:font-size-asian="10.5pt" style:font-weight-asian="normal" style:font-size-complex="12pt" style:font-weight-complex="normal"/>
    </style:style>
    <style:style style:name="P132" style:family="paragraph" style:parent-style-name="Standard" style:list-style-name="List_20_1">
      <style:text-properties style:font-name="Cousine" fo:font-size="12pt" fo:font-weight="normal" officeooo:rsid="00587474" officeooo:paragraph-rsid="00587474" style:font-size-asian="10.5pt" style:font-weight-asian="normal" style:font-size-complex="12pt" style:font-weight-complex="normal"/>
    </style:style>
    <style:style style:name="P133" style:family="paragraph" style:parent-style-name="Standard" style:list-style-name="List_20_1">
      <style:text-properties style:font-name="Cousine" fo:font-size="12pt" fo:font-weight="normal" officeooo:rsid="0058e510" officeooo:paragraph-rsid="0058e510" style:font-size-asian="10.5pt" style:font-weight-asian="normal" style:font-size-complex="12pt" style:font-weight-complex="normal"/>
    </style:style>
    <style:style style:name="P134" style:family="paragraph" style:parent-style-name="Standard" style:list-style-name="List_20_1">
      <style:text-properties style:font-name="Cousine" fo:font-size="12pt" fo:font-weight="normal" officeooo:rsid="00597398" officeooo:paragraph-rsid="00597398" style:font-size-asian="10.5pt" style:font-weight-asian="normal" style:font-size-complex="12pt" style:font-weight-complex="normal"/>
    </style:style>
    <style:style style:name="P135" style:family="paragraph" style:parent-style-name="Standard" style:list-style-name="List_20_1">
      <style:text-properties style:font-name="Cousine" fo:font-size="12pt" fo:font-weight="normal" officeooo:rsid="005b9145" officeooo:paragraph-rsid="005b9145" style:font-size-asian="10.5pt" style:font-weight-asian="normal" style:font-size-complex="12pt" style:font-weight-complex="normal"/>
    </style:style>
    <style:style style:name="P136" style:family="paragraph" style:parent-style-name="Standard" style:list-style-name="List_20_1">
      <style:text-properties style:font-name="Cousine" fo:font-size="12pt" fo:font-weight="normal" officeooo:rsid="005c5bb2" officeooo:paragraph-rsid="005c5bb2" style:font-size-asian="10.5pt" style:font-weight-asian="normal" style:font-size-complex="12pt" style:font-weight-complex="normal"/>
    </style:style>
    <style:style style:name="P137" style:family="paragraph" style:parent-style-name="Standard" style:list-style-name="List_20_1">
      <style:text-properties style:font-name="Cousine" fo:font-size="12pt" fo:font-weight="normal" officeooo:rsid="005e5deb" officeooo:paragraph-rsid="005e5deb" style:font-size-asian="10.5pt" style:font-weight-asian="normal" style:font-size-complex="12pt" style:font-weight-complex="normal"/>
    </style:style>
    <style:style style:name="P138" style:family="paragraph" style:parent-style-name="Standard" style:list-style-name="List_20_1">
      <style:text-properties style:font-name="Cousine" fo:font-size="12pt" fo:font-weight="normal" officeooo:rsid="006a1f5a" officeooo:paragraph-rsid="006a1f5a" style:font-size-asian="10.5pt" style:font-weight-asian="normal" style:font-size-complex="12pt" style:font-weight-complex="normal"/>
    </style:style>
    <style:style style:name="P139" style:family="paragraph" style:parent-style-name="Standard" style:list-style-name="List_20_1">
      <style:text-properties style:font-name="Cousine" fo:font-size="12pt" fo:font-weight="normal" officeooo:rsid="006ac9e2" officeooo:paragraph-rsid="006ac9e2" style:font-size-asian="10.5pt" style:font-weight-asian="normal" style:font-size-complex="12pt" style:font-weight-complex="normal"/>
    </style:style>
    <style:style style:name="P140" style:family="paragraph" style:parent-style-name="Standard" style:list-style-name="List_20_1">
      <style:text-properties style:font-name="Cousine" fo:font-size="12pt" fo:font-weight="normal" officeooo:rsid="002c5f2f" officeooo:paragraph-rsid="002c5f2f" style:font-size-asian="10.5pt" style:font-weight-asian="normal" style:font-size-complex="12pt" style:font-weight-complex="normal"/>
    </style:style>
    <style:style style:name="P141" style:family="paragraph" style:parent-style-name="Standard" style:list-style-name="List_20_1">
      <style:text-properties style:font-name="Cousine" fo:font-size="12pt" fo:font-weight="normal" officeooo:rsid="002c7b76" officeooo:paragraph-rsid="002c7b76" style:font-size-asian="10.5pt" style:font-weight-asian="normal" style:font-size-complex="12pt" style:font-weight-complex="normal"/>
    </style:style>
    <style:style style:name="P142" style:family="paragraph" style:parent-style-name="Standard" style:list-style-name="List_20_1">
      <style:text-properties style:font-name="Cousine" fo:font-size="12pt" fo:font-weight="normal" officeooo:rsid="002c7b76" officeooo:paragraph-rsid="002cc1d0" style:font-size-asian="10.5pt" style:font-weight-asian="normal" style:font-size-complex="12pt" style:font-weight-complex="normal"/>
    </style:style>
    <style:style style:name="P143" style:family="paragraph" style:parent-style-name="Standard" style:list-style-name="List_20_1">
      <style:text-properties style:font-name="Cousine" fo:font-size="12pt" fo:font-weight="normal" officeooo:rsid="002e825f" officeooo:paragraph-rsid="002e825f" style:font-size-asian="10.5pt" style:font-weight-asian="normal" style:font-size-complex="12pt" style:font-weight-complex="normal"/>
    </style:style>
    <style:style style:name="P144" style:family="paragraph" style:parent-style-name="Standard" style:list-style-name="List_20_1">
      <style:text-properties style:font-name="Cousine" fo:font-size="12pt" fo:font-weight="normal" officeooo:rsid="002fa985" officeooo:paragraph-rsid="002fa985" style:font-size-asian="10.5pt" style:font-weight-asian="normal" style:font-size-complex="12pt" style:font-weight-complex="normal"/>
    </style:style>
    <style:style style:name="P145" style:family="paragraph" style:parent-style-name="Standard" style:list-style-name="List_20_1">
      <style:text-properties style:font-name="Cousine" fo:font-size="12pt" fo:font-weight="normal" officeooo:rsid="00318922" officeooo:paragraph-rsid="00318922" style:font-size-asian="10.5pt" style:font-weight-asian="normal" style:font-size-complex="12pt" style:font-weight-complex="normal"/>
    </style:style>
    <style:style style:name="P146" style:family="paragraph" style:parent-style-name="Standard" style:list-style-name="List_20_1">
      <style:text-properties style:font-name="Cousine" fo:font-size="12pt" fo:font-weight="normal" officeooo:rsid="00332bbb" officeooo:paragraph-rsid="00332bbb" style:font-size-asian="10.5pt" style:font-weight-asian="normal" style:font-size-complex="12pt" style:font-weight-complex="normal"/>
    </style:style>
    <style:style style:name="P147" style:family="paragraph" style:parent-style-name="Standard" style:list-style-name="List_20_1">
      <style:text-properties style:font-name="Cousine" fo:font-size="12pt" fo:font-weight="normal" officeooo:rsid="00332bbb" officeooo:paragraph-rsid="0033d310" style:font-size-asian="10.5pt" style:font-weight-asian="normal" style:font-size-complex="12pt" style:font-weight-complex="normal"/>
    </style:style>
    <style:style style:name="P148" style:family="paragraph" style:parent-style-name="Standard" style:list-style-name="List_20_1">
      <style:text-properties style:font-name="Cousine" fo:font-size="12pt" fo:font-weight="normal" officeooo:rsid="006d6d3e" officeooo:paragraph-rsid="006d6d3e" style:font-size-asian="10.5pt" style:font-weight-asian="normal" style:font-size-complex="12pt" style:font-weight-complex="normal"/>
    </style:style>
    <style:style style:name="P149" style:family="paragraph" style:parent-style-name="Standard" style:list-style-name="List_20_1">
      <style:text-properties style:font-name="Cousine" fo:font-size="12pt" fo:font-weight="normal" officeooo:rsid="006f27d6" officeooo:paragraph-rsid="006f27d6" style:font-size-asian="10.5pt" style:font-weight-asian="normal" style:font-size-complex="12pt" style:font-weight-complex="normal"/>
    </style:style>
    <style:style style:name="P150" style:family="paragraph" style:parent-style-name="Standard" style:list-style-name="List_20_1">
      <style:text-properties style:font-name="Cousine" fo:font-size="12pt" fo:font-weight="normal" officeooo:rsid="00702767" officeooo:paragraph-rsid="00702767" style:font-size-asian="10.5pt" style:font-weight-asian="normal" style:font-size-complex="12pt" style:font-weight-complex="normal"/>
    </style:style>
    <style:style style:name="P151" style:family="paragraph" style:parent-style-name="Standard" style:list-style-name="List_20_1">
      <style:text-properties style:font-name="Cousine" fo:font-size="12pt" fo:font-weight="normal" officeooo:rsid="0071e3d6" officeooo:paragraph-rsid="0071e3d6" style:font-size-asian="10.5pt" style:font-weight-asian="normal" style:font-size-complex="12pt" style:font-weight-complex="normal"/>
    </style:style>
    <style:style style:name="P152" style:family="paragraph" style:parent-style-name="Standard" style:list-style-name="List_20_1">
      <style:text-properties style:font-name="Cousine" fo:font-size="12pt" fo:font-weight="normal" officeooo:rsid="00739837" officeooo:paragraph-rsid="00739837" style:font-size-asian="10.5pt" style:font-weight-asian="normal" style:font-size-complex="12pt" style:font-weight-complex="normal"/>
    </style:style>
    <style:style style:name="P153" style:family="paragraph" style:parent-style-name="Standard" style:list-style-name="List_20_1">
      <style:text-properties style:font-name="Cousine" fo:font-size="12pt" fo:font-weight="normal" officeooo:rsid="007400b3" officeooo:paragraph-rsid="007400b3" style:font-size-asian="10.5pt" style:font-weight-asian="normal" style:font-size-complex="12pt" style:font-weight-complex="normal"/>
    </style:style>
    <style:style style:name="P154" style:family="paragraph" style:parent-style-name="Standard" style:list-style-name="List_20_1">
      <style:text-properties style:font-name="Cousine" fo:font-size="12pt" fo:font-weight="normal" officeooo:rsid="0076f1c6" officeooo:paragraph-rsid="00757b96" style:font-size-asian="10.5pt" style:font-weight-asian="normal" style:font-size-complex="12pt" style:font-weight-complex="normal"/>
    </style:style>
    <style:style style:name="P155" style:family="paragraph" style:parent-style-name="Standard" style:list-style-name="List_20_1">
      <style:text-properties style:font-name="Cousine" fo:font-size="12pt" fo:font-weight="normal" officeooo:rsid="0076f1c6" officeooo:paragraph-rsid="0076f1c6" style:font-size-asian="10.5pt" style:font-weight-asian="normal" style:font-size-complex="12pt" style:font-weight-complex="normal"/>
    </style:style>
    <style:style style:name="P156" style:family="paragraph" style:parent-style-name="Standard" style:list-style-name="List_20_1">
      <style:text-properties style:font-name="Cousine" fo:font-size="12pt" fo:font-weight="normal" officeooo:rsid="00757b96" officeooo:paragraph-rsid="00757b96" style:font-size-asian="10.5pt" style:font-weight-asian="normal" style:font-size-complex="12pt" style:font-weight-complex="normal"/>
    </style:style>
    <style:style style:name="P157" style:family="paragraph" style:parent-style-name="Standard" style:list-style-name="List_20_1">
      <style:text-properties style:font-name="Cousine" fo:font-size="12pt" fo:font-weight="normal" officeooo:rsid="0078bae3" officeooo:paragraph-rsid="0078bae3" style:font-size-asian="10.5pt" style:font-weight-asian="normal" style:font-size-complex="12pt" style:font-weight-complex="normal"/>
    </style:style>
    <style:style style:name="P158" style:family="paragraph" style:parent-style-name="Standard" style:list-style-name="List_20_1">
      <style:text-properties style:font-name="Cousine" fo:font-size="12pt" fo:font-weight="normal" officeooo:rsid="0078bae3" officeooo:paragraph-rsid="0078ea22" style:font-size-asian="10.5pt" style:font-weight-asian="normal" style:font-size-complex="12pt" style:font-weight-complex="normal"/>
    </style:style>
    <style:style style:name="P159" style:family="paragraph" style:parent-style-name="Standard" style:list-style-name="List_20_1">
      <style:text-properties style:font-name="Cousine" fo:font-size="12pt" fo:font-weight="normal" officeooo:rsid="0078ea22" officeooo:paragraph-rsid="0078ea22" style:font-size-asian="10.5pt" style:font-weight-asian="normal" style:font-size-complex="12pt" style:font-weight-complex="normal"/>
    </style:style>
    <style:style style:name="P160" style:family="paragraph" style:parent-style-name="Standard" style:list-style-name="List_20_1">
      <style:text-properties style:font-name="Cousine" fo:font-size="12pt" fo:font-weight="normal" officeooo:rsid="007995b7" officeooo:paragraph-rsid="007995b7" style:font-size-asian="10.5pt" style:font-weight-asian="normal" style:font-size-complex="12pt" style:font-weight-complex="normal"/>
    </style:style>
    <style:style style:name="P161" style:family="paragraph" style:parent-style-name="Standard" style:list-style-name="List_20_1">
      <style:text-properties style:font-name="Cousine" fo:font-size="12pt" fo:font-weight="normal" officeooo:rsid="007a0306" officeooo:paragraph-rsid="007a0306" style:font-size-asian="10.5pt" style:font-weight-asian="normal" style:font-size-complex="12pt" style:font-weight-complex="normal"/>
    </style:style>
    <style:style style:name="P162" style:family="paragraph" style:parent-style-name="Standard" style:list-style-name="List_20_1">
      <style:text-properties style:font-name="Cousine" fo:font-size="12pt" fo:font-weight="normal" officeooo:rsid="007bd388" officeooo:paragraph-rsid="007bd388" style:font-size-asian="10.5pt" style:font-weight-asian="normal" style:font-size-complex="12pt" style:font-weight-complex="normal"/>
    </style:style>
    <style:style style:name="P163" style:family="paragraph" style:parent-style-name="Standard" style:list-style-name="List_20_1">
      <style:text-properties style:font-name="Cousine" fo:font-size="12pt" fo:font-weight="normal" officeooo:rsid="007bee9d" officeooo:paragraph-rsid="007bee9d" style:font-size-asian="10.5pt" style:font-weight-asian="normal" style:font-size-complex="12pt" style:font-weight-complex="normal"/>
    </style:style>
    <style:style style:name="P164" style:family="paragraph" style:parent-style-name="Standard" style:list-style-name="List_20_1">
      <style:text-properties style:font-name="Cousine" fo:font-size="12pt" fo:font-weight="normal" officeooo:rsid="007cdebe" officeooo:paragraph-rsid="007cdebe" style:font-size-asian="10.5pt" style:font-weight-asian="normal" style:font-size-complex="12pt" style:font-weight-complex="normal"/>
    </style:style>
    <style:style style:name="P165" style:family="paragraph" style:parent-style-name="Standard" style:list-style-name="List_20_1">
      <style:text-properties style:font-name="Cousine" fo:font-size="12pt" fo:font-weight="normal" officeooo:rsid="0081905d" officeooo:paragraph-rsid="0081905d" style:font-size-asian="10.5pt" style:font-weight-asian="normal" style:font-size-complex="12pt" style:font-weight-complex="normal"/>
    </style:style>
    <style:style style:name="P166" style:family="paragraph" style:parent-style-name="Standard" style:list-style-name="List_20_1">
      <style:text-properties style:font-name="Cousine" fo:font-size="12pt" fo:font-weight="normal" officeooo:rsid="00804abd" officeooo:paragraph-rsid="00804abd" style:font-size-asian="10.5pt" style:font-weight-asian="normal" style:font-size-complex="12pt" style:font-weight-complex="normal"/>
    </style:style>
    <style:style style:name="P167" style:family="paragraph" style:parent-style-name="Standard" style:list-style-name="List_20_1">
      <style:text-properties style:font-name="Cousine" fo:font-size="12pt" fo:font-weight="normal" officeooo:rsid="008308c9" officeooo:paragraph-rsid="008308c9" style:font-size-asian="10.5pt" style:font-weight-asian="normal" style:font-size-complex="12pt" style:font-weight-complex="normal"/>
    </style:style>
    <style:style style:name="P168" style:family="paragraph" style:parent-style-name="Standard" style:list-style-name="List_20_1">
      <style:text-properties style:font-name="Cousine" fo:font-size="12pt" fo:font-weight="normal" officeooo:rsid="008392c4" officeooo:paragraph-rsid="008392c4" style:font-size-asian="10.5pt" style:font-weight-asian="normal" style:font-size-complex="12pt" style:font-weight-complex="normal"/>
    </style:style>
    <style:style style:name="P169" style:family="paragraph" style:parent-style-name="Standard" style:list-style-name="List_20_1">
      <style:text-properties style:font-name="Cousine" fo:font-size="12pt" fo:font-weight="normal" officeooo:rsid="008538f3" officeooo:paragraph-rsid="008538f3" style:font-size-asian="10.5pt" style:font-weight-asian="normal" style:font-size-complex="12pt" style:font-weight-complex="normal"/>
    </style:style>
    <style:style style:name="P170" style:family="paragraph" style:parent-style-name="Standard" style:list-style-name="List_20_1">
      <style:text-properties style:font-name="Cousine" fo:font-size="12pt" fo:font-weight="normal" officeooo:rsid="00855016" officeooo:paragraph-rsid="00855016" style:font-size-asian="10.5pt" style:font-weight-asian="normal" style:font-size-complex="12pt" style:font-weight-complex="normal"/>
    </style:style>
    <style:style style:name="P171" style:family="paragraph" style:parent-style-name="Standard" style:list-style-name="List_20_1">
      <style:text-properties style:font-name="Cousine" fo:font-size="12pt" fo:font-weight="normal" officeooo:rsid="00862996" officeooo:paragraph-rsid="00862996" style:font-size-asian="10.5pt" style:font-weight-asian="normal" style:font-size-complex="12pt" style:font-weight-complex="normal"/>
    </style:style>
    <style:style style:name="P172" style:family="paragraph" style:parent-style-name="Standard" style:list-style-name="List_20_1">
      <style:text-properties style:font-name="Cousine" fo:font-size="12pt" fo:font-weight="normal" officeooo:rsid="00883861" officeooo:paragraph-rsid="00883861" style:font-size-asian="10.5pt" style:font-weight-asian="normal" style:font-size-complex="12pt" style:font-weight-complex="normal"/>
    </style:style>
    <style:style style:name="P173" style:family="paragraph" style:parent-style-name="Standard" style:list-style-name="List_20_1">
      <style:text-properties style:font-name="Cousine" fo:font-size="12pt" fo:font-weight="normal" officeooo:rsid="00892d5d" officeooo:paragraph-rsid="00892d5d" style:font-size-asian="10.5pt" style:font-weight-asian="normal" style:font-size-complex="12pt" style:font-weight-complex="normal"/>
    </style:style>
    <style:style style:name="P174" style:family="paragraph" style:parent-style-name="Standard" style:list-style-name="List_20_1">
      <style:text-properties style:font-name="Cousine" fo:font-size="12pt" fo:font-weight="normal" officeooo:rsid="008a8364" officeooo:paragraph-rsid="008a8364" style:font-size-asian="10.5pt" style:font-weight-asian="normal" style:font-size-complex="12pt" style:font-weight-complex="normal"/>
    </style:style>
    <style:style style:name="P175" style:family="paragraph" style:parent-style-name="Standard" style:list-style-name="List_20_1">
      <style:text-properties style:font-name="Cousine" fo:font-size="12pt" fo:font-weight="normal" officeooo:rsid="008beb6c" officeooo:paragraph-rsid="008beb6c" style:font-size-asian="10.5pt" style:font-weight-asian="normal" style:font-size-complex="12pt" style:font-weight-complex="normal"/>
    </style:style>
    <style:style style:name="P176" style:family="paragraph" style:parent-style-name="Standard" style:list-style-name="List_20_1">
      <style:text-properties style:font-name="Cousine" fo:font-size="12pt" fo:font-weight="normal" officeooo:rsid="008beb6c" officeooo:paragraph-rsid="009f06cf" style:font-size-asian="10.5pt" style:font-weight-asian="normal" style:font-size-complex="12pt" style:font-weight-complex="normal"/>
    </style:style>
    <style:style style:name="P177" style:family="paragraph" style:parent-style-name="Standard" style:list-style-name="List_20_1">
      <style:text-properties style:font-name="Cousine" fo:font-size="12pt" fo:font-weight="normal" officeooo:rsid="008c675e" officeooo:paragraph-rsid="009f06cf" style:font-size-asian="10.5pt" style:font-weight-asian="normal" style:font-size-complex="12pt" style:font-weight-complex="normal"/>
    </style:style>
    <style:style style:name="P178" style:family="paragraph" style:parent-style-name="Standard" style:list-style-name="List_20_1">
      <style:text-properties style:font-name="Cousine" fo:font-size="12pt" fo:font-weight="normal" officeooo:rsid="008c675e" officeooo:paragraph-rsid="008c675e" style:font-size-asian="10.5pt" style:font-weight-asian="normal" style:font-size-complex="12pt" style:font-weight-complex="normal"/>
    </style:style>
    <style:style style:name="P179" style:family="paragraph" style:parent-style-name="Standard" style:list-style-name="List_20_1">
      <style:text-properties style:font-name="Cousine" fo:font-size="12pt" fo:font-weight="normal" officeooo:rsid="008ceda2" officeooo:paragraph-rsid="008ceda2" style:font-size-asian="10.5pt" style:font-weight-asian="normal" style:font-size-complex="12pt" style:font-weight-complex="normal"/>
    </style:style>
    <style:style style:name="P180" style:family="paragraph" style:parent-style-name="Standard" style:list-style-name="List_20_1">
      <style:text-properties style:font-name="Cousine" fo:font-size="12pt" fo:font-weight="normal" officeooo:rsid="008ebe54" officeooo:paragraph-rsid="008ebe54" style:font-size-asian="10.5pt" style:font-weight-asian="normal" style:font-size-complex="12pt" style:font-weight-complex="normal"/>
    </style:style>
    <style:style style:name="P181" style:family="paragraph" style:parent-style-name="Standard" style:list-style-name="List_20_1">
      <style:text-properties style:font-name="Cousine" fo:font-size="12pt" fo:font-weight="normal" officeooo:rsid="008ebe54" officeooo:paragraph-rsid="00a2a7d4" style:font-size-asian="10.5pt" style:font-weight-asian="normal" style:font-size-complex="12pt" style:font-weight-complex="normal"/>
    </style:style>
    <style:style style:name="P182" style:family="paragraph" style:parent-style-name="Standard" style:list-style-name="List_20_1">
      <style:text-properties style:font-name="Cousine" fo:font-size="12pt" fo:font-weight="normal" officeooo:rsid="00a2a7d4" officeooo:paragraph-rsid="00a2a7d4" style:font-size-asian="10.5pt" style:font-weight-asian="normal" style:font-size-complex="12pt" style:font-weight-complex="normal"/>
    </style:style>
    <style:style style:name="P183" style:family="paragraph" style:parent-style-name="Standard" style:list-style-name="List_20_1">
      <style:text-properties style:font-name="Cousine" fo:font-size="12pt" fo:font-weight="normal" officeooo:rsid="009097d7" officeooo:paragraph-rsid="009097d7" style:font-size-asian="10.5pt" style:font-weight-asian="normal" style:font-size-complex="12pt" style:font-weight-complex="normal"/>
    </style:style>
    <style:style style:name="P184" style:family="paragraph" style:parent-style-name="Standard" style:list-style-name="List_20_1">
      <style:text-properties style:font-name="Cousine" fo:font-size="12pt" fo:font-weight="normal" officeooo:rsid="0096d27c" officeooo:paragraph-rsid="0096d27c" style:font-size-asian="10.5pt" style:font-weight-asian="normal" style:font-size-complex="12pt" style:font-weight-complex="normal"/>
    </style:style>
    <style:style style:name="P185" style:family="paragraph" style:parent-style-name="Standard" style:list-style-name="List_20_1">
      <style:text-properties style:font-name="Cousine" fo:font-size="12pt" fo:font-weight="normal" officeooo:rsid="00989c2a" officeooo:paragraph-rsid="00989c2a" style:font-size-asian="10.5pt" style:font-weight-asian="normal" style:font-size-complex="12pt" style:font-weight-complex="normal"/>
    </style:style>
    <style:style style:name="P186" style:family="paragraph" style:parent-style-name="Standard" style:list-style-name="List_20_1">
      <style:text-properties style:font-name="Cousine" fo:font-size="12pt" fo:font-weight="normal" officeooo:rsid="00989c2a" officeooo:paragraph-rsid="00a4a3fe" style:font-size-asian="10.5pt" style:font-weight-asian="normal" style:font-size-complex="12pt" style:font-weight-complex="normal"/>
    </style:style>
    <style:style style:name="P187" style:family="paragraph" style:parent-style-name="Standard" style:list-style-name="List_20_1">
      <style:text-properties style:font-name="Cousine" fo:font-size="12pt" fo:font-weight="normal" officeooo:rsid="009a01e4" officeooo:paragraph-rsid="00a4a3fe" style:font-size-asian="10.5pt" style:font-weight-asian="normal" style:font-size-complex="12pt" style:font-weight-complex="normal"/>
    </style:style>
    <style:style style:name="P188" style:family="paragraph" style:parent-style-name="Standard">
      <style:text-properties style:font-name="Cousine" fo:font-size="12pt" fo:font-weight="normal" officeooo:rsid="009a01e4" officeooo:paragraph-rsid="009a01e4" style:font-size-asian="10.5pt" style:font-weight-asian="normal" style:font-size-complex="12pt" style:font-weight-complex="normal"/>
    </style:style>
    <style:style style:name="P189" style:family="paragraph" style:parent-style-name="Standard" style:list-style-name="List_20_1">
      <style:text-properties style:font-name="Cousine" fo:font-size="12pt" fo:font-weight="normal" officeooo:rsid="001e54cd" officeooo:paragraph-rsid="00ab03ad" style:font-size-asian="10.5pt" style:font-weight-asian="normal" style:font-size-complex="12pt" style:font-weight-complex="normal"/>
    </style:style>
    <style:style style:name="P190" style:family="paragraph" style:parent-style-name="Standard" style:list-style-name="List_20_1">
      <style:text-properties style:font-name="Cousine" fo:font-size="12pt" fo:font-weight="normal" officeooo:rsid="001eff33" officeooo:paragraph-rsid="00ab03ad" style:font-size-asian="10.5pt" style:font-weight-asian="normal" style:font-size-complex="12pt" style:font-weight-complex="normal"/>
    </style:style>
    <style:style style:name="P191" style:family="paragraph" style:parent-style-name="Standard" style:list-style-name="List_20_1">
      <style:text-properties style:font-name="Cousine" fo:font-size="12pt" fo:font-weight="normal" officeooo:rsid="005f2de8" officeooo:paragraph-rsid="00b03c3c" style:font-size-asian="10.5pt" style:font-weight-asian="normal" style:font-size-complex="12pt" style:font-weight-complex="normal"/>
    </style:style>
    <style:style style:name="P192" style:family="paragraph" style:parent-style-name="Standard" style:list-style-name="List_20_1">
      <style:text-properties style:font-name="Cousine" fo:font-size="12pt" fo:font-weight="normal" officeooo:rsid="005ffc71" officeooo:paragraph-rsid="00b03c3c" style:font-size-asian="10.5pt" style:font-weight-asian="normal" style:font-size-complex="12pt" style:font-weight-complex="normal"/>
    </style:style>
    <style:style style:name="P193" style:family="paragraph" style:parent-style-name="Standard" style:list-style-name="List_20_1">
      <style:text-properties style:font-name="Cousine" fo:font-size="12pt" fo:font-weight="normal" officeooo:rsid="00b7daca" officeooo:paragraph-rsid="00b7daca" style:font-size-asian="10.5pt" style:font-weight-asian="normal" style:font-size-complex="12pt" style:font-weight-complex="normal"/>
    </style:style>
    <style:style style:name="P194" style:family="paragraph" style:parent-style-name="Standard" style:list-style-name="List_20_1">
      <style:text-properties style:font-name="Cousine" fo:font-size="12pt" fo:font-weight="normal" officeooo:rsid="00b9c39c" officeooo:paragraph-rsid="00b9c39c" style:font-size-asian="10.5pt" style:font-weight-asian="normal" style:font-size-complex="12pt" style:font-weight-complex="normal"/>
    </style:style>
    <style:style style:name="P195" style:family="paragraph" style:parent-style-name="Standard" style:list-style-name="List_20_1">
      <style:text-properties style:font-name="Cousine" fo:font-size="12pt" fo:font-weight="normal" officeooo:rsid="00ba0b7e" officeooo:paragraph-rsid="00ba0b7e" style:font-size-asian="10.5pt" style:font-weight-asian="normal" style:font-size-complex="12pt" style:font-weight-complex="normal"/>
    </style:style>
    <style:style style:name="P196" style:family="paragraph" style:parent-style-name="Standard" style:list-style-name="List_20_1">
      <style:text-properties style:font-name="Cousine" fo:font-size="12pt" fo:font-weight="normal" officeooo:rsid="00bc93bd" officeooo:paragraph-rsid="00bc93bd" style:font-size-asian="10.5pt" style:font-weight-asian="normal" style:font-size-complex="12pt" style:font-weight-complex="normal"/>
    </style:style>
    <style:style style:name="P197" style:family="paragraph" style:parent-style-name="Standard" style:list-style-name="List_20_1">
      <style:text-properties style:font-name="Cousine" fo:font-size="12pt" fo:font-weight="normal" officeooo:rsid="00c05da5" officeooo:paragraph-rsid="00c05da5" style:font-size-asian="10.5pt" style:font-weight-asian="normal" style:font-size-complex="12pt" style:font-weight-complex="normal"/>
    </style:style>
    <style:style style:name="P198" style:family="paragraph" style:parent-style-name="Standard" style:list-style-name="List_20_1">
      <style:text-properties style:font-name="Cousine" fo:font-size="12pt" fo:font-weight="normal" officeooo:rsid="00c08d89" officeooo:paragraph-rsid="00c08d89" style:font-size-asian="10.5pt" style:font-weight-asian="normal" style:font-size-complex="12pt" style:font-weight-complex="normal"/>
    </style:style>
    <style:style style:name="P199" style:family="paragraph" style:parent-style-name="Standard" style:list-style-name="List_20_1">
      <style:text-properties style:font-name="Cousine" fo:font-size="12pt" fo:font-weight="normal" officeooo:rsid="00c1a1c9" officeooo:paragraph-rsid="00c1a1c9" style:font-size-asian="10.5pt" style:font-weight-asian="normal" style:font-size-complex="12pt" style:font-weight-complex="normal"/>
    </style:style>
    <style:style style:name="P200" style:family="paragraph" style:parent-style-name="Standard" style:list-style-name="List_20_1">
      <style:text-properties style:font-name="Cousine" fo:font-size="12pt" fo:font-weight="normal" officeooo:rsid="00c2b69c" officeooo:paragraph-rsid="00c2b69c" style:font-size-asian="10.5pt" style:font-weight-asian="normal" style:font-size-complex="12pt" style:font-weight-complex="normal"/>
    </style:style>
    <style:style style:name="P201" style:family="paragraph" style:parent-style-name="Standard" style:list-style-name="List_20_1">
      <style:text-properties style:font-name="Cousine" fo:font-size="12pt" fo:font-weight="normal" officeooo:rsid="00c2cbe2" officeooo:paragraph-rsid="00c2cbe2" style:font-size-asian="10.5pt" style:font-weight-asian="normal" style:font-size-complex="12pt" style:font-weight-complex="normal"/>
    </style:style>
    <style:style style:name="P202" style:family="paragraph" style:parent-style-name="Standard" style:list-style-name="List_20_1">
      <style:text-properties style:font-name="Cousine" fo:font-size="12pt" fo:font-weight="normal" officeooo:rsid="00c4a702" officeooo:paragraph-rsid="00c4a702" style:font-size-asian="10.5pt" style:font-weight-asian="normal" style:font-size-complex="12pt" style:font-weight-complex="normal"/>
    </style:style>
    <style:style style:name="P203" style:family="paragraph" style:parent-style-name="Standard" style:list-style-name="List_20_1">
      <style:text-properties style:font-name="Cousine" fo:font-size="12pt" fo:font-weight="normal" officeooo:rsid="00c5eb71" officeooo:paragraph-rsid="00c4a702" style:font-size-asian="10.5pt" style:font-weight-asian="normal" style:font-size-complex="12pt" style:font-weight-complex="normal"/>
    </style:style>
    <style:style style:name="P204" style:family="paragraph" style:parent-style-name="Standard" style:list-style-name="List_20_1">
      <style:text-properties style:font-name="Cousine" fo:font-size="12pt" fo:font-weight="normal" officeooo:rsid="00c5eb71" officeooo:paragraph-rsid="00c5eb71" style:font-size-asian="10.5pt" style:font-weight-asian="normal" style:font-size-complex="12pt" style:font-weight-complex="normal"/>
    </style:style>
    <style:style style:name="P205" style:family="paragraph" style:parent-style-name="Standard" style:list-style-name="List_20_1">
      <style:paragraph-properties fo:text-align="center" style:justify-single-word="false"/>
      <style:text-properties style:font-name="Cousine" fo:font-size="9pt" fo:font-weight="bold" officeooo:rsid="008c675e" officeooo:paragraph-rsid="008c675e" style:font-size-asian="9pt" style:font-weight-asian="bold" style:font-size-complex="9pt" style:font-weight-complex="bold"/>
    </style:style>
    <style:style style:name="P206" style:family="paragraph" style:parent-style-name="Standard">
      <style:paragraph-properties fo:text-align="center" style:justify-single-word="false"/>
      <style:text-properties style:text-position="super 58%" style:font-name="Cousine" fo:font-size="9pt" fo:font-weight="bold" officeooo:rsid="009f06cf" officeooo:paragraph-rsid="009f06cf" style:font-size-asian="9pt" style:font-weight-asian="bold" style:font-size-complex="9pt" style:font-weight-complex="bold"/>
    </style:style>
    <style:style style:name="P207" style:family="paragraph" style:parent-style-name="Standard" style:list-style-name="List_20_1">
      <style:text-properties officeooo:rsid="00bb6cb2" officeooo:paragraph-rsid="00bb6cb2"/>
    </style:style>
    <style:style style:name="P208" style:family="paragraph" style:parent-style-name="Standard" style:list-style-name="List_20_1">
      <style:text-properties officeooo:rsid="00bc93bd" officeooo:paragraph-rsid="00bc93bd"/>
    </style:style>
    <style:style style:name="P209" style:family="paragraph" style:parent-style-name="Standard" style:list-style-name="List_20_1">
      <style:text-properties officeooo:rsid="00c2b69c" officeooo:paragraph-rsid="00c2b69c"/>
    </style:style>
    <style:style style:name="P210" style:family="paragraph" style:parent-style-name="Standard" style:list-style-name="List_20_1">
      <style:text-properties officeooo:rsid="00c2cbe2" officeooo:paragraph-rsid="00c2cbe2"/>
    </style:style>
    <style:style style:name="P211" style:family="paragraph" style:parent-style-name="Standard" style:list-style-name="List_20_1">
      <style:text-properties officeooo:rsid="00c5eb71" officeooo:paragraph-rsid="00c5eb71"/>
    </style:style>
    <style:style style:name="T1" style:family="text">
      <style:text-properties style:text-position="super 58%"/>
    </style:style>
    <style:style style:name="T2" style:family="text">
      <style:text-properties style:text-position="super 58%" officeooo:rsid="009f06cf"/>
    </style:style>
    <style:style style:name="T3" style:family="text">
      <style:text-properties officeooo:rsid="00102424"/>
    </style:style>
    <style:style style:name="T4" style:family="text">
      <style:text-properties officeooo:rsid="0012d127"/>
    </style:style>
    <style:style style:name="T5" style:family="text">
      <style:text-properties officeooo:rsid="0017132e"/>
    </style:style>
    <style:style style:name="T6" style:family="text">
      <style:text-properties officeooo:rsid="0019f928"/>
    </style:style>
    <style:style style:name="T7" style:family="text">
      <style:text-properties officeooo:rsid="001be2aa"/>
    </style:style>
    <style:style style:name="T8" style:family="text">
      <style:text-properties officeooo:rsid="001c4e7a"/>
    </style:style>
    <style:style style:name="T9" style:family="text">
      <style:text-properties officeooo:rsid="002586e2"/>
    </style:style>
    <style:style style:name="T10" style:family="text">
      <style:text-properties officeooo:rsid="00263e37"/>
    </style:style>
    <style:style style:name="T11" style:family="text">
      <style:text-properties officeooo:rsid="002820c7"/>
    </style:style>
    <style:style style:name="T12" style:family="text">
      <style:text-properties officeooo:rsid="002a0dc7"/>
    </style:style>
    <style:style style:name="T13" style:family="text">
      <style:text-properties officeooo:rsid="002c7b76"/>
    </style:style>
    <style:style style:name="T14" style:family="text">
      <style:text-properties officeooo:rsid="002cc1d0"/>
    </style:style>
    <style:style style:name="T15" style:family="text">
      <style:text-properties officeooo:rsid="002e825f"/>
    </style:style>
    <style:style style:name="T16" style:family="text">
      <style:text-properties officeooo:rsid="002f03f4"/>
    </style:style>
    <style:style style:name="T17" style:family="text">
      <style:text-properties officeooo:rsid="002fa985"/>
    </style:style>
    <style:style style:name="T18" style:family="text">
      <style:text-properties officeooo:rsid="00318922"/>
    </style:style>
    <style:style style:name="T19" style:family="text">
      <style:text-properties officeooo:rsid="00332bbb"/>
    </style:style>
    <style:style style:name="T20" style:family="text">
      <style:text-properties officeooo:rsid="0033d310"/>
    </style:style>
    <style:style style:name="T21" style:family="text">
      <style:text-properties officeooo:rsid="003651d3"/>
    </style:style>
    <style:style style:name="T22" style:family="text">
      <style:text-properties officeooo:rsid="0038b6b3"/>
    </style:style>
    <style:style style:name="T23" style:family="text">
      <style:text-properties officeooo:rsid="003dcb45"/>
    </style:style>
    <style:style style:name="T24" style:family="text">
      <style:text-properties officeooo:rsid="004105a1"/>
    </style:style>
    <style:style style:name="T25" style:family="text">
      <style:text-properties officeooo:rsid="00435f92"/>
    </style:style>
    <style:style style:name="T26" style:family="text">
      <style:text-properties officeooo:rsid="004383b7"/>
    </style:style>
    <style:style style:name="T27" style:family="text">
      <style:text-properties officeooo:rsid="00449ca9"/>
    </style:style>
    <style:style style:name="T28" style:family="text">
      <style:text-properties officeooo:rsid="0044eba6"/>
    </style:style>
    <style:style style:name="T29" style:family="text">
      <style:text-properties officeooo:rsid="00467155"/>
    </style:style>
    <style:style style:name="T30" style:family="text">
      <style:text-properties officeooo:rsid="0050d9e6"/>
    </style:style>
    <style:style style:name="T31" style:family="text">
      <style:text-properties officeooo:rsid="0052af50"/>
    </style:style>
    <style:style style:name="T32" style:family="text">
      <style:text-properties officeooo:rsid="005401bd"/>
    </style:style>
    <style:style style:name="T33" style:family="text">
      <style:text-properties officeooo:rsid="00556846"/>
    </style:style>
    <style:style style:name="T34" style:family="text">
      <style:text-properties officeooo:rsid="005736b3"/>
    </style:style>
    <style:style style:name="T35" style:family="text">
      <style:text-properties officeooo:rsid="00587474"/>
    </style:style>
    <style:style style:name="T36" style:family="text">
      <style:text-properties officeooo:rsid="0058bf55"/>
    </style:style>
    <style:style style:name="T37" style:family="text">
      <style:text-properties officeooo:rsid="005b13f6"/>
    </style:style>
    <style:style style:name="T38" style:family="text">
      <style:text-properties officeooo:rsid="005b9145"/>
    </style:style>
    <style:style style:name="T39" style:family="text">
      <style:text-properties officeooo:rsid="005e5deb"/>
    </style:style>
    <style:style style:name="T40" style:family="text">
      <style:text-properties officeooo:rsid="00605748"/>
    </style:style>
    <style:style style:name="T41" style:family="text">
      <style:text-properties officeooo:rsid="00606c10"/>
    </style:style>
    <style:style style:name="T42" style:family="text">
      <style:text-properties officeooo:rsid="0062467d"/>
    </style:style>
    <style:style style:name="T43" style:family="text">
      <style:text-properties officeooo:rsid="00625e87"/>
    </style:style>
    <style:style style:name="T44" style:family="text">
      <style:text-properties officeooo:rsid="0063c8c6"/>
    </style:style>
    <style:style style:name="T45" style:family="text">
      <style:text-properties officeooo:rsid="00648632"/>
    </style:style>
    <style:style style:name="T46" style:family="text">
      <style:text-properties officeooo:rsid="00655a0e"/>
    </style:style>
    <style:style style:name="T47" style:family="text">
      <style:text-properties officeooo:rsid="006615af"/>
    </style:style>
    <style:style style:name="T48" style:family="text">
      <style:text-properties officeooo:rsid="00664544"/>
    </style:style>
    <style:style style:name="T49" style:family="text">
      <style:text-properties officeooo:rsid="006806ed"/>
    </style:style>
    <style:style style:name="T50" style:family="text">
      <style:text-properties officeooo:rsid="00684446"/>
    </style:style>
    <style:style style:name="T51" style:family="text">
      <style:text-properties officeooo:rsid="0069e8d8"/>
    </style:style>
    <style:style style:name="T52" style:family="text">
      <style:text-properties officeooo:rsid="006a1f5a"/>
    </style:style>
    <style:style style:name="T53" style:family="text">
      <style:text-properties officeooo:rsid="006ac9e2"/>
    </style:style>
    <style:style style:name="T54" style:family="text">
      <style:text-properties officeooo:rsid="0071e3d6"/>
    </style:style>
    <style:style style:name="T55" style:family="text">
      <style:text-properties officeooo:rsid="00737cdc"/>
    </style:style>
    <style:style style:name="T56" style:family="text">
      <style:text-properties officeooo:rsid="00739837"/>
    </style:style>
    <style:style style:name="T57" style:family="text">
      <style:text-properties officeooo:rsid="007400b3"/>
    </style:style>
    <style:style style:name="T58" style:family="text">
      <style:text-properties officeooo:rsid="0076f1c6"/>
    </style:style>
    <style:style style:name="T59" style:family="text">
      <style:text-properties officeooo:rsid="0078bae3"/>
    </style:style>
    <style:style style:name="T60" style:family="text">
      <style:text-properties officeooo:rsid="007995b7"/>
    </style:style>
    <style:style style:name="T61" style:family="text">
      <style:text-properties officeooo:rsid="007cdebe"/>
    </style:style>
    <style:style style:name="T62" style:family="text">
      <style:text-properties officeooo:rsid="0081905d"/>
    </style:style>
    <style:style style:name="T63" style:family="text">
      <style:text-properties officeooo:rsid="008392c4"/>
    </style:style>
    <style:style style:name="T64" style:family="text">
      <style:text-properties officeooo:rsid="00855016"/>
    </style:style>
    <style:style style:name="T65" style:family="text">
      <style:text-properties officeooo:rsid="00892d5d"/>
    </style:style>
    <style:style style:name="T66" style:family="text">
      <style:text-properties officeooo:rsid="008a8364"/>
    </style:style>
    <style:style style:name="T67" style:family="text">
      <style:text-properties style:font-name="Cousine" fo:font-size="12pt" fo:font-weight="normal" style:font-size-asian="10.5pt" style:font-weight-asian="normal" style:font-size-complex="12pt" style:font-weight-complex="normal"/>
    </style:style>
    <style:style style:name="T68" style:family="text">
      <style:text-properties style:font-name="Cousine" fo:font-size="12pt" fo:font-weight="normal" officeooo:rsid="00b7daca" style:font-size-asian="10.5pt" style:font-weight-asian="normal" style:font-size-complex="12pt" style:font-weight-complex="normal"/>
    </style:style>
    <style:style style:name="T69" style:family="text">
      <style:text-properties style:font-name="Cousine" fo:font-size="12pt" fo:font-weight="normal" officeooo:rsid="00b9c39c" style:font-size-asian="10.5pt" style:font-weight-asian="normal" style:font-size-complex="12pt" style:font-weight-complex="normal"/>
    </style:style>
    <style:style style:name="T70" style:family="text">
      <style:text-properties style:font-name="Cousine" fo:font-size="12pt" fo:font-weight="normal" officeooo:rsid="00bc93bd" style:font-size-asian="10.5pt" style:font-weight-asian="normal" style:font-size-complex="12pt" style:font-weight-complex="normal"/>
    </style:style>
    <style:style style:name="T71" style:family="text">
      <style:text-properties style:font-name="Cousine" fo:font-size="12pt" fo:font-weight="normal" officeooo:rsid="00be160d" style:font-size-asian="10.5pt" style:font-weight-asian="normal" style:font-size-complex="12pt" style:font-weight-complex="normal"/>
    </style:style>
    <style:style style:name="T72" style:family="text">
      <style:text-properties style:font-name="Cousine" fo:font-size="12pt" fo:font-weight="normal" officeooo:rsid="00c4a702" style:font-size-asian="10.5pt" style:font-weight-asian="normal" style:font-size-complex="12pt" style:font-weight-complex="normal"/>
    </style:style>
    <style:style style:name="T73" style:family="text">
      <style:text-properties style:font-name="Cousine" fo:font-size="12pt" fo:font-weight="normal" officeooo:rsid="00c7b9ef" style:font-size-asian="10.5pt" style:font-weight-asian="normal" style:font-size-complex="12pt" style:font-weight-complex="normal"/>
    </style:style>
    <style:style style:name="T74" style:family="text">
      <style:text-properties officeooo:rsid="008c675e"/>
    </style:style>
    <style:style style:name="T75" style:family="text">
      <style:text-properties fo:font-weight="bold" style:font-weight-asian="bold" style:font-weight-complex="bold"/>
    </style:style>
    <style:style style:name="T76" style:family="text">
      <style:text-properties fo:font-weight="bold" officeooo:rsid="009b7d95" style:font-weight-asian="bold" style:font-weight-complex="bold"/>
    </style:style>
    <style:style style:name="T77" style:family="text">
      <style:text-properties fo:font-weight="bold" officeooo:rsid="008a8364" style:font-weight-asian="bold" style:font-weight-complex="bold"/>
    </style:style>
    <style:style style:name="T78" style:family="text">
      <style:text-properties fo:font-weight="bold" officeooo:rsid="009d6039" style:font-weight-asian="bold" style:font-weight-complex="bold"/>
    </style:style>
    <style:style style:name="T79" style:family="text">
      <style:text-properties fo:font-weight="bold" officeooo:rsid="009f06cf" style:font-weight-asian="bold" style:font-weight-complex="bold"/>
    </style:style>
    <style:style style:name="T80" style:family="text">
      <style:text-properties fo:font-weight="bold" officeooo:rsid="00a2a7d4" style:font-weight-asian="bold" style:font-weight-complex="bold"/>
    </style:style>
    <style:style style:name="T81" style:family="text">
      <style:text-properties fo:font-weight="bold" officeooo:rsid="00a75e93" style:font-weight-asian="bold" style:font-weight-complex="bold"/>
    </style:style>
    <style:style style:name="T82" style:family="text">
      <style:text-properties fo:font-weight="bold" officeooo:rsid="00aae87f" style:font-weight-asian="bold" style:font-weight-complex="bold"/>
    </style:style>
    <style:style style:name="T83" style:family="text">
      <style:text-properties fo:font-weight="bold" officeooo:rsid="00ab03ad" style:font-weight-asian="bold" style:font-weight-complex="bold"/>
    </style:style>
    <style:style style:name="T84" style:family="text">
      <style:text-properties fo:font-weight="bold" officeooo:rsid="001c4e7a" style:font-weight-asian="bold" style:font-weight-complex="bold"/>
    </style:style>
    <style:style style:name="T85" style:family="text">
      <style:text-properties fo:font-weight="bold" officeooo:rsid="00ae82f6" style:font-weight-asian="bold" style:font-weight-complex="bold"/>
    </style:style>
    <style:style style:name="T86" style:family="text">
      <style:text-properties fo:font-weight="bold" officeooo:rsid="0044eba6" style:font-weight-asian="bold" style:font-weight-complex="bold"/>
    </style:style>
    <style:style style:name="T87" style:family="text">
      <style:text-properties fo:font-weight="bold" officeooo:rsid="00b03c3c" style:font-weight-asian="bold" style:font-weight-complex="bold"/>
    </style:style>
    <style:style style:name="T88" style:family="text">
      <style:text-properties fo:font-weight="bold" officeooo:rsid="00b0519e" style:font-weight-asian="bold" style:font-weight-complex="bold"/>
    </style:style>
    <style:style style:name="T89" style:family="text">
      <style:text-properties fo:font-weight="bold" officeooo:rsid="005e5deb" style:font-weight-asian="bold" style:font-weight-complex="bold"/>
    </style:style>
    <style:style style:name="T90" style:family="text">
      <style:text-properties fo:font-weight="bold" officeooo:rsid="00b09481" style:font-weight-asian="bold" style:font-weight-complex="bold"/>
    </style:style>
    <style:style style:name="T91" style:family="text">
      <style:text-properties fo:font-weight="bold" officeooo:rsid="0071e3d6" style:font-weight-asian="bold" style:font-weight-complex="bold"/>
    </style:style>
    <style:style style:name="T92" style:family="text">
      <style:text-properties fo:font-weight="bold" officeooo:rsid="00b43048" style:font-weight-asian="bold" style:font-weight-complex="bold"/>
    </style:style>
    <style:style style:name="T93" style:family="text">
      <style:text-properties fo:font-weight="bold" officeooo:rsid="002820c7" style:font-weight-asian="bold" style:font-weight-complex="bold"/>
    </style:style>
    <style:style style:name="T94" style:family="text">
      <style:text-properties fo:font-weight="bold" officeooo:rsid="00a4a3fe" style:font-weight-asian="bold" style:font-weight-complex="bold"/>
    </style:style>
    <style:style style:name="T95" style:family="text">
      <style:text-properties officeooo:rsid="008deeb7"/>
    </style:style>
    <style:style style:name="T96" style:family="text">
      <style:text-properties officeooo:rsid="009597db"/>
    </style:style>
    <style:style style:name="T97" style:family="text">
      <style:text-properties officeooo:rsid="009a01e4"/>
    </style:style>
    <style:style style:name="T98" style:family="text">
      <style:text-properties officeooo:rsid="009b7d95"/>
    </style:style>
    <style:style style:name="T99" style:family="text">
      <style:text-properties officeooo:rsid="009d6039"/>
    </style:style>
    <style:style style:name="T100" style:family="text">
      <style:text-properties officeooo:rsid="009f06cf"/>
    </style:style>
    <style:style style:name="T101" style:family="text">
      <style:text-properties officeooo:rsid="009f27b9"/>
    </style:style>
    <style:style style:name="T102" style:family="text">
      <style:text-properties officeooo:rsid="009fd683"/>
    </style:style>
    <style:style style:name="T103" style:family="text">
      <style:text-properties officeooo:rsid="00a16ff0"/>
    </style:style>
    <style:style style:name="T104" style:family="text">
      <style:text-properties officeooo:rsid="00a2a7d4"/>
    </style:style>
    <style:style style:name="T105" style:family="text">
      <style:text-properties officeooo:rsid="00a4a3fe"/>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a65280"/>
    </style:style>
    <style:style style:name="T108" style:family="text">
      <style:text-properties officeooo:rsid="00a75e93"/>
    </style:style>
    <style:style style:name="T109" style:family="text">
      <style:text-properties officeooo:rsid="00aae87f"/>
    </style:style>
    <style:style style:name="T110" style:family="text">
      <style:text-properties officeooo:rsid="00ab03ad"/>
    </style:style>
    <style:style style:name="T111" style:family="text">
      <style:text-properties officeooo:rsid="00ad1823"/>
    </style:style>
    <style:style style:name="T112" style:family="text">
      <style:text-properties officeooo:rsid="00ae82f6"/>
    </style:style>
    <style:style style:name="T113" style:family="text">
      <style:text-properties officeooo:rsid="00b03c3c"/>
    </style:style>
    <style:style style:name="T114" style:family="text">
      <style:text-properties officeooo:rsid="00b0519e"/>
    </style:style>
    <style:style style:name="T115" style:family="text">
      <style:text-properties officeooo:rsid="00b09481"/>
    </style:style>
    <style:style style:name="T116" style:family="text">
      <style:text-properties style:text-underline-style="solid" style:text-underline-width="auto" style:text-underline-color="font-color" fo:font-weight="bold" style:font-weight-asian="bold" style:font-weight-complex="bold"/>
    </style:style>
    <style:style style:name="T117" style:family="text">
      <style:text-properties officeooo:rsid="00b1fa2c"/>
    </style:style>
    <style:style style:name="T118" style:family="text">
      <style:text-properties officeooo:rsid="00b24287"/>
    </style:style>
    <style:style style:name="T119" style:family="text">
      <style:text-properties officeooo:rsid="00b509ee"/>
    </style:style>
    <style:style style:name="T120" style:family="text">
      <style:text-properties fo:font-style="italic"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officeooo:rsid="00cdb7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RIASSUNTO ORALE APA 2021</text:p>
      <text:p text:style-name="P73"/>
      <text:p text:style-name="P73"/>
      <text:p text:style-name="P2"/>
      <text:p text:style-name="P11">DAG</text:p>
      <text:p text:style-name="P1"/>
      <text:list xml:id="list167640146" text:style-name="List_20_1">
        <text:list-item>
          <text:p text:style-name="P76">Grafi Orientati <text:span text:style-name="T42">A</text:span>ciclici</text:p>
        </text:list-item>
        <text:list-item>
          <text:p text:style-name="P77"><text:span text:style-name="T42">O</text:span>rdinamento topologico → <text:span text:style-name="T96">tutti gli archi da sinistra a destra </text:span>ordine fine elaborazione visita in <text:span text:style-name="T75">profondità decrescente</text:span></text:p>
        </text:list-item>
        <text:list-item>
          <text:p text:style-name="P77"><text:span text:style-name="T42">O</text:span>rdine <text:span text:style-name="T42">T</text:span>opologico <text:span text:style-name="T42">I</text:span>nverso → <text:span text:style-name="T96">tutti gli archi da destra a sinistra </text:span>tempo visita in profondità <text:span text:style-name="T122">decrescente</text:span></text:p>
        </text:list-item>
        <text:list-item>
          <text:p text:style-name="P77"><text:span text:style-name="T42">O</text:span>ttimi per lo studio del cammino minimo e massimo</text:p>
        </text:list-item>
        <text:list-item>
          <text:p text:style-name="P77"><text:span text:style-name="T42">C</text:span>ammino minimo → <text:span text:style-name="T42">O</text:span>rdine <text:span text:style-name="T42">T</text:span>opologico <text:span text:style-name="T42">+</text:span> <text:span text:style-name="T42">R</text:span>elaxation <text:span text:style-name="T42">partendo da una stima infinita se migliora l’aggiorniamo</text:span></text:p>
        </text:list-item>
        <text:list-item>
          <text:p text:style-name="P77"><text:span text:style-name="T42">C</text:span>ammino massimo → <text:span text:style-name="T42">O</text:span>rdine <text:span text:style-name="T42">T</text:span>opologico <text:span text:style-name="T42">R</text:span>elaxation <text:span text:style-name="T42">si parte con stima 0 ogni volta si aggiorna se peso maggiore</text:span></text:p>
        </text:list-item>
        <text:list-item>
          <text:p text:style-name="P77"><text:span text:style-name="T42">C</text:span>ammino massimo → non esiste sotto-struttura ottima</text:p>
        </text:list-item>
        <text:list-item>
          <text:p text:style-name="P77"><text:span text:style-name="T42">N</text:span>ell’editing fotografico con Seam Carving <text:span text:style-name="T96">(eliminare le parti che portano poche informazioni)</text:span></text:p>
        </text:list-item>
      </text:list>
      <text:p text:style-name="P14"/>
      <text:p text:style-name="P12">CAMMINI MINIMI</text:p>
      <text:p text:style-name="P3"/>
      <text:list xml:id="list102012266109262" text:continue-numbering="true" text:style-name="List_20_1">
        <text:list-item>
          <text:p text:style-name="P78"><text:span text:style-name="T42">G</text:span>raf<text:span text:style-name="T42">i</text:span> <text:span text:style-name="T42">O</text:span>rientat<text:span text:style-name="T108">i</text:span> e <text:span text:style-name="T42">Pe</text:span>sat<text:span text:style-name="T42">i</text:span></text:p>
        </text:list-item>
        <text:list-item>
          <text:p text:style-name="P88"><text:span text:style-name="T107">V</text:span>ari tipi di cammini: tra sorgente e tutti gli altri vertici, tra tutte le coppie di vertici, tra sorgente e destinazione (coincide con il primo)</text:p>
        </text:list-item>
        <text:list-item>
          <text:p text:style-name="P88">peso p<text:span text:style-name="T42">uò</text:span> essere negativo come nel caso della rete elettrica o come valore del logaritmo</text:p>
        </text:list-item>
        <text:list-item>
          <text:p text:style-name="P88"><text:span text:style-name="T3">peso &lt;0</text:span>, in quel caso bisogna valutare l’algoritmo da utilizzare soprattutto in presenza di cicli</text:p>
        </text:list-item>
        <text:list-item>
          <text:p text:style-name="P89">i cammini minimi non possono contenere cicli a peso positivo, se no non sarebbero minimi se togliamo il ciclo troviamo un peso minore</text:p>
        </text:list-item>
        <text:list-item>
          <text:p text:style-name="P89">aciclici → semplici → lunghi al massimo V-1 archi se no ci sarebbero cicli → <text:span text:style-name="T12">pu</text:span><text:span text:style-name="T44">ò</text:span><text:span text:style-name="T12"> essere rappresentato come albero</text:span></text:p>
        </text:list-item>
        <text:list-item>
          <text:p text:style-name="P88">metodo forza bruta → <text:span text:style-name="T108">selezioniamo un vertice → seguiamo un arco che porta ad un vertice non ancora visto → incrementiamo la lunghezza del cammino → se vertice non porta da nessuna parte ritorniamo indietro smarcandolo → se no continuiamo fino a che la lunghezza non è pari a V-1 archi</text:span>, <text:span text:style-name="T108">generate tutte le possibili soluzioni valutiamo quella a peso minimo -&gt;</text:span> esponenziale</text:p>
        </text:list-item>
        <text:list-item>
          <text:p text:style-name="P88">metodo <text:span text:style-name="T81">G</text:span><text:span text:style-name="T75">reedy di Dijkstra</text:span> → nel caso di pesi negativi pu<text:span text:style-name="T108">ò</text:span> non dare soluzione ottima → se ci sono cicli negativi non da soluzione</text:p>
        </text:list-item>
        <text:list-item>
          <text:p text:style-name="P88">metodo programmazione dinamica di <text:span text:style-name="T75">Bellman-Ford</text:span> utilizzando sotto-struttura ottima del cammino minimo → nel caso di cicli negativi ne notifica la presenza</text:p>
        </text:list-item>
        <text:list-item>
          <text:p text:style-name="P88">possibile rappresentazione mediante → vettore dei precedenti, sotto-grafo dei precedenti, albero dei precedenti con V<text:span text:style-name="T1">’</text:span> sottoinsieme di V</text:p>
        </text:list-item>
        <text:list-item>
          <text:p text:style-name="P88">al centro di entrambi la <text:span text:style-name="T81">R</text:span><text:span text:style-name="T75">elaxation</text:span> → diamo una stima al cammino minimo che andiamo poi a rilassare analizzando gli archi successivi → pu<text:span text:style-name="T108">ò</text:span> solo diminuire</text:p>
        </text:list-item>
      </text:list>
      <text:p text:style-name="P15"/>
      <text:p text:style-name="P13"/>
      <text:p text:style-name="P13"/>
      <text:p text:style-name="P13"/>
      <text:p text:style-name="P13"/>
      <text:p text:style-name="P13"><text:soft-page-break/></text:p>
      <text:p text:style-name="P13"/>
      <text:p text:style-name="P13">DIJKSTRA</text:p>
      <text:p text:style-name="P16"/>
      <text:list xml:id="list102013365626320" text:continue-numbering="true" text:style-name="List_20_1">
        <text:list-item>
          <text:p text:style-name="P89"><text:span text:style-name="T108">A</text:span>lgoritmo per il calcolo dei <text:span text:style-name="T75">cammini minimi </text:span><text:span text:style-name="T81">grafi pesati orientati</text:span><text:span text:style-name="T108"> </text:span>con <text:span text:style-name="T75">approccio </text:span><text:span text:style-name="T81">G</text:span><text:span text:style-name="T75">reedy</text:span> è sicuro solo in assenza di archi a peso negativo, se ci sono cicli a peso negativo non ritorna soluzione</text:p>
        </text:list-item>
        <text:list-item>
          <text:p text:style-name="P90">Utilizza una coda a priorità in base alla distanza intesa come peso</text:p>
        </text:list-item>
        <text:list-item>
          <text:p text:style-name="P91">Vettore dist per la stima delle distance e st per indicare il padre del vertice i </text:p>
        </text:list-item>
        <text:list-item>
          <text:p text:style-name="P89">S insieme di vertici cammino minimo, V-S coda a priorità di vertici non ancora nel cammino</text:p>
        </text:list-item>
        <text:list-item>
          <text:p text:style-name="P89">la coda a priorità ordina i vertici secondo distanza crescente <text:span text:style-name="T4">dopo la </text:span><text:span text:style-name="T108">R</text:span><text:span text:style-name="T4">elaxation</text:span></text:p>
        </text:list-item>
        <text:list-item>
          <text:p text:style-name="P92"><text:span text:style-name="T4">inizialmente la coda </text:span><text:span text:style-name="T43">h</text:span><text:span text:style-name="T4">a un solo nodo quando viene estratto si trova dist</text:span> 0 da se stesso tutti gli altri <text:span text:style-name="T4">nodi a distanza </text:span>infinito</text:p>
        </text:list-item>
        <text:list-item>
          <text:p text:style-name="P89">stime inizialmente a infinito, ad ogni estrazione <text:span text:style-name="T4">nodo</text:span> → relaxation <text:span text:style-name="T4">di tutti gli archi uscenti </text:span>→ <text:span text:style-name="T4">vengono migliorate le stime nel vettore D</text:span> → <text:span text:style-name="T4">viene aggiornata la coda con le migliori stime → si ricomincia</text:span></text:p>
        </text:list-item>
        <text:list-item>
          <text:p text:style-name="P89">ad ogni passo il padre del vertice viene memorizzato in st</text:p>
        </text:list-item>
        <text:list-item>
          <text:p text:style-name="P93">complessità legata alla realizzazione della coda a priorità se con heap O(E*log(V)) perché per ogni arco bisogna fare la relaxation che significa aggiornare la coda a priorità</text:p>
        </text:list-item>
      </text:list>
      <text:p text:style-name="P17"/>
      <text:p text:style-name="P8">BELLMAN-FORD</text:p>
      <text:p text:style-name="P17"/>
      <text:list xml:id="list102012537460227" text:continue-numbering="true" text:style-name="List_20_1">
        <text:list-item>
          <text:p text:style-name="P93">basato sul paradigma della <text:span text:style-name="T75">programmazione dinamica</text:span> → sotto-struttura ottima → soluzione ricorsiva → soluzione bottom-up ispirandosi alla ricorsione</text:p>
        </text:list-item>
        <text:list-item>
          <text:p text:style-name="P94">soluzione ricorsi<text:span text:style-name="T5">v</text:span>a → incrementa il numero di archi presi in considerazione → D<text:span text:style-name="T5">(</text:span>w<text:span text:style-name="T5">)</text:span>[v] costo cammino per andare da S a V lungo W <text:span text:style-name="T5">archi</text:span></text:p>
        </text:list-item>
        <text:list-item>
          <text:p text:style-name="P94">ad ogni passo verifichiamo se sia meglio andare direttamente a V o passando da un nodo preso <text:span text:style-name="T5">dall</text:span>’insieme dei nodi che incidono con V, incrementando la lunghezza del cammino</text:p>
        </text:list-item>
        <text:list-item>
          <text:p text:style-name="P94">soluzione ricorsiva basata su <text:span text:style-name="T75">liste di incidenza</text:span></text:p>
        </text:list-item>
        <text:list-item>
          <text:p text:style-name="P94">calcolo <text:span text:style-name="T75">bottom-up</text:span> con limite superiore di V-1 rilassamenti, al passo V esimo se la soluzione migliora significa che c’è un ciclo a peso negativo</text:p>
        </text:list-item>
        <text:list-item>
          <text:p text:style-name="P94">permette di usare le liste di adiacenza perché è un rilassamento in avanti</text:p>
        </text:list-item>
        <text:list-item>
          <text:p text:style-name="P95">incrementiamo dopo ciascun passo la lunghezza del cammino, consideriamo gli archi in qualunque ordine, verifichiamo se l’aggiunta di quell’arco migliora la soluzione o permette di raggiungere altri nodi prima non raggiungibili</text:p>
        </text:list-item>
        <text:list-item>
          <text:p text:style-name="P96">un arco non ha effetto se non è collegato ad un cammino che stavamo costruendo, per ricordarci il cammino usiamo il vettore di predecessori, se l’arco collega un predecessore con successore</text:p>
        </text:list-item>
        <text:list-item>
          <text:p text:style-name="P96">se la relaxation ha successo memorizziamo il nuovo vertice nel predecessore</text:p>
        </text:list-item>
      </text:list>
      <text:p text:style-name="P18"/>
      <text:p text:style-name="P7"/>
      <text:p text:style-name="P7"/>
      <text:p text:style-name="P7"/>
      <text:p text:style-name="P7"/>
      <text:p text:style-name="P7"/>
      <text:p text:style-name="P7"/>
      <text:p text:style-name="P7"><text:soft-page-break/></text:p>
      <text:p text:style-name="P7"/>
      <text:p text:style-name="P7"/>
      <text:p text:style-name="P7"/>
      <text:p text:style-name="P7">ALBERI RICOPRENTI I MINIMI</text:p>
      <text:p text:style-name="P4"/>
      <text:list xml:id="list102013318872848" text:continue-numbering="true" text:style-name="List_20_1">
        <text:list-item>
          <text:p text:style-name="P97"><text:span text:style-name="T82">G</text:span><text:span text:style-name="T75">rafi non orientati e pesati</text:span> è possibile definire un albero ricoprente minimo quell’albero che contiene tutti i vertici del grafo di partenza ma li collega con archi minimizzando la somma dei pesi</text:p>
        </text:list-item>
        <text:list-item>
          <text:p text:style-name="P97">l’albero ricoprente minimo è per definizione un <text:span text:style-name="T109">A</text:span>lbero quindi ha al massimo V-1 archi, se ci fosse un arco in pi<text:span text:style-name="T109">ù</text:span> si introdurrebbe un ciclo, se ce ne fosse uno in meno non sarebbe ricoprente</text:p>
        </text:list-item>
        <text:list-item>
          <text:p text:style-name="P97">si pu<text:span text:style-name="T45">ò</text:span> trovare attraverso <text:span text:style-name="T6">l’analisi completa dello spazio delle soluzioni estraendo V-1 archi e andando a verificare che valgano le proprietà di albero, non esistano cicli tramite la visita in profondità e che sia minimo</text:span></text:p>
        </text:list-item>
        <text:list-item>
          <text:p text:style-name="P98"><text:span text:style-name="T8">a</text:span><text:span text:style-name="T45">l</text:span><text:span text:style-name="T8">goritmo generico → </text:span>attraverso un approccio <text:span text:style-name="T83">G</text:span><text:span text:style-name="T75">reedy</text:span> nell’analisi degli archi → <text:span text:style-name="T8">scelta localmente ottima</text:span></text:p>
        </text:list-item>
        <text:list-item>
          <text:p text:style-name="P98">al centro il concetto di <text:span text:style-name="T75">Taglio</text:span>, partizione del grafo in V e V-S, ciascun vertice di un gruppo e collegato con tutti gli altri dello stesso gruppo</text:p>
        </text:list-item>
        <text:list-item>
          <text:p text:style-name="P98">gli archi che attraversano il taglio sono archi che collegano vertici di V con vertici di V-S</text:p>
        </text:list-item>
        <text:list-item>
          <text:p text:style-name="P99">arco sicuro → arco a peso minimo tra quelli che attraversano il taglio → se preso si mantiene la proprietà di albero → se ne prendiamo uno interno al taglio introdurrebbe un ciclo</text:p>
        </text:list-item>
        <text:list-item>
          <text:p text:style-name="P99"><text:span text:style-name="T110">un altro esempio di arco sicuro si può trarre dal </text:span>c<text:span text:style-name="T8">orollario </text:span><text:span text:style-name="T110">della </text:span><text:span text:style-name="T84">foresta </text:span><text:span text:style-name="T83">di</text:span><text:span text:style-name="T75"> alberi</text:span> → inizialmente <text:span text:style-name="T7">ciascun vertice è in un albero a se → ogni volta che analizziamo un arco se esso unisce due alberi non ancora trattati allora </text:span><text:span text:style-name="T110">è sicuro</text:span></text:p>
        </text:list-item>
      </text:list>
      <text:p text:style-name="P5"/>
      <text:p text:style-name="P5"/>
      <text:p text:style-name="P5"/>
      <text:p text:style-name="P9">KRUSKAL</text:p>
      <text:p text:style-name="P5"/>
      <text:list xml:id="list102012824569601" text:continue-numbering="true" text:style-name="List_20_1">
        <text:list-item>
          <text:p text:style-name="P100">algoritmo per il calcolo dell’albero ricoprente minimo di un grafo non orientato pesato</text:p>
        </text:list-item>
        <text:list-item>
          <text:p text:style-name="P102">basato su algoritmo generico greedy + corollario foresta alberi</text:p>
        </text:list-item>
        <text:list-item>
          <text:p text:style-name="P102">arco sicuro → arco che unisce due alberi diversi</text:p>
        </text:list-item>
        <text:list-item>
          <text:p text:style-name="P102">prendiamo un arco, se unisce due alberi lo prendiamo e uniamo i due alberi (sottoinsiemi)(arco sicuro) previo ordinamento degli archi per peso crescente</text:p>
        </text:list-item>
        <text:list-item>
          <text:p text:style-name="P102">utilizza <text:span text:style-name="T75">Weighted-Quick-UNION</text:span> dell’online-connectivity → albero pi<text:span text:style-name="T45">ù</text:span> piccolo dentro albero pi<text:span text:style-name="T45">ù</text:span> grande</text:p>
        </text:list-item>
        <text:list-item>
          <text:p text:style-name="P102">T(n) = <text:span text:style-name="T75">E*log(N)</text:span></text:p>
        </text:list-item>
      </text:list>
      <text:p text:style-name="P19"/>
      <text:p text:style-name="P10">PRIM</text:p>
      <text:p text:style-name="P6"/>
      <text:list xml:id="list102013592469819" text:continue-numbering="true" text:style-name="List_20_1">
        <text:list-item>
          <text:p text:style-name="P101">algoritmo per il calcolo dell’albero ricoprente minimo di un grafo non orientato pesato</text:p>
        </text:list-item>
        <text:list-item>
          <text:p text:style-name="P102">basato su algoritmo generico greedy + concetto di taglio</text:p>
        </text:list-item>
        <text:list-item>
          <text:p text:style-name="P102">partiamo da un vertice, passo dopo passo allarghiamo il taglio includendo l’arco a peso minore (arco sicuro)</text:p>
        </text:list-item>
        <text:list-item>
          <text:p text:style-name="P102">si ferma <text:span text:style-name="T110">dopo aver preso V-1 archi</text:span></text:p>
        </text:list-item>
      </text:list>
      <text:p text:style-name="P22"><text:soft-page-break/></text:p>
      <text:p text:style-name="P20"/>
      <text:p text:style-name="P64"/>
      <text:p text:style-name="P64"/>
      <text:p text:style-name="P64"/>
      <text:p text:style-name="P64"/>
      <text:p text:style-name="P64">GRAFO</text:p>
      <text:p text:style-name="P23"/>
      <text:list xml:id="list102012030827640" text:continue-numbering="true" text:style-name="List_20_1">
        <text:list-item>
          <text:p text:style-name="P103">G = (V,E) insieme di vertici e <text:span text:style-name="T9">archi</text:span></text:p>
        </text:list-item>
        <text:list-item>
          <text:p text:style-name="P103">una arco è definito come coppia di vertici e rappresenta <text:span text:style-name="T9">una relazione che collega un vertice ad un altro </text:span><text:span text:style-name="T11">e che li rende adiacenti</text:span></text:p>
        </text:list-item>
        <text:list-item>
          <text:p text:style-name="P104">grafo pu<text:span text:style-name="T46">ò</text:span> essere orientato o non orientato questo determina il comportamento degli archi → <text:span text:style-name="T10">collegamento unidirezionale (freccia) – bidirezionale (segmento)</text:span></text:p>
        </text:list-item>
        <text:list-item>
          <text:p text:style-name="P105">grafo pesato → ciascun arco porta come informazione il peso del link</text:p>
        </text:list-item>
        <text:list-item>
          <text:p text:style-name="P104"><text:span text:style-name="T11">se un arco collega gli stessi vertici </text:span>si dice cappio cioè un ciclo di lunghezza 1</text:p>
        </text:list-item>
        <text:list-item>
          <text:p text:style-name="P104">un grafo che non ha cicli si dice aciclico e quindi non ha cappi</text:p>
        </text:list-item>
        <text:list-item>
          <text:p text:style-name="P104">possiamo definire come grado del vertice la somma tra il numero di archi entranti <text:span text:style-name="T93">in_degree</text:span><text:span text:style-name="T11"> </text:span>e il numero di archi da esso uscenti <text:span text:style-name="T93">out_degree</text:span> (nel caso di grafo orientato)</text:p>
        </text:list-item>
        <text:list-item>
          <text:p text:style-name="P104">per un grafo non orientato il grado del vertice è il numero dei suoi archi incidenti</text:p>
        </text:list-item>
        <text:list-item>
          <text:p text:style-name="P104">tra due vertici U e V possiamo definire un cammino se esiste una successione di archi e vertici che ci permette di andare da U a V</text:p>
        </text:list-item>
        <text:list-item>
          <text:p text:style-name="P105">il cammino si dice semplice se non ripassa mai dallo stesso vertice quindi non deve avere cicli</text:p>
        </text:list-item>
        <text:list-item>
          <text:p text:style-name="P106">un grafo <text:span text:style-name="T75">non orientato</text:span> si dice connesso quando ha una componente connessa massimale quindi se per qualunque coppia di vertici posso trovare un cammino che li connette (se non è connesso ha piu’ componenti connesse)</text:p>
        </text:list-item>
        <text:list-item>
          <text:p text:style-name="P106">un grafo orientato si dice fortemente connesso quando ha una componente connessa massimale, quindi se per qualunque coppia di vertici posso trovare un cammino che li connette sia in un verso che nell’altro</text:p>
        </text:list-item>
        <text:list-item>
          <text:p text:style-name="P106">un grafo si dice completo quando ciascun vertice è collegato a tutti gli altri mediante un arco, il numero totale di archi per un grafo completo non orientato è pari al numero di combinazioni <text:span text:style-name="T10">(l’ordine non conta) </text:span>del numero dei vertici presi a 2 a 2</text:p>
        </text:list-item>
        <text:list-item>
          <text:p text:style-name="P106">un <text:span text:style-name="T75">grafo completo</text:span> <text:span text:style-name="T75">orientato</text:span> ha esattamente un numero di archi pari al numero di disposizioni di v elementi <text:span text:style-name="T10">(ordine conta essendo orientato)</text:span> presi a 2 a 2</text:p>
        </text:list-item>
        <text:list-item>
          <text:p text:style-name="P107">un grafo che non è complet<text:span text:style-name="T12">o è</text:span> <text:span text:style-name="T12">più o</text:span> meno denso in base al numero di archi in rapporto al numero di vertici</text:p>
        </text:list-item>
        <text:list-item>
          <text:p text:style-name="P107"><text:span text:style-name="T75">grafo denso</text:span> se il numero di archi è comparabile al <text:span text:style-name="T12">quadrato del numero di vertici</text:span></text:p>
        </text:list-item>
        <text:list-item>
          <text:p text:style-name="P107">grafo sparso se il numero di archi è molto minore rispetto a quelli di un grafo denso</text:p>
        </text:list-item>
        <text:list-item>
          <text:p text:style-name="P107"><text:span text:style-name="T75">grafo bipartito</text:span> → grafo <text:span text:style-name="T12">partizionato in due sottoinsiemi</text:span> tale per cui ciascun vertice di un insieme comunica con un <text:span text:style-name="T12">vertice dell’altro insieme, non sono permessi archi tra vertici dello stesso sottoinsieme</text:span></text:p>
        </text:list-item>
      </text:list>
      <text:p text:style-name="P24"/>
      <text:p text:style-name="P65">ALBERO</text:p>
      <text:p text:style-name="P25"/>
      <text:list xml:id="list102012502226516" text:continue-numbering="true" text:style-name="List_20_1">
        <text:list-item>
          <text:p text:style-name="P108">E’ <text:span text:style-name="T47">un </text:span>tipo di grafo particolare perché deve essere <text:span text:style-name="T75">non</text:span> <text:span text:style-name="T75">orientato, connesso e senza cicli</text:span></text:p>
        </text:list-item>
        <text:list-item>
          <text:p text:style-name="P109">A partire da una componente connessa di un grafo non orientato → l’insieme dei vertici di questa componente connessa possono formare un albero se non ci sono cicli (alberi ricoprenti)</text:p>
        </text:list-item>
        <text:list-item>
          <text:p text:style-name="P109"><text:soft-page-break/>ciascuna coppia di vertici è connessa da un unico cammino semplice (utile per rappresentare i cammini minimi)</text:p>
        </text:list-item>
        <text:list-item>
          <text:p text:style-name="P110">un albero è aciclico quindi ha un numero di archi pari a V-1 perché se no si introdurrebbe un ciclo, o non sarebbe connesso</text:p>
        </text:list-item>
        <text:list-item>
          <text:p text:style-name="P111">albero non radicato è un gra<text:span text:style-name="T49">fo</text:span> non orient<text:span text:style-name="T49">ato</text:span> connesso e aciclico</text:p>
        </text:list-item>
        <text:list-item>
          <text:p text:style-name="P111">foresta è un grafo non orientato aciclico</text:p>
        </text:list-item>
        <text:list-item>
          <text:p text:style-name="P110">alberi radicati utili in strutture dati (BST,HEAP), hanno un nodo chiamato radice che induce gradi di parentela come antenato, discendente, padre e figlio </text:p>
        </text:list-item>
        <text:list-item>
          <text:p text:style-name="P110">grado dell’albero massimo numero di figli <text:span text:style-name="T47">(binario → 2 massimo numero di figli per nodo)</text:span></text:p>
        </text:list-item>
        <text:list-item>
          <text:p text:style-name="P110">profondità albero lunghezza del cammino dalla radice a qualunque nodo, cresce ogni volta che si passa nel figlio</text:p>
        </text:list-item>
        <text:list-item>
          <text:p text:style-name="P110">altezza <text:span text:style-name="T48">dell’albero è </text:span>profondità massima</text:p>
        </text:list-item>
        <text:list-item>
          <text:p text:style-name="P112">ciascun nodo può contenere un puntatore per ciascun figlio → accesso ai figli O(1) ma grande spreco di memoria → un alte<text:span text:style-name="T49">r</text:span>nativa è la rappresentazione left-child right sibling dove ciascun nodo ha il puntatore a un solo figlio e un puntatore al suo fratello pi<text:span text:style-name="T49">ù</text:span> vicino </text:p>
        </text:list-item>
        <text:list-item>
          <text:p text:style-name="P112">ultima rappresentazione efficiente in termini di spazio ma per passare da padre a figlio nel peggiore dei casi O(k) dove k grado dell’albero → come percorrere una lista di lunghezza K</text:p>
        </text:list-item>
        <text:list-item>
          <text:p text:style-name="P112">albero binario completo ha un numero di foglie pari a 2^h con h altezza albero → h parte da 0 per la radice → numero di nodi pari a 2^(h+1)-1</text:p>
        </text:list-item>
        <text:list-item>
          <text:p text:style-name="P113">se un albero binario è bilanciato tutti i cammini radice-foglia sono di ugual lunghezza</text:p>
        </text:list-item>
      </text:list>
      <text:p text:style-name="P26"/>
      <text:p text:style-name="P26"/>
      <text:p text:style-name="P26"/>
      <text:p text:style-name="P26"/>
      <text:p text:style-name="P26"/>
      <text:p text:style-name="P26"/>
      <text:p text:style-name="P26"/>
      <text:p text:style-name="P26"/>
      <text:p text:style-name="P26"/>
      <text:p text:style-name="P67">ALBERI BINARI DI RICERCA</text:p>
      <text:p text:style-name="P33"/>
      <text:list xml:id="list102013805489263" text:continue-numbering="true" text:style-name="List_20_1">
        <text:list-item>
          <text:p text:style-name="P114"><text:span text:style-name="T75">Strutturalmente</text:span> è un albero binario ma ha una <text:span text:style-name="T75">proprietà funzionale</text:span> → per ogni <text:span text:style-name="T22">nodo X possiamo definire un sotto-albero sinistro L e un sotto-albero destro </text:span><text:span text:style-name="T28">R</text:span><text:span text:style-name="T22"> se esistono tali che: tutti i nodi di L sono &lt; di X e tutti i nodi di R sono &gt; di X</text:span></text:p>
        </text:list-item>
        <text:list-item>
          <text:p text:style-name="P115">Ricerca nel BST → partiamo dalla radi<text:span text:style-name="T28">ce e </text:span>iteriamo ricorsivamente in base al valore della chiave corrente e di quella da ricercare → <text:span text:style-name="T28">se non sono uguali ricorriamo in L quando X&lt;L e in R </text:span><text:span text:style-name="T111">q</text:span><text:span text:style-name="T28">uando X&gt;R → </text:span>quando arriviamo ad una foglia o un albero vuoto se è stato <text:span text:style-name="T111">trovato l’item</text:span> ritorniamo ItemSetNull</text:p>
        </text:list-item>
        <text:list-item>
          <text:p text:style-name="P115">Per trovare il <text:span text:style-name="T75">Min/Max</text:span> basta seguire il puntatore al sotto-albero L/R finché esiste</text:p>
        </text:list-item>
        <text:list-item>
          <text:p text:style-name="P116"><text:span text:style-name="T106">Inserimento in foglia</text:span> → parti dalla radice se esiste → itera ricorsivamente in base al risultato della KeyCompare in L o R → trovata una foglia piazza il nodo <text:span text:style-name="T28">a destra o sinistra</text:span></text:p>
        </text:list-item>
        <text:list-item>
          <text:p text:style-name="P116"><text:span text:style-name="T75">Rotazione a desta / sinistra</text:span> → modificano localmente la topologia mantenendo inalterata la proprietà funzionale → serve per bilanciare un albero sbilanciato a sinistra / destra → il sottoalbero sinistro/destro di X chiamato Y diventa padre di X e quest ultimo si posizione a destra/sinistra di Y, gli altri elementi si sistemano di conseguenza per mantenere la proprietà funzionale</text:p>
        </text:list-item>
      </text:list>
      <text:p text:style-name="P34"/>
      <text:list xml:id="list102012921506784" text:continue-numbering="true" text:style-name="List_20_1">
        <text:list-header>
          <text:p text:style-name="P117"/>
        </text:list-header>
        <text:list-item>
          <text:p text:style-name="P117"><text:soft-page-break/>INFORMAZIONI AGGIUNTIVE</text:p>
        </text:list-item>
      </text:list>
      <text:p text:style-name="P35"/>
      <text:list xml:id="list102012116837774" text:continue-numbering="true" text:style-name="List_20_1">
        <text:list-item>
          <text:p text:style-name="P118">puntatore al padre → per risalire mantenendo complessità logaritmica</text:p>
        </text:list-item>
        <text:list-item>
          <text:p text:style-name="P118">numero di elementi ne<text:span text:style-name="T28">i</text:span> sotto-albero sinistro + destro <text:span text:style-name="T111">+ 1</text:span></text:p>
        </text:list-item>
        <text:list-item>
          <text:p text:style-name="P119">questi rendono possibile SELECT, DELETE, SUCC, PRED, BALANCE si chiama <text:span text:style-name="T75">S</text:span><text:span text:style-name="T86">TATISTIC</text:span><text:span text:style-name="T75">-BST </text:span><text:span text:style-name="T85">= BST-ANNOTATI</text:span></text:p>
        </text:list-item>
        <text:list-item>
          <text:p text:style-name="P119"><text:span text:style-name="T75">SUCCESSORE</text:span> di un nodo → se esiste l’albero destro il suo successore è il minimo del sotto-albero destro (proseguiamo a sinistra nel sotto-albero destro finch<text:span text:style-name="T28">è</text:span> non troviamo una foglia)</text:p>
        </text:list-item>
        <text:list-item>
          <text:p text:style-name="P119"><text:span text:style-name="T75">SUCCESSORE</text:span> di un nodo → se non esiste l’albero destro come ad esempio in una foglia risaliamo finchè non troviamo il primo antenato <text:span text:style-name="T85">dove si è scesi </text:span><text:span text:style-name="T75">a sinistra</text:span> (saliamo finchè non troviamo <text:span text:style-name="T23">un elemento maggiore)</text:span></text:p>
        </text:list-item>
        <text:list-item>
          <text:p text:style-name="P120">BSTsucc → si ricerca il nodo se esiste scendendo in base alla chiave → si risale o si scende in base ai casi sopra </text:p>
        </text:list-item>
        <text:list-item>
          <text:p text:style-name="P120"><text:span text:style-name="T75">PREDECESSORE</text:span> di un nodo → cerco il massimo del sotto-vettore sinistro → risaliamo finch<text:span text:style-name="T29">è</text:span> non troviamo un antena<text:span text:style-name="T29">t</text:span>o dove si scende a destra</text:p>
        </text:list-item>
        <text:list-item>
          <text:p text:style-name="P121"><text:span text:style-name="T75">SELECT</text:span> necessita di N → <text:span text:style-name="T112">es trovare nell’ordinamento la quinta chiave piu’ piccola</text:span> → cerca l’elemento <text:span text:style-name="T112">di rango r=4</text:span> → nella liste scandendo la lista e contando → nei vettori se sono ordinati andiamo ad accesso diretto → visita in order dell’albero attraverso visita in profondità (vedere come è fatta) → sarebbe di complessità lineare è logaritmica se usiamo i <text:span text:style-name="T112">BST</text:span> annotati</text:p>
        </text:list-item>
        <text:list-item>
          <text:p text:style-name="P122">dato <text:span text:style-name="T75">T</text:span> il numero di nodi del <text:span text:style-name="T75">sotto-albero sinisto</text:span> preso dal primo figlio sinistro → se R&lt;T ricorriamo nel sotto-albero sinistro → se R&gt;T ricorriamo nel sotto-albero destro andando a sottrarre da R (T+1) che sarebbe il contributo di quelli che abbiamo scartato del sotto-albero sinistro → <text:span text:style-name="T24">se T = R ritorno </text:span></text:p>
        </text:list-item>
        <text:list-item>
          <text:p text:style-name="P123">Inserimento in radice → aggiungiamo in foglia → ruotiamo l’albero a sinistra/destra se <text:span text:style-name="T113">siamo scesi </text:span>a destra/sinistra per farlo risalire ricorsivamente finch<text:span text:style-name="T32">è</text:span> non arriviamo alla radice</text:p>
        </text:list-item>
        <text:list-item>
          <text:p text:style-name="P123"><text:span text:style-name="T75">PARTITION</text:span> permette di far risalire un nodo che c’è già → lo troviamo scegliendolo in base alla posizione dell’ordinamento piuttosto che la chiave → serve per bilanciare → un albero di 21 nodi faccio risalire il nodo <text:span text:style-name="T31">9 nodo cioè il 10 nell’ordinamento</text:span> → per sbilanciarlo faccio salire l’ultimo o il primo nell’ordinamento</text:p>
        </text:list-item>
        <text:list-item>
          <text:p text:style-name="P123"><text:span text:style-name="T87">P</text:span><text:span text:style-name="T75">artition </text:span><text:span text:style-name="T87">= Select + Rotate</text:span> → se siamo scesi nella partition a sinistra nella risalita ruotiamo a destra → viceversa se scendiamo a destra ruotiamo a sinistra in risalita</text:p>
        </text:list-item>
        <text:list-item>
          <text:p text:style-name="P124"><text:span text:style-name="T75">DELETE</text:span> → posso cancellare una foglia direttamente → posso fare il bypass di un nodo se non ha figlio sinistro o figlio destro → se ha entrambi i figli prendiamo il sottoalbero di destra lo sbilanciamo completamente attraverso una PARTITION del primo dell’ordinamento nel sottoalbero destro facendolo quindi risalire e prende come figlio sinistro l’altro sotto-albero lasciato orfano (JOINLR)</text:p>
        </text:list-item>
        <text:list-item>
          <text:p text:style-name="P124"><text:span text:style-name="T75">BILANCIAMENTO</text:span> → dopo qualche operazione <text:span text:style-name="T30">di inserimento lo </text:span>bilancio → bilanciamento ricorsivo basato sulla partition → fare la partition attorno al nodo centrale <text:s/>→ <text:span text:style-name="T25">es dim 21 nodo di mezzo è il 10 ((N+1)/2)-1 → va ricorsivamente applicata ai sottoalber</text:span><text:span text:style-name="T32">o</text:span></text:p>
        </text:list-item>
        <text:list-item>
          <text:p text:style-name="P125"><text:span text:style-name="T75">INTERVAL-BST</text:span> abbiamo un <text:span text:style-name="T27">ITEM</text:span> che è un intervallo con gli estremi chiusi e compresi → <text:span text:style-name="T27">ordiniamo l’albero</text:span> in base <text:span text:style-name="T27">all’estremo sinistro dell’intervallo</text:span> → <text:span text:style-name="T26">come dato aggiuntivo indichiamo </text:span><text:span text:style-name="T27">l’estremo destro più grande</text:span><text:span text:style-name="T26"> degli intervalli dei figli </text:span><text:span text:style-name="T33">chiamato M</text:span></text:p>
        </text:list-item>
        <text:list-item>
          <text:p text:style-name="P126"><text:span text:style-name="T75">BST SEARCH</text:span> → dato un bst e la sua radice vogliamo cercare un nodo che intersechi un determinato intervallo → ad ogni nodo valuto <text:span text:style-name="T33">se ho trovato l’intersezione se no → valuto </text:span>la speranza di trovare <text:span text:style-name="T27">l’intersezione alla sua destra o sinistra in base al valore aggiuntivo </text:span><text:span text:style-name="T33">M</text:span><text:span text:style-name="T27"> → </text:span><text:span text:style-name="T33">se min intervallo da cercare &lt; di M del figlio sinistro ricorro a sinistra se no a destra</text:span></text:p>
        </text:list-item>
        <text:list-item>
          <text:p text:style-name="P127">lez 65 inizio</text:p>
        </text:list-item>
      </text:list>
      <text:p text:style-name="P36"><text:soft-page-break/></text:p>
      <text:p text:style-name="P47"/>
      <text:p text:style-name="P47"/>
      <text:p text:style-name="P47"/>
      <text:p text:style-name="P47"/>
      <text:p text:style-name="P47"/>
      <text:p text:style-name="P37"/>
      <text:p text:style-name="P36"/>
      <text:p text:style-name="P66">HEAP</text:p>
      <text:p text:style-name="P36"/>
      <text:list xml:id="list102013558557597" text:continue-numbering="true" text:style-name="List_20_1">
        <text:list-item>
          <text:p text:style-name="P128">Strutturalmente è un <text:span text:style-name="T75">albero binario quasi bilanciato</text:span>, la lunghezza tra radice e foglia può variare al massimo di 1, sono riempiti da sinistra verso destra</text:p>
        </text:list-item>
        <text:list-item>
          <text:p text:style-name="P128">In <text:span text:style-name="T49">I</text:span>nglese significa catasta, ha infatti un importante caratteristica funzionale, ciascuna radice ha un valore maggiore di ogni elemento nei sotto-alberi sinistro e destro, come se andassimo a impilare uno sopra l’altro oggetti via via di valore pi<text:span text:style-name="T50">ù</text:span> <text:span text:style-name="T50">grande</text:span></text:p>
        </text:list-item>
        <text:list-item>
          <text:p text:style-name="P128">Questa proprietà funzionale fa si che il massimo si trovi sempre nella radice</text:p>
        </text:list-item>
        <text:list-item>
          <text:p text:style-name="P129">Utilizzato in pratica per fare HeapSort e Code A Priorità</text:p>
        </text:list-item>
        <text:list-item>
          <text:p text:style-name="P128">Viene implementato attraverso un vettore di Item composti da nome e valore <text:span text:style-name="T34">uguale alla chiave</text:span></text:p>
        </text:list-item>
        <text:list-item>
          <text:p text:style-name="P131">La struttura <text:span text:style-name="T114">W</text:span>rapper viene chiamata heap e contiene il vettore a item e il numero di elementi <text:span text:style-name="T50">al suo interno </text:span><text:span text:style-name="T114">in un determinato momento</text:span> → quando viene allocato inizialmente il vettore viene sovrastimato in ogni caso ci dovrebbe essere sempre l’ultimo elemento del vettore libero se no non è un heap</text:p>
        </text:list-item>
        <text:list-item>
          <text:p text:style-name="P131">viene implementato come vettore per utilizzare l’accesso diretto, dato un elemento di indice i si può risalire al padre con (i-1)/2, al figlio sinistro con 2i+1 e al figlio destro con 2i+2, <text:span text:style-name="T35">un semplice shift e somma operazioni elementari</text:span></text:p>
        </text:list-item>
        <text:list-item>
          <text:p text:style-name="P132">l’implementazione con vettore risulta molto efficiente ma ci fa anche sprecare memoria → pensiamo ad un albero completo di altezza h, il numero di nodi di questo albero è pari a 2^(h+1)-1 che è il valore per cui dobbiamo allocare il nostro vettore, <text:span text:style-name="T36">però l’heap è riempito da sinistra verso destra quindi il caso in cui sprechiamo pi</text:span><text:span text:style-name="T50">ù</text:span><text:span text:style-name="T36"> memoria è quando riempiamo solo di 1 il terzo livello quindi come se l’albero avesse in realt</text:span><text:span text:style-name="T50">à</text:span><text:span text:style-name="T36"> 2^(h) nodi, se noi andiamo a fare il limite del rapporto tra memoria realmente utile </text:span><text:span text:style-name="T50">(2^h)</text:span><text:span text:style-name="T36"> e memoria </text:span><text:span text:style-name="T52">allocata</text:span><text:span text:style-name="T36"> si trova che vengono sprecata circa metà della memoria rispetto ad allocare un albero corrispondente. Questo è un limite allo spreco di memoria, nel caso degli alberi binari non è efficiente rappresentarli come vettori perché non c’è un limite come negli heap allo spreco di memoria </text:span><text:span text:style-name="T114">dato che possono essere riempiti tutti da una parte quindi fortemente sbilanciati</text:span></text:p>
        </text:list-item>
        <text:list-item>
          <text:p text:style-name="P133"><text:span text:style-name="T88">HEAPIFY</text:span> è la funzione elementare che si occupa di costruire o correggere l’heap</text:p>
        </text:list-item>
        <text:list-item>
          <text:p text:style-name="P130">Prende la prima terna dell’heap e si assicura che valga la proprietà funzionale scambiando nel caso figlio sinistro/destro con il padre e ricorrendo dalla parte che è stato effettuato lo scambio per garantire che anche le successive terne rispettino la proprietà di heap</text:p>
        </text:list-item>
        <text:list-item>
          <text:p text:style-name="P134"><text:span text:style-name="T114">C</text:span>omplessità della Heapify è pari a <text:span text:style-name="T75">O(ln(n)</text:span><text:span text:style-name="T89">)</text:span> dove n è il numero dei dati perché l’operazione viene ripetuta al massimo tante volte quanto l’altezza dell’albero che essendo un albero quasi bilanciato è pari a ln(n) del numero dei dati</text:p>
        </text:list-item>
        <text:list-item>
          <text:p text:style-name="P134"><text:span text:style-name="T75">HEAP BUILD</text:span> dato un albero binario rappresentato come vettore lo trasforma in un heap, partendo dal padre dell’ultima foglia o coppia di foglie <text:span text:style-name="T38">size/2 - 1</text:span> perché le foglie <text:span text:style-name="T37">sono degli heap -&gt; applichiamo la heapify che </text:span><text:soft-page-break/><text:span text:style-name="T37">corregge la terna padre e </text:span><text:span text:style-name="T115">foglie</text:span><text:span text:style-name="T37"> → </text:span><text:span text:style-name="T38">ripetiamo decrementando di 1 indice i </text:span><text:span text:style-name="T52">passando al padre precedente</text:span></text:p>
        </text:list-item>
        <text:list-item>
          <text:p text:style-name="P135">la complessità della heap build può essere definita i<text:span text:style-name="T39">m</text:span>precisamente come n volte la heapify quindi <text:span text:style-name="T75">O(n*logn)</text:span> è possibile trovare però complessità <text:span text:style-name="T75">O(n)</text:span></text:p>
        </text:list-item>
        <text:list-item>
          <text:p text:style-name="P135">per trovarla utile fare lo sviluppo <text:span text:style-name="T115">U</text:span>nfolding considerando che vogliamo risolvere due problemi uno per il sotto-albero sinistro l’altro per il sottoalbero destro quindi a=2, di dimensione N/2 dove N il numero di dati ad ogni passo dimezziamo la dimensione essendo un albero binario B=2</text:p>
        </text:list-item>
        <text:list-item>
          <text:p text:style-name="P135">T(n) = 2*T(n/2) + log2(n) </text:p>
        </text:list-item>
        <text:list-item>
          <text:p text:style-name="P135">i = log2(N) </text:p>
        </text:list-item>
        <text:list-item>
          <text:p text:style-name="P136">sviluppando troviamo che O(n)</text:p>
        </text:list-item>
        <text:list-item>
          <text:p text:style-name="P79">HEAP SORT </text:p>
        </text:list-item>
        <text:list-item>
          <text:p text:style-name="P136">Algoritmo di ordinamento <text:span text:style-name="T75">non stabile, in loco</text:span></text:p>
        </text:list-item>
        <text:list-item>
          <text:p text:style-name="P136">trasforma il vettore in un heap con heapbuild, scambi il primo e ultimo elemento e riduce la dimensione dell’heap di 1 con O(1), ripristina la proprietà dell’heap attraverso una <text:span text:style-name="T115">Heapify </text:span>dato che è solo la radice a <text:span text:style-name="T115">non</text:span> essere <text:span text:style-name="T52">un </text:span>Heap mentre figlio sinistro e destro lo s<text:span text:style-name="T39">ono</text:span> ancora dato che abbiamo diminuito la dimensione dell’heap di uno → cosi da avere nella radice il nuovo massimo</text:p>
        </text:list-item>
        <text:list-item>
          <text:p text:style-name="P79">O(n*log(n))</text:p>
        </text:list-item>
      </text:list>
      <text:p text:style-name="P39"/>
      <text:p text:style-name="P68">CODA A PRIORITÀ</text:p>
      <text:p text:style-name="P40"/>
      <text:list xml:id="list102011963555691" text:continue-numbering="true" text:style-name="List_20_1">
        <text:list-item>
          <text:p text:style-name="P137">Realizzabili attraverso liste o vettori ordinati o me<text:span text:style-name="T115">glio</text:span> anche tramite heap <text:span text:style-name="T52">con complessità in inserzione e estrazione del massimo pari a log(n) </text:span></text:p>
        </text:list-item>
        <text:list-item>
          <text:p text:style-name="P138"><text:span text:style-name="T90">O(</text:span><text:span text:style-name="T75">log(n)</text:span><text:span text:style-name="T90">)</text:span> in inserimento perché dobbiamo andare <text:span text:style-name="T53">a inserire in foglia un elemento e riportarlo su attraverso degli scambi fino a che non è maggiore di tutti gli elementi sottostanti → dato che la lunghezza massima del cammino radice foglia è log nel numero dei dati</text:span></text:p>
        </text:list-item>
        <text:list-item>
          <text:p text:style-name="P139"><text:span text:style-name="T90">O(</text:span><text:span text:style-name="T75">log(n)</text:span><text:span text:style-name="T90">)</text:span> in estrazione del massimo perché andiamo semplicemente a scambiare come nella heap sort l’ultima foglia con la radice, diminuiamo la dimensione dell’heap di 1 e infine applichiamo la heapify considerando che solo la radice non è un heap mentra i suoi sottoalberi lo sono → la complessità della heapify è lg(n)</text:p>
        </text:list-item>
        <text:list-item>
          <text:p text:style-name="P139">possiamo inoltre cambiare la priorità di un elemento → se la sua priorità aumenta lo facciamo salire fino alla posizione corretta per mantenere la proprietà funzionale dell’heap → se no lo facciamo scendere applicando la heapify nella posizione del nodo che abbiamo appena cambiato il valore</text:p>
          <text:p text:style-name="P139"/>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69">RICORSIONE</text:p>
      <text:p text:style-name="P27"/>
      <text:list xml:id="list102013118354168" text:continue-numbering="true" text:style-name="List_20_1">
        <text:list-item>
          <text:p text:style-name="P140">la ricorsione è un potente strumento nella risoluzioni di problemi sia matematici che informatici perché permette di risolvere il problema decomponendolo in problemi più semplici ma della stessa natura, risolvendo questi ultimi, e ricombinando le soluzioni parziali in una soluzione per il problema originario.</text:p>
          <text:p text:style-name="P140"/>
        </text:list-item>
        <text:list-item>
          <text:p text:style-name="P140"><text:span text:style-name="T115">Il</text:span> paradigma <text:span text:style-name="T75">divide et </text:span><text:span text:style-name="T90">i</text:span><text:span text:style-name="T75">mpera</text:span> è un metodo risolutivo basato sulla ricorsione quindi di approccio top-down in genere non informato <text:span text:style-name="T115">diviso in piu’ fasi:</text:span></text:p>
          <text:p text:style-name="P140">- <text:span text:style-name="T75">divide</text:span> → il problema viene diviso in pi<text:span text:style-name="T50">ù</text:span> sotto-problemi indipendenti<text:line-break/> <text:s/>ciascuno di dimen<text:span text:style-name="T50">s</text:span>ione n’&lt; n (dimensione problema di partenza)</text:p>
          <text:p text:style-name="P140">- <text:span text:style-name="T75">impera</text:span> → il problema è cosi’ piccolo da risultare semplice quindi viene<text:line-break/> <text:s/>risolto</text:p>
          <text:p text:style-name="P140">- <text:span text:style-name="T75">ricombina</text:span> → vengono ricombinate le soluzioni parziali trovare fino<text:line-break/> raggiungere la dimensione del problema originale</text:p>
          <text:p text:style-name="P140"/>
        </text:list-item>
        <text:list-item>
          <text:p text:style-name="P140">A numero di sotto-problemi generati a ciascun passo</text:p>
        </text:list-item>
        <text:list-item>
          <text:p text:style-name="P140">B fattore di riduzione della dimensione del problema originario in genere n/B o anche (n-b)</text:p>
        </text:list-item>
        <text:list-item>
          <text:p text:style-name="P140">se a=1 la ricorsione viene de<text:span text:style-name="T50">tta</text:span> lineare se no <text:span text:style-name="T75">multivia</text:span></text:p>
        </text:list-item>
        <text:list-item>
          <text:p text:style-name="P140"><text:span text:style-name="T50">B </text:span><text:span text:style-name="T115">può</text:span> essere un valore costante, fattore costante o variabile anche difficile da stimare</text:p>
        </text:list-item>
        <text:list-item>
          <text:p text:style-name="P140"><text:span text:style-name="T50">L</text:span>a complessità di una funzione ricorsiva <text:span text:style-name="T50">viene definita </text:span><text:span text:style-name="T13">attraverso l’equazione alle ricorrenze risolvibile mediante unfolding</text:span></text:p>
        </text:list-item>
        <text:list-item>
          <text:p text:style-name="P140">T(n)= D(n) + a*T(n/b) + C(n) <text:s text:c="2"/>/ <text:span text:style-name="T13">T(n-ki) ki cambia di passo in passo</text:span></text:p>
        </text:list-item>
        <text:list-item>
          <text:p text:style-name="P140">D(n) rappresenta quanto ci costa dividere il problema</text:p>
        </text:list-item>
        <text:list-item>
          <text:p text:style-name="P140">C(n) esprime quanto ci costa ricombinare ciascuna soluzione del problema </text:p>
        </text:list-item>
      </text:list>
      <text:p text:style-name="P27"/>
      <text:p text:style-name="P28"/>
      <text:p text:style-name="P28"/>
      <text:p text:style-name="P28"/>
      <text:p text:style-name="P28">PROBLEMI RICORSIVI AMBITO MATEMATICO</text:p>
      <text:p text:style-name="P28"/>
      <text:list xml:id="list102013958156312" text:continue-numbering="true" text:style-name="List_20_1">
        <text:list-item>
          <text:p text:style-name="P141">Fattoriale<text:line-break/><text:line-break/>- 0! = 1 caso terminale <text:line-break/>- <text:span text:style-name="T14">passo</text:span> n*fact(n-1)<text:line-break/>- la dimensione diminuisce a ciascun passo di 1</text:p>
          <text:p text:style-name="P141"><text:span text:style-name="T14">- a = 1 </text:span>si risolve un solo sotto-problema<text:line-break/>- costo della divisione è O(1) </text:p>
          <text:p text:style-name="P141">- costo della ricombinazione è O(1) anche se è una moltiplicazione <text:line-break/>- T(n) = 1 + T(N-1)</text:p>
          <text:p text:style-name="P141">- <text:span text:style-name="T15">O(N)</text:span></text:p>
        </text:list-item>
      </text:list>
      <text:p text:style-name="P28"/>
      <text:list xml:id="list102011898930578" text:continue-numbering="true" text:style-name="List_20_1">
        <text:list-item>
          <text:p text:style-name="P142">Numero di Fibonacci<text:line-break/><text:line-break/>- Il numero di ordine n <text:span text:style-name="T14">d</text:span>ella successione di <text:span text:style-name="T14">F</text:span>ibonacci è uguale alla somma del numero <text:span text:style-name="T14">di ordine</text:span> <text:span text:style-name="T14">(</text:span>n-1<text:span text:style-name="T14">)</text:span> + numero di <text:span text:style-name="T14">ordine</text:span> <text:span text:style-name="T14">(</text:span>n-2<text:span text:style-name="T14">)</text:span></text:p>
          <text:p text:style-name="P142"><text:soft-page-break/>- caso terminale Fib(0,1) = 1</text:p>
          <text:p text:style-name="P142">- <text:span text:style-name="T14">a = 2 due sotto-problemi diversi</text:span></text:p>
          <text:p text:style-name="P142">- <text:span text:style-name="T14">b = 1 costante ad ogni passo</text:span></text:p>
          <text:p text:style-name="P142">- <text:span text:style-name="T14">D(n) = O(1) costo della divisione sottrazione 1 e 2</text:span></text:p>
          <text:p text:style-name="P142">- <text:span text:style-name="T14">C(n) = O(1) la ricombinazione costa solo di una somma</text:span></text:p>
          <text:p text:style-name="P142">- <text:span text:style-name="T14">T(n) = 1 + T(n-1) + T(n-2) → 1 + 2*T(n-1</text:span><text:span text:style-name="T15">) in maniera conservativa</text:span></text:p>
          <text:p text:style-name="P142">- <text:span text:style-name="T15">O(2^N)</text:span></text:p>
        </text:list-item>
      </text:list>
      <text:p text:style-name="P29"/>
      <text:p text:style-name="P29"/>
      <text:list xml:id="list102013412134921" text:continue-numbering="true" text:style-name="List_20_1">
        <text:list-item>
          <text:p text:style-name="P143">Moltiplicazione di due interi positivi</text:p>
        </text:list-item>
      </text:list>
      <text:p text:style-name="P30"/>
      <text:list xml:id="list102011952409626" text:continue-numbering="true" text:style-name="List_20_1">
        <text:list-header>
          <text:p text:style-name="P143">- <text:span text:style-name="T16">dati due interi con n cifre n=2^k andiamo a dividere ricorsivamente le cifre in due parti </text:span><text:span text:style-name="T17">sinistra e destra finché non si raggiunge dimensione 1</text:span></text:p>
          <text:p text:style-name="P143">- <text:span text:style-name="T17">si utilizzano 4 moltiplicazioni con relativi scalamenti in base alla posizione di un numero della cifra a=4</text:span></text:p>
          <text:p text:style-name="P143">- <text:span text:style-name="T17">b = 2 perché ciascun problema viene diviso in 2 parti sinistra e destra</text:span></text:p>
          <text:p text:style-name="P143">- <text:span text:style-name="T17">D(n) = 1, C(n) = sommare cifra per cifra + moltiplicazione per potenze di 10 (scalamento) 1 + n = n</text:span></text:p>
          <text:p text:style-name="P143">- <text:span text:style-name="T17">T(n) = n + 4*T(n/2)</text:span></text:p>
          <text:p text:style-name="P143">- <text:span text:style-name="T17">O(n^log2(3))</text:span></text:p>
        </text:list-header>
      </text:list>
      <text:p text:style-name="P30"/>
      <text:p text:style-name="P31">PROBLEMI RICORSIVI AMBITO INFORMATICO</text:p>
      <text:p text:style-name="P31"/>
      <text:list xml:id="list102013452781276" text:continue-numbering="true" text:style-name="List_20_1">
        <text:list-item>
          <text:p text:style-name="P144">RICERCA DICOTOMICA</text:p>
          <text:p text:style-name="P144"/>
          <text:p text:style-name="P144">- <text:span text:style-name="T18">consiste nel cercare un elemento all’interno di un vettore ordinato</text:span></text:p>
          <text:p text:style-name="P144">- <text:span text:style-name="T18">si scegli</text:span><text:span text:style-name="T51">e</text:span><text:span text:style-name="T18"> l’elemento centrale del vettore, se esso è maggiore dell’elemento cercato allora esso può essere solo a sinistra, il contrario a destra</text:span></text:p>
          <text:p text:style-name="P144">- <text:span text:style-name="T18">caso terminale vettore dim 1, se elemento non è quello allora non è trovato</text:span></text:p>
          <text:p text:style-name="P144">- <text:span text:style-name="T18">a = 1 si ricorre nel sotto-vettore sinistro o destro in base al confronto con la chiave al centro</text:span></text:p>
          <text:p text:style-name="P144">- <text:span text:style-name="T18">b = 2 fattore di divisione dei dati</text:span></text:p>
          <text:p text:style-name="P144">- <text:span text:style-name="T18">D(n) costo divisione 1 calcolo indice</text:span></text:p>
          <text:p text:style-name="P145">- C(n) costo ricombinazione confronto chiave ed elemento corrente O(1)</text:p>
          <text:p text:style-name="P145">- T(n) = 1 + T(n/2)</text:p>
          <text:p text:style-name="P145">- O(n) = log2(n)</text:p>
          <text:p text:style-name="P145"/>
        </text:list-item>
        <text:list-item>
          <text:p text:style-name="P145">MERGE SORT</text:p>
          <text:p text:style-name="P145"/>
          <text:p text:style-name="P145">- algoritmo di ordinamento basato sulla ricorsione </text:p>
          <text:p text:style-name="P145">- vettore diviso in due ad ogni passo <text:span text:style-name="T19">fino a dim 1</text:span></text:p>
          <text:p text:style-name="P145">- <text:span text:style-name="T19">vettore dimensione 1 è già ordinato</text:span></text:p>
          <text:p text:style-name="P145">- <text:span text:style-name="T19">ricombinazione unendo due sottovettori ordinati in uno solo ordinato con complessità O(n)</text:span></text:p>
          <text:p text:style-name="P145">- <text:span text:style-name="T19">a = 2, b = 2</text:span></text:p>
          <text:p text:style-name="P145">- <text:span text:style-name="T19">D(n) = O(1) + C(n) = O(n)</text:span></text:p>
          <text:p text:style-name="P145">- <text:span text:style-name="T19">T(n) = n + 2T(N/2)</text:span></text:p>
          <text:p text:style-name="P145">- <text:span text:style-name="T19">O(N) = N*logN</text:span></text:p>
        </text:list-item>
      </text:list>
      <text:p text:style-name="P32"/>
      <text:p text:style-name="P32"/>
      <text:list xml:id="list102012059213538" text:continue-numbering="true" text:style-name="List_20_1">
        <text:list-item>
          <text:p text:style-name="P146">LISTA LINKATA</text:p>
          <text:p text:style-name="P146"/>
          <text:p text:style-name="P146">- la ricorsione è utile per attraversare una lista all’indietro se non ci <text:s/>sono puntatori al precedente</text:p>
          <text:p text:style-name="P146">- a=1 si risolve un solo problema</text:p>
          <text:p text:style-name="P146">- b=1 la dimensione diminuisce di 1</text:p>
          <text:p text:style-name="P146"><text:soft-page-break/>- C(n) e D(n) = O(1) perché la ricombinazione non c’è mentre la divisione basta solo seguire un puntatore</text:p>
          <text:p text:style-name="P146">- T(n) = 1 + T(n-1)</text:p>
          <text:p text:style-name="P146">- O(n) = n</text:p>
        </text:list-item>
      </text:list>
      <text:p text:style-name="P32"/>
      <text:p text:style-name="P32"/>
      <text:p text:style-name="P32"/>
      <text:p text:style-name="P32"/>
      <text:list xml:id="list102012425278363" text:continue-numbering="true" text:style-name="List_20_1">
        <text:list-item>
          <text:p text:style-name="P146">VISITA RICORSIVA ALBERO BINARI<text:span text:style-name="T20">O</text:span></text:p>
        </text:list-item>
      </text:list>
      <text:p text:style-name="P32"/>
      <text:list xml:id="list102012211383189" text:continue-numbering="true" text:style-name="List_20_1">
        <text:list-header>
          <text:p text:style-name="P146">- <text:span text:style-name="T20">utile per la visita in-order, post-order, pre-order</text:span></text:p>
          <text:p text:style-name="P146">- <text:span text:style-name="T20">in tutti e 3 i casi la complessità non cambia</text:span></text:p>
          <text:p text:style-name="P147">- <text:span text:style-name="T20">a = 2 chiamata per il figlio sinistro e destro se albero bilanciato <text:line-break/>- a = 1 se estremamente sbilanciato come una lista</text:span></text:p>
          <text:p text:style-name="P146">- <text:span text:style-name="T20">b = 2 nel caso di albero completo, b = 1 nel caso di albero sbilanciato</text:span></text:p>
          <text:p text:style-name="P146">- <text:span text:style-name="T20">D(n) e C(n) = 1 perché non cambia il costo della divisione e non c’è<text:line-break/> <text:s/>ricombinazione</text:span></text:p>
          <text:p text:style-name="P146">- <text:span text:style-name="T20">O(n) in entrambi i tipi sempre caso peggiore </text:span><text:span text:style-name="T21">perché dobbiamo comunque percorrere tutta l’albero</text:span></text:p>
        </text:list-header>
      </text:list>
      <text:p text:style-name="P32"/>
      <text:p text:style-name="P32"/>
      <text:p text:style-name="P70">TABELLE DI SIMBOLI <text:span text:style-name="T54">(dizionario)</text:span></text:p>
      <text:p text:style-name="P41"/>
      <text:list xml:id="list102013432749888" text:continue-numbering="true" text:style-name="List_20_1">
        <text:list-item>
          <text:p text:style-name="P148">E’ un <text:span text:style-name="T75">ADT</text:span> che supporta principalmente operazioni di <text:span text:style-name="T75">inserimento</text:span>, <text:span text:style-name="T116">ricerca</text:span> e <text:span text:style-name="T75">cancellazione</text:span> di un determinato item</text:p>
        </text:list-item>
        <text:list-item>
          <text:p text:style-name="P148">Item di solito composto da chiave e valore ad esempio nel DNS lo scopo è trovare un IP dato il suo URL quindi la chiave è URL mentre il valore è IP address</text:p>
        </text:list-item>
        <text:list-item>
          <text:p text:style-name="P148">Esistono possibili versioni per implementare ADT tabella di simboli tra cui tabelle ad accesso diretto, strutture lineari come vettori e liste, BST, e <text:span text:style-name="T75">tabelle di </text:span><text:span text:style-name="T91">Hash</text:span></text:p>
        </text:list-item>
        <text:list-item>
          <text:p text:style-name="P149">un’altra operazione è la selezione come nel BST nella ricerca della chiave r esima nell’ordine ad esempio la quinta chiave è la numero 6 nell’ordine se si parte a numerare da 0</text:p>
        </text:list-item>
        <text:list-item>
          <text:p text:style-name="P150">l’implementazione attraverso <text:span text:style-name="T75">tabelle ad accesso diretto</text:span> significa avere una corrispondenza biuni<text:span text:style-name="T54">voca</text:span> tra la chiave dell’item e la posizione dello stesso all’interno della tabella ad accesso diretto <text:span text:style-name="T54">con indice tra 0 e M-1 </text:span><text:span text:style-name="T56">realizzata come vettore</text:span></text:p>
        </text:list-item>
        <text:list-item>
          <text:p text:style-name="P150">Se la chiave è nella tabella è in posizione con indice i = getindex(item)</text:p>
        </text:list-item>
        <text:list-item>
          <text:p text:style-name="P150">ad esempio la chiave pu<text:span text:style-name="T54">ò</text:span> essere un carattere e viene trasformato dalla getindex in un intero che viene usato per accedere al vettore con costo O(1)</text:p>
        </text:list-item>
        <text:list-item>
          <text:p text:style-name="P150">la tabella di simboli contiene il vettore a item, la lunghezza massima M e il numero di chiavi <text:span text:style-name="T54">occupate N</text:span></text:p>
        </text:list-item>
        <text:list-item>
          <text:p text:style-name="P150">il numero M è la cardinalità dell’universo delle chiavi che dipende dal valore massimo da attribuire alla chiave</text:p>
        </text:list-item>
        <text:list-item>
          <text:p text:style-name="P150">ad esempio se l’insieme delle chiavi sono tutte le lettere dell’alfabeto allora M = 26</text:p>
        </text:list-item>
        <text:list-item>
          <text:p text:style-name="P151">il vantaggio è l’accesso diretto ma tutto dipende rispetto con che facilità riusciamo a trasformare chiave in indice del vettore ad esempio solo nelle stringhe corte, oltre a questo, dato che il vettore deve essere grande quanto il massimo valore della chiave sprechiamo molta memoria, soprattutto se M è molto p<text:span text:style-name="T117">iù</text:span> grande di N</text:p>
        </text:list-item>
        <text:list-item>
          <text:p text:style-name="P151">Un altro modo è utilizzare un vettore <text:span text:style-name="T55">non ordinato con inserimenti in coda O(1) e ricerca lineare O(n), </text:span><text:span text:style-name="T56">per cancellare lo troviamo poi cancelliamo l’elemento poi scaliamo tutti gli altri di uno quindi O(n)</text:span></text:p>
        </text:list-item>
        <text:list-item>
          <text:p text:style-name="P152">se è <text:span text:style-name="T57">un vettore</text:span> ordinat<text:span text:style-name="T57">o</text:span> l’inserimento è sempre O(n) perché devo scalare tutti di una posizione anche se cerco dicotomicamente </text:p>
        </text:list-item>
        <text:list-item>
          <text:p text:style-name="P153"><text:soft-page-break/>gestione dei duplicati → si ignora l’inserimento se viene valutato come un errore → si sovrascrive il duplicato come fosse un aggiornamento → se vogliamo dati diversi con la stessa chiave abbiamo sbagliato la chiave dobbiamo ad esempio aggiungere un prefisso come nei numeri di telefono internazionali</text:p>
        </text:list-item>
      </text:list>
      <text:p text:style-name="P42"/>
      <text:p text:style-name="P71"/>
      <text:p text:style-name="P71">TABELLE DI HASH</text:p>
      <text:p text:style-name="P42"/>
      <text:list xml:id="list102012824795910" text:continue-numbering="true" text:style-name="List_20_1">
        <text:list-item>
          <text:p text:style-name="P154">Un delle <text:span text:style-name="T75">alternative </text:span>per costruire delle tabelle di simboli</text:p>
        </text:list-item>
        <text:list-item>
          <text:p text:style-name="P156"><text:span text:style-name="T58">E</text:span>stendono l’uso delle tabelle ad accesso diretto <text:span text:style-name="T58">cercando di aggirarne i limiti</text:span></text:p>
        </text:list-item>
        <text:list-item>
          <text:p text:style-name="P155">i <text:span text:style-name="T75">limiti</text:span> delle tabelle ad accesso diretto: sono la lunghezza del vettore spesso troppo grande e lo spreco di memoria poche chiavi utilizzate rispetto a quelle allocate</text:p>
        </text:list-item>
        <text:list-item>
          <text:p text:style-name="P155">Ad esempio se una tabella ad accesso diretto fossero gli <text:span text:style-name="T75">armadietti di una piscina</text:span> ce ne sarebbero allocati esattamente tanti quanti il numero di iscritti nonostante molto probabilmente nell’arco di una giornata ce ne potrebbero essere contemporaneamente molti di meno</text:p>
        </text:list-item>
        <text:list-item>
          <text:p text:style-name="P155">la tabella di hash alloca un vettore di dimensione a piacere e si occupa la funzione di hash di assegnare in base alla chiave in ingresso il posto all’interno della tabella gestendo opportunamente visto che abbiamo meno spazio le relative <text:span text:style-name="T75">collisioni</text:span> che nella tabella ad accesso diretto non <text:span text:style-name="T59">ci sarebbero state (grande utilizzo di memoria)</text:span></text:p>
        </text:list-item>
        <text:list-item>
          <text:p text:style-name="P157">la funzione di hash <text:span text:style-name="T118">può </text:span>ritornare lo stesso valore della posizione per item diversi <text:span text:style-name="T118">a causa della loro correlazione</text:span>→ si genera quindi una collisione che deve essere gestita</text:p>
        </text:list-item>
        <text:list-item>
          <text:p text:style-name="P159">per evitare collisioni vogliamo utilizzare delle funzioni di hash che in caso di chiavi simili vadano ad amplificare le differenze e ritornino numeri molto distanti e <text:span text:style-name="T118">distribuiti</text:span> in modo uniforme</text:p>
        </text:list-item>
        <text:list-item>
          <text:p text:style-name="P158">ad esempio se le chiavi sono <text:span text:style-name="T75">numeri interi</text:span> si sceglie come funzione di hash di calcolare il resto per la divisione di un <text:span text:style-name="T75">numero primo</text:span> M quindi <text:span text:style-name="T75">k%M</text:span> <text:span text:style-name="T60">(metodo modulare)</text:span></text:p>
        </text:list-item>
        <text:list-item>
          <text:p text:style-name="P160">questo cosi’ da riportare la chiave all’interno del range della tabella di hash &lt;&lt; rispetto alla cardinalità delle chiavi</text:p>
        </text:list-item>
        <text:list-item>
          <text:p text:style-name="P160">si sceglie un numero primo perché riesce a evitare di produrre un risultato che assomigli troppo alla chiave </text:p>
        </text:list-item>
        <text:list-item>
          <text:p text:style-name="P161">metodo <text:span text:style-name="T75">moltiplicativo-modulare</text:span> → ancora prima di applicare il resto della divisione moltiplichiamo la chiave per un numero A tra 0 e 1 per scorrelare ancora di più il valore del risultato rispetto ai bit / cifre della chiave</text:p>
        </text:list-item>
        <text:list-item>
          <text:p text:style-name="P161">nel caso di una chiave decimale invece ( k-s (inizio)) / (fine intervallo – s) * M</text:p>
        </text:list-item>
        <text:list-item>
          <text:p text:style-name="P161">nel caso di una stringa possiamo fare come nelle tabelle ad accesso diretto e poi applicare il modulo per il numero primo cosi’ da riportare il numero nel range della tabella di simboli 128^(pos della lettera)*valore della lettera</text:p>
        </text:list-item>
        <text:list-item>
          <text:p text:style-name="P162">nella gestione dei duplicati si possono attuare varie strategie → linear chaining → open addressing</text:p>
        </text:list-item>
        <text:list-item>
          <text:p text:style-name="P162"><text:span text:style-name="T75">linear chaining</text:span> → ogni elemento del vettore della tabella di hash è in realtà un puntatore ad una lista</text:p>
        </text:list-item>
        <text:list-item>
          <text:p text:style-name="P163">data lunghezza media della lista <text:span text:style-name="T61">R</text:span> facciamo in modo di scegliere M <text:span text:style-name="T61">dimensione tabella di hash</text:span> &gt;= massimo chiavi <text:span text:style-name="T61">che ci aspettiamo</text:span> / R cosi da avere qualcosa in lista</text:p>
        </text:list-item>
        <text:list-item>
          <text:p text:style-name="P163">utilizzando il linear chaining la complessità è sempre O(1) questo perché il fattore di carico rimane limitato sotto una certa quantità costante</text:p>
        </text:list-item>
        <text:list-item>
          <text:p text:style-name="P163">Dato N il numero di chiavi memorizzate e M la dimensione della tabella, si definisce fattore di carico il rapporto N<text:tab/>/M, mentre la tabella si <text:soft-page-break/>riempie il fattore di carico aumenta e per garantire complessità O(1) dobbiamo assicurarci che rimanga costante o non salga oltre un certo valore</text:p>
        </text:list-item>
        <text:list-item>
          <text:p text:style-name="P163">il caso peggiore rimane sempre O(N) dovuto ad una funzione di hash sbagliata che mette tutto nella stessa lista → se la dimensione della lista è medialmente lunga R <text:span text:style-name="T61">allora la complessità rimane O(1+a)</text:span></text:p>
        </text:list-item>
        <text:list-item>
          <text:p text:style-name="P164">se voglio aumentare il numero di dati allora aumento la dimensione della tabella e non della lista</text:p>
        </text:list-item>
        <text:list-item>
          <text:p text:style-name="P80">OPEN ADDRESSING</text:p>
        </text:list-item>
        <text:list-item>
          <text:p text:style-name="P165">a <text:span text:style-name="T63">fattore di carico </text:span>&lt;= 1 perché ogni cella della casella può contenere un solo elemento e si cerca di non renderla troppo piena perché il probing → andare a cercare una casella libera deve essere veloce</text:p>
        </text:list-item>
        <text:list-item>
          <text:p text:style-name="P165">è quindi opportuno scegliere la dimensione da farci stare tutti gli elementi quindi M deve essere il piu’ piccolo numero primo &gt;= 2*max N (numero di elementi che voglio inserire)</text:p>
        </text:list-item>
        <text:list-item>
          <text:p text:style-name="P166">open addressing evita l’uso delle liste ma complica quando bisogna cancellare perché interrompe la catena delle collisioni → si risolve sostituendo la chiave cancellata con una sentinella che appare piena in ricerca ma vuota in inserzione → oppure spostare la catena delle collisioni <text:span text:style-name="T62">al posto della chiave cancellata</text:span></text:p>
        </text:list-item>
        <text:list-item>
          <text:p text:style-name="P164"><text:span text:style-name="T75">Linear </text:span><text:span text:style-name="T92">P</text:span><text:span text:style-name="T75">robing</text:span> → calcola l’indice con la funzione di hash → se posto occupato incremento i di 1, rifaccio il modulo <text:span text:style-name="T62">provo di nuovo ad inserire</text:span> → ripeti fino a cella vuota</text:p>
        </text:list-item>
        <text:list-item>
          <text:p text:style-name="P165">la complessità peggiora mano a mano che la tabella si riempie, perché in caso di miss devo andare a iterare fino alla fine del cluster con costo lineare per trovare libero la condizione migliore è riempire a metà la tabella</text:p>
        </text:list-item>
        <text:list-item>
          <text:p text:style-name="P167"><text:span text:style-name="T75">Quadratic Probing</text:span> → invece di ritentare linearmente utilizzi una formula (c1*i + c2*i^2 dove i è il numero del tentativo + posizione di partenza) % M </text:p>
        </text:list-item>
        <text:list-item>
          <text:p text:style-name="P167">c1 e c2 possono valere c1 0, c2 1 o entrambi ½ o entrambi 1 → per garantire che si abbiano valori distinti per i&gt;=1 e &lt;= (M-1)/2 da garantire una scansione totale della tabella</text:p>
        </text:list-item>
        <text:list-item>
          <text:p text:style-name="P81">DOUBLE HASHING</text:p>
        </text:list-item>
        <text:list-item>
          <text:p text:style-name="P167">Se c’è collisione andiamo ad applicare un’ altra funzione di hash facendo attenzione a non innescare cicli <text:span text:style-name="T63">ad esempio 1 + (k%97) + 1 per garantire che il risultato non sia mai 0</text:span></text:p>
        </text:list-item>
        <text:list-item>
          <text:p text:style-name="P168">il vero vantaggio è che con alto fattore di carico che si avvicina a 1 garantisce un numero di tentativi non cosi’ elevato, al 50 percento di riempimento è un po’ meglio del linear chaining ma stra vince con tabella piena, chiamare una seconda funzione di hash costa ma ripaga in memoria perché permette di utilizzare una dimensione della tabella M piu’ piccola</text:p>
        </text:list-item>
        <text:list-item>
          <text:p text:style-name="P168">CONFRONTO CON GLI ALBERI</text:p>
        </text:list-item>
        <text:list-item>
          <text:p text:style-name="P168">Hash piu’ facili da realizzare e piu’ veloci per chiavi semplici → meglio gli alberi se vogliamo anche utilizzare la relazione d’ordine → per gli alberi bilanciati indipendentemnte dal carico si riescono di <text:span text:style-name="T119">più</text:span> a garantire le prestazionni</text:p>
        </text:list-item>
      </text:list>
      <text:p text:style-name="P43"/>
      <text:p text:style-name="P43"/>
      <text:p text:style-name="P43"/>
      <text:p text:style-name="P58"/>
      <text:p text:style-name="P58"/>
      <text:p text:style-name="P58"/>
      <text:p text:style-name="P58"/>
      <text:p text:style-name="P58"/>
      <text:p text:style-name="P58"/>
      <text:p text:style-name="P58"/>
      <text:p text:style-name="P58"/>
      <text:p text:style-name="P58"><text:soft-page-break/>STRUTTURA ADT GRAFO</text:p>
      <text:p text:style-name="P44"/>
      <text:list xml:id="list102013947624676" text:continue-numbering="true" text:style-name="List_20_1">
        <text:list-item>
          <text:p text:style-name="P169">Grafo realizzato come ADT di prima classe → struttura <text:span text:style-name="T98">W</text:span>rapper che contiene il riferimento alla matrice o alla lista delle adiacenze <text:span text:style-name="T64">+ la tabella di simboli per convertire nome del vertice in riferimento di intero </text:span></text:p>
        </text:list-item>
        <text:list-item>
          <text:p text:style-name="P170">il modello pi<text:span text:style-name="T98">ù</text:span> genera<text:span text:style-name="T65">l</text:span>e è del grafo pesato e orientato, pesato perché se indichiamo un peso nullo diventa non pesato e orientato perché basta raddoppiare il numero di archi per renderlo non orientato</text:p>
        </text:list-item>
        <text:list-item>
          <text:p text:style-name="P170">nella tabella di simboli sono importanti le funzione di ricerca per passare dal nome del nodo alla sua chiave e per passare dalla chiave usata nelle liste di adiacenza alla stinga per stampare il risultato all’utente</text:p>
        </text:list-item>
        <text:list-item>
          <text:p text:style-name="P170">è necessario il <text:span text:style-name="T75">numero di vertici</text:span> → se è ignoto lo si sovrastima con <text:span text:style-name="T75">2*E</text:span> ipotizzando che ogni arco connetta vertici distinti misura minima con cui viene allocata la tabella di simboli → alla seconda lettura si inseriscono i vertici nella tabella di simboli cosi da ottenere il numero corretto</text:p>
        </text:list-item>
        <text:list-item>
          <text:p text:style-name="P171">mentre tutto il resto è ADT di prima classe la struttura arco viene presentata nel file grafo.h come Quasi ADT</text:p>
        </text:list-item>
        <text:list-item>
          <text:p text:style-name="P171">segue la lettura degli archi e inserzione nel grafo con rappresentazione come matrice delle adiacenze o liste delle adiacenze </text:p>
        </text:list-item>
        <text:list-item>
          <text:p text:style-name="P172"><text:span text:style-name="T76">M</text:span><text:span text:style-name="T75">atrice delle adiacenze</text:span> → conveniente per <text:span text:style-name="T75">grafi densi</text:span> cioè grafi il cui numero di archi si avvicina al numero vertici al quadrato, è una matrice allocata di V x V elementi dove se esiste l’arco tra il vertice i e il vertice j si mette il valore 1 <text:span text:style-name="T98">se non pesato o il peso se pesato</text:span> nella cella <text:span text:style-name="T65">i,j</text:span></text:p>
        </text:list-item>
        <text:list-item>
          <text:p text:style-name="P172">per i grafi non orientati questa matrice è simmetrica <text:span text:style-name="T98">ed è molto efficiente dal punto di vista dell’accesso</text:span></text:p>
        </text:list-item>
        <text:list-item>
          <text:p text:style-name="P172"><text:span text:style-name="T76">L</text:span><text:span text:style-name="T75">ista delle adiacenze</text:span> → si costruisce un vettore di liste, <text:span text:style-name="T65">a ciascun indice del vettore c’è una lista che esprime tutti i collegamenti del vertice di indice I verso altri vertici elementi nella lista </text:span></text:p>
        </text:list-item>
        <text:list-item>
          <text:p text:style-name="P172">accesso immediato al vertice i ma devo scorrere la sua lista delle adiacenze <text:span text:style-name="T98">per conoscere gli archi uscenti</text:span></text:p>
        </text:list-item>
        <text:list-item>
          <text:p text:style-name="P172">il vantaggi dal punto di vista della memoria sono evidenti invece di essere il quadrato nel numero di vertici è <text:span text:style-name="T75">O(V+E)</text:span> molto per grafi sparsi</text:p>
        </text:list-item>
        <text:list-item>
          <text:p text:style-name="P172">gli elementi complessivi nelle liste sono 2*E se grafi non orientati, E <text:span text:style-name="T65">di 1*E</text:span> se grafi orientati</text:p>
        </text:list-item>
        <text:list-item>
          <text:p text:style-name="P172">ha degli svantaggi perché devo percorrere la lista con O(n) e devo utilizzare memoria in più per salvare il peso se sono grafi pesati</text:p>
          <text:p text:style-name="P82"/>
          <text:p text:style-name="P83">ALGORITMO CAMMINO SEMPLICE</text:p>
        </text:list-item>
      </text:list>
      <text:p text:style-name="P57"/>
      <text:list xml:id="list102013000469937" text:continue-numbering="true" text:style-name="List_20_1">
        <text:list-item>
          <text:p text:style-name="P173">Dati due vertici di un <text:span text:style-name="T75">grafo non orientato</text:span> vogliamo determinare un cammino semplice se esiste che li connette</text:p>
        </text:list-item>
        <text:list-item>
          <text:p text:style-name="P173">Possiamo mantenere un vettore dei vertici visitati <text:span text:style-name="T75">visited</text:span>[maxV] per marcare i nodi già visitati.</text:p>
        </text:list-item>
        <text:list-item>
          <text:p text:style-name="P173"><text:span text:style-name="T77">Algoritmo Ricorsivo</text:span><text:span text:style-name="T66"> → c</text:span>i mettiamo sul nodo di partenza → proviamo un arco che porta ad un vertice non ancora visitato → <text:span text:style-name="T66">su di esso verifichiamo se si tratta del vertice di arrivo → se si stampiamo e ritorniamo → se no continuiamo a scegliere un altro nodo adiacente non ancora visitato → se questo nodo non c’è allora ritorniamo al precedete punto di scelta </text:span><text:span text:style-name="T78">senza backtrack</text:span></text:p>
        </text:list-item>
        <text:list-item>
          <text:p text:style-name="P174">il cammino viene stampato all’inverso</text:p>
        </text:list-item>
        <text:list-item>
          <text:p text:style-name="P174"><text:span text:style-name="T75">T(n) = O(V+E)</text:span> bassa perché non ci interessa che sia minimo quindi non c’è backtrack</text:p>
          <text:p text:style-name="P84"/>
        </text:list-item>
        <text:list-item>
          <text:p text:style-name="P84"/>
        </text:list-item>
        <text:list-item>
          <text:p text:style-name="P84"><text:soft-page-break/>CAMMINO DI HAMILTON</text:p>
          <text:p text:style-name="P84"/>
        </text:list-item>
        <text:list-item>
          <text:p text:style-name="P174">Un caso particolare del cammino semplice <text:span text:style-name="T99">è</text:span> il cammino di Hamilton → dato un grafo non orientato e due suoi vertici esiste un cammino semplice che li connette visitando ogni vertice <text:span text:style-name="T99">del grafo</text:span> (una e una sola volta perché deve essere semplice), se partenza e destinazione coincidono si dice c<text:span text:style-name="T99">iclo</text:span> di <text:span text:style-name="T99">H</text:span>amilton</text:p>
        </text:list-item>
        <text:list-item>
          <text:p text:style-name="P174">la differenza con il cammino semplice è che deve essere di <text:span text:style-name="T75">lunghezza V-1</text:span> archi e quindi abbiamo bisogno della <text:span text:style-name="T75">fase di backtrack</text:span> perché possiamo imboccarci su una strada che non porta a soluzione e quindi la <text:span text:style-name="T75">complessità</text:span> diventa <text:span text:style-name="T75">ESPONENZIALE</text:span></text:p>
        </text:list-item>
        <text:list-item>
          <text:p text:style-name="P175">il backtrack consiste di mettere visited del vertice a 0 <text:span text:style-name="T100">e permette di studiare tutto lo spazio del grafo</text:span></text:p>
        </text:list-item>
      </text:list>
      <text:p text:style-name="P48"/>
      <text:p text:style-name="P59">CICLO/CAMMINO DI EULERO</text:p>
      <text:p text:style-name="P59"/>
      <text:list xml:id="list102012532143318" text:continue-numbering="true" text:style-name="List_20_1">
        <text:list-item>
          <text:p text:style-name="P175"><text:span text:style-name="T75">Ciclo di Eulero</text:span> → solo quando il grafo è connesso e tutti i suoi vertici sono di grado pari (archi incidenti pari)</text:p>
        </text:list-item>
        <text:list-item>
          <text:p text:style-name="P176"><text:span text:style-name="T75">Cammino di Eulero</text:span> → se e solo se è connesso e ha esattamente due vertici di grado dispar<text:span text:style-name="T74">i</text:span></text:p>
        </text:list-item>
      </text:list>
      <text:p text:style-name="P49"/>
      <text:p text:style-name="P49"/>
      <text:p text:style-name="P49"/>
      <text:p text:style-name="P49"/>
      <text:p text:style-name="P49"/>
      <text:p text:style-name="P49"/>
      <text:p text:style-name="P49"/>
      <text:p text:style-name="P49"/>
      <text:p text:style-name="P49"/>
      <text:p text:style-name="P49"/>
      <text:p text:style-name="P85">ALGORITMI DI VISITA</text:p>
      <text:p text:style-name="P60"/>
      <text:list xml:id="list102014001968992" text:continue-numbering="true" text:style-name="List_20_1">
        <text:list-header>
          <text:p text:style-name="P205">VISITA IN PROFONDIT<text:span text:style-name="T100">A</text:span><text:span text:style-name="T2">’</text:span></text:p>
        </text:list-header>
      </text:list>
      <text:p text:style-name="P206"/>
      <text:p text:style-name="P72"/>
      <text:list xml:id="list102012313929732" text:continue-numbering="true" text:style-name="List_20_1">
        <text:list-item>
          <text:p text:style-name="P177">Permette a partire da un vertice qualsiasi <text:span text:style-name="T100">chiamato S</text:span> di visitar<text:span text:style-name="T100">e </text:span>tutti i vertici del grafo <text:span text:style-name="T100">sia che essi siano raggiungibili da S o meno</text:span></text:p>
        </text:list-item>
        <text:list-item>
          <text:p text:style-name="P177"><text:span text:style-name="T79">Passi principali</text:span><text:span text:style-name="T100"> → </text:span>selezioniamo un vertice → facciamo partire la visita in profondità che termina quando ha visitato tutti i vertici raggiungibili da S → facciamo ripartire la vista sui vertici non ancora visitati</text:p>
        </text:list-item>
        <text:list-item>
          <text:p text:style-name="P178">Abbiamo bisogno di:</text:p>
          <text:p text:style-name="P178">- pre[v] per i tempi di scoperta di ciascun nodo</text:p>
          <text:p text:style-name="P178">- post[v] per i tempi di fine elaborazione dei nodi</text:p>
          <text:p text:style-name="P178">- st[v] vettore dei <text:span text:style-name="T75">padri</text:span> della visita in profondità </text:p>
          <text:p text:style-name="P178">- int <text:span text:style-name="T100">time</text:span> per il tempo parte da 0</text:p>
          <text:p text:style-name="P178">- tutti vettori inizializzati a -1, allocati e passati dalla funzione<text:line-break/> <text:s/>wrapper per riferimento <text:span text:style-name="T100">con time</text:span></text:p>
          <text:p text:style-name="P178">- arco dummy cioè arco finto che come se creasse un cappio ma viene usato<text:line-break/> <text:s/>solo per semplificare la stampa</text:p>
        </text:list-item>
        <text:list-item>
          <text:p text:style-name="P178">La visita ricorre su tutti i nodi dove pre[i] = -1</text:p>
        </text:list-item>
        <text:list-item>
          <text:p text:style-name="P179"><text:span text:style-name="T101">Con P</text:span>re e <text:span text:style-name="T101">P</text:span>ost possiamo valutare se gli archi sono di tipo <text:span text:style-name="T103">T, B per grafi non orientati e T,B,F,C per i grafi orientati</text:span></text:p>
          <text:p text:style-name="P179">- Arco B <text:span text:style-name="T104">(se da j si torna all’antenato i) </text:span>se post[i] &gt; post[j] dove j è discendente di i</text:p>
          <text:p text:style-name="P179">- Arco F se pre[i] &lt; pre[j] dove j è discendente di i </text:p>
          <text:p text:style-name="P179">- <text:span text:style-name="T95">Arco C tutti gli archi rimanenti pre[i] &gt; pre[j]</text:span></text:p>
          <text:p text:style-name="P179">- <text:span text:style-name="T95">ci pensa j a stampare </text:span><text:span text:style-name="T102">il tipo di arco</text:span></text:p>
          <text:p text:style-name="P179"/>
        </text:list-item>
        <text:list-item>
          <text:p text:style-name="P180"><text:soft-page-break/><text:span text:style-name="T104">O(</text:span>V+E<text:span text:style-name="T104">) Lista adiacenze</text:span> O <text:span text:style-name="T104">(</text:span>V^2<text:span text:style-name="T104">) matrice delle adiacenze oltre </text:span>l’inizializzazione O(V) <text:span text:style-name="T104">per i vettori pre post e st</text:span></text:p>
        </text:list-item>
        <text:list-item>
          <text:p text:style-name="P181">Usato nel <text:span text:style-name="T80">F</text:span><text:span text:style-name="T75">lood </text:span><text:span text:style-name="T80">F</text:span><text:span text:style-name="T75">ill</text:span> cioè riempire una zona di pixel connessi con il <text:span text:style-name="T75">bucket</text:span> con lo stesso colore </text:p>
        </text:list-item>
      </text:list>
      <text:p text:style-name="P50"/>
      <text:p text:style-name="P61">VISITA IN AMPIEZZA</text:p>
      <text:p text:style-name="P50"/>
      <text:p text:style-name="P50"/>
      <text:list xml:id="list102011976152210" text:continue-numbering="true" text:style-name="List_20_1">
        <text:list-item>
          <text:p text:style-name="P180">Determina tutti i vertici raggiungibili da S</text:p>
        </text:list-item>
        <text:list-item>
          <text:p text:style-name="P180"><text:span text:style-name="T104">C</text:span>alcola la distanza minima di <text:span text:style-name="T104">S</text:span> di tutti i vertici che raggiunge <text:span text:style-name="T104">e </text:span>genera un albero della visita in ampiezza</text:p>
        </text:list-item>
        <text:list-item>
          <text:p text:style-name="P180">utilizza <text:span text:style-name="T75">pre[v]</text:span> per registrare il tempo di scoperta e <text:span text:style-name="T75">st[v]</text:span> per registrare il padre dell’albero della visita in ampiezza <text:span text:style-name="T105">e una </text:span><text:span text:style-name="T94">coda di archi</text:span></text:p>
        </text:list-item>
        <text:list-item>
          <text:p text:style-name="P182">I passi principali sono:</text:p>
          <text:p text:style-name="P183">- crea un arco <text:span text:style-name="T104">D</text:span>ummy con il vertice di partenza <text:span text:style-name="T105">(cappio)</text:span></text:p>
          <text:p text:style-name="P183">- inserisce l’arco nella coda</text:p>
          <text:p text:style-name="P183">- finch<text:span text:style-name="T105">è</text:span> la coda non è vuota → estrai arco → valuta se questo colleghi v<text:line-break/> con un altro nodo w non ancora scoperto quindi con pre[i]=-1, se cosi’<text:line-break/> è salva in st che il padre di w è v, prendi tutti gli archi uscenti e<text:line-break/> inseriscili nella coda</text:p>
          <text:p text:style-name="P183"/>
        </text:list-item>
        <text:list-item>
          <text:p text:style-name="P183"><text:span text:style-name="T104">I</text:span>l cammino minimo di un grafo non pesato si può trovare mediante una visita in ampiezza</text:p>
        </text:list-item>
      </text:list>
      <text:p text:style-name="P51"/>
      <text:p text:style-name="P51"/>
      <text:p text:style-name="P51"/>
      <text:p text:style-name="P51"/>
      <text:p text:style-name="P51"/>
      <text:p text:style-name="P62">APPLICAZIONI VISITE DEI GRAFI</text:p>
      <text:p text:style-name="P62"/>
      <text:list xml:id="list102012181820805" text:continue-numbering="true" text:style-name="List_20_1">
        <text:list-item>
          <text:p text:style-name="P184"><text:span text:style-name="T75">Componenti fortemente connesse</text:span> → all’interno di un <text:span text:style-name="T75">grafo orientato</text:span> si dice componente fortemente connessa quel sotto-grafo fortemente connesso massimale tale che tutti i vertici ad esso appartenenti sono mutualmente raggiungibili</text:p>
        </text:list-item>
        <text:list-item>
          <text:p text:style-name="P185">Per trovare le componenti fortemente connesse si usa l’algoritmo di <text:span text:style-name="T106">KOSARAJU</text:span></text:p>
        </text:list-item>
        <text:list-item>
          <text:p text:style-name="P186"><text:span text:style-name="T75">Componenti Connesse </text:span>→ grafo non orientato si dice componente connessa un sotto-grafo connesso massimale tale che tutti i vertici ad esso appartenenti sono mutualmente raggiungibili (basta in un verso essendo il grafo non orientato) <text:span text:style-name="T97">(sottografo non incluso in alcun altro per cui vale la stessa proprietà di connessione) </text:span></text:p>
        </text:list-item>
        <text:list-item>
          <text:p text:style-name="P187">E’ una <text:span text:style-name="T75">semplice visita in profondità</text:span>, ogni volta che termina la ricorsione significa che i vertici trovati sono connessi</text:p>
        </text:list-item>
      </text:list>
      <text:p text:style-name="P52"/>
      <text:p text:style-name="P63">KOSARAJU</text:p>
      <text:p text:style-name="P53"/>
      <text:p text:style-name="P53">Algoritmo per il calcolo delle componenti fortemente connesse di un grafo orientato</text:p>
      <text:p text:style-name="P53">- calcolare il grafo trasposto del grafo di partenza invertendo il verso degli archi</text:p>
      <text:p text:style-name="P53">- fare una visita in profondità del grafo trasposto per calcolare i tempi di fine elaborazione per ogni vertice</text:p>
      <text:p text:style-name="P53">- eseguire una visita in profondità del grafo di partenza ma nella funzione wrapper far partire la funzione ricorsiva con i vertici calcolati della prima visita in ordine <text:span text:style-name="T106">decrescente di tempo di fine elaborazione</text:span></text:p>
      <text:p text:style-name="P53">- le componenti fortemente connesse sono gli <text:span text:style-name="T75">alberi della visita in profondità</text:span> appena calcolati</text:p>
      <text:p text:style-name="P53"><text:soft-page-break/></text:p>
      <text:p text:style-name="P52"/>
      <text:p text:style-name="P52"/>
      <text:p text:style-name="P52"/>
      <text:p text:style-name="P52"/>
      <text:p text:style-name="P45">INVERSIONE DI LISTA</text:p>
      <text:p text:style-name="P45"/>
      <text:list xml:id="list102012417395833" text:continue-numbering="true" text:style-name="List_20_1">
        <text:list-item>
          <text:p text:style-name="P189">lista linkata semplice solo puntatore a next</text:p>
        </text:list-item>
        <text:list-item>
          <text:p text:style-name="P189">4 puntatori</text:p>
        </text:list-item>
        <text:list-item>
          <text:p text:style-name="P189">puntatore corrente testa</text:p>
        </text:list-item>
        <text:list-item>
          <text:p text:style-name="P189">puntatore al successore della testa</text:p>
        </text:list-item>
        <text:list-item>
          <text:p text:style-name="P189">puntatore di backup</text:p>
        </text:list-item>
        <text:list-item>
          <text:p text:style-name="P189">puntatore dell’elemento appena inserito nella lista inversa</text:p>
        </text:list-item>
        <text:list-item>
          <text:p text:style-name="P189">se head == null esco, head→next == NULL lista già ordinata inversa</text:p>
        </text:list-item>
        <text:list-item>
          <text:p text:style-name="P189">while termina quando successore == NULL</text:p>
        </text:list-item>
        <text:list-item>
          <text:p text:style-name="P189">corrente diventa il nuovo nodo lista inversa</text:p>
        </text:list-item>
        <text:list-item>
          <text:p text:style-name="P189">salviamo elemento successivo→next, in backup</text:p>
        </text:list-item>
        <text:list-item>
          <text:p text:style-name="P189">successivo→next deve puntare al nuovo elemento lista inversa</text:p>
        </text:list-item>
        <text:list-item>
          <text:p text:style-name="P190">corrente = backup cioè al primo nodo non ancora inserito nella nuova lista</text:p>
        </text:list-item>
      </text:list>
      <text:p text:style-name="P21"/>
      <text:p text:style-name="P21"/>
      <text:p text:style-name="P46">ESERCIZI</text:p>
      <text:p text:style-name="P46"/>
      <text:list xml:id="list102012919729185" text:continue-numbering="true" text:style-name="List_20_1">
        <text:list-item>
          <text:p text:style-name="P191">Contare il numero di foglie BST → eseguire una visita in post-order ma prima di chiamare la funzione vedi se sia il sinistro che destro son<text:span text:style-name="T40">o nulli o sentinella</text:span>, se lo sono incrementi il contatore di 1 e ritorni direttamente se no continui su uno dei due in base alla ricorsione</text:p>
        </text:list-item>
        <text:list-item>
          <text:p text:style-name="P192">Altezza Massima BST → <text:span text:style-name="T40">ricorro ogni volta incrementando valore altezza di 1 quando incontro una foglia salvo il valore all’interno di una variabile passata come puntatore</text:span></text:p>
        </text:list-item>
        <text:list-item>
          <text:p text:style-name="P192">Trovare altezza foglia minima BST → <text:span text:style-name="T41">come altezza massima solo che invece di aggiornare la variabile in miglioramento la aggiorno quando trovo un valore di altezza piu’ piccolo </text:span></text:p>
        </text:list-item>
        <text:list-item>
          <text:p text:style-name="P192"/>
        </text:list-item>
      </text:list>
      <text:p text:style-name="P38"/>
      <text:p text:style-name="P38"/>
      <text:p text:style-name="P38"/>
      <text:p text:style-name="P54">PARADIGMA GREEDY</text:p>
      <text:p text:style-name="P54"/>
      <text:list xml:id="list102012475180595" text:continue-numbering="true" text:style-name="List_20_1">
        <text:list-item>
          <text:p text:style-name="P193">Il paradigma Greedy è un’alternativa all’approccio divide et impera e alla programmazione dinamica di minor complessità ma non sempre in grado di ritornare una soluzione ottima</text:p>
        </text:list-item>
        <text:list-item>
          <text:p text:style-name="P193">Esempi di algoritmi che utilizzano il paradigma greey sono: l’algoritmo di dei cammini mini Djistra, algoritmi degli alberi ricoprenti i minimi kruskal, Prim e altri come selezione di attività per massimizzare il numero di attività svolte</text:p>
        </text:list-item>
        <text:list-item>
          <text:p text:style-name="P75"><text:span text:style-name="T68">Algoritmi basati su questo paradigma sono piu’ semplici perché invece di analizzare tutto lo spazio delle sol</text:span><text:span text:style-name="T69">u</text:span><text:span text:style-name="T68">zioni (dividi et impera) o </text:span><text:span text:style-name="T69">cercare di scegliere ad ogni momento una soluzione globalmente ottima (se presenta sotto-struttura ottima), valutano di limitarsi a garantire una soluzione localmente ottima senza fare successivamente backtrack.</text:span></text:p>
        </text:list-item>
        <text:list-item>
          <text:p text:style-name="P194">La funzione localmente ottima viene scelta sulla base di una funzione di appetibilità o costo.</text:p>
        </text:list-item>
        <text:list-item>
          <text:p text:style-name="P194">Ad ogni passo nella costruzione della soluzione valutano se sia meglio fare una scelta in base a quanto questa sia appetibile rispetto alle altre</text:p>
        </text:list-item>
        <text:list-item>
          <text:p text:style-name="P194"><text:soft-page-break/>Dato che lo spazio delle soluzioni non viene esplorato completamente c’è sempre il rischio che la soluzione non sia ottima.</text:p>
        </text:list-item>
        <text:list-item>
          <text:p text:style-name="P195">Ad esempio vogliamo selezionare un insieme di attività che si svolgono tra un tempo s incluso e un tempo f escluso e vogliamo massimizzare il numero di attività da svolgere in un determinato tempo</text:p>
        </text:list-item>
        <text:list-item>
          <text:p text:style-name="P195">La funzione di appetibilità è importantissima per fare in modo che il paradigma porti a soluzione ottima ad esempio se si ordinano le attività per tempo di inizio crescente non è detto che ciò avvenga</text:p>
        </text:list-item>
        <text:list-item>
          <text:p text:style-name="P195">in questo caso un attività che inizia presto ma dura a lungo impedisce di selezionarne altre</text:p>
        </text:list-item>
        <text:list-item>
          <text:p text:style-name="P195">se ordiniamo per durata crescente un attività breve tra due lunghe impedisce di selezionarle</text:p>
        </text:list-item>
        <text:list-item>
          <text:p text:style-name="P195">ordinare per tempo di <text:span text:style-name="T75">fine crescente</text:span> porta sempre a soluzioni ottime</text:p>
          <text:p text:style-name="P87"/>
          <text:p text:style-name="P87">CODICI HUFFMAN</text:p>
          <text:p text:style-name="P87"/>
        </text:list-item>
        <text:list-item>
          <text:p text:style-name="P207"><text:span text:style-name="T67">Sono una tecnica efficace per comprimere i dati senza perdere informazioni, permette di codificare informazioni ad esempio comprimere il contenuto di una stringa assegnando bit diversi in base alla frequenza dei caratteri. </text:span></text:p>
        </text:list-item>
        <text:list-item>
          <text:p text:style-name="P207"><text:span text:style-name="T67">A partire da una tabella in cui viene associato a ciascun codice una frequenza </text:span><text:span text:style-name="T70">si costruisce</text:span><text:span text:style-name="T67"> con un approccio greedy un codice ottimo a lunghezza variabile</text:span></text:p>
        </text:list-item>
        <text:list-item>
          <text:p text:style-name="P196">Si parte ordinando i simboli in una coda a priorità in base alla loro frequenza crescente</text:p>
        </text:list-item>
        <text:list-item>
          <text:p text:style-name="P196">Ad ogni passo si vanno a raggruppare i primi due simboli mettendoli in un albero che ha come padre la somma delle frequenze dei due</text:p>
        </text:list-item>
        <text:list-item>
          <text:p text:style-name="P208"><text:span text:style-name="T67">ogni ramo sinistro è un 1, ogni albero destro è uno 0, alla fine per ciascun simbolo possiamo determinare una codifica binaria partendo dalla radice vero il basso </text:span><text:span text:style-name="T71">in correlazione con la frequenza</text:span></text:p>
        </text:list-item>
        <text:list-item>
          <text:p text:style-name="P196">caratteri meno frequenti hanno lunghezza di bit minore</text:p>
        </text:list-item>
      </text:list>
      <text:p text:style-name="P54"/>
      <text:p text:style-name="P54"/>
      <text:p text:style-name="P54"/>
      <text:p text:style-name="P55">PROGRAMMAZIONE DINAMICA</text:p>
      <text:p text:style-name="P55"/>
      <text:list xml:id="list102012713590722" text:continue-numbering="true" text:style-name="List_20_1">
        <text:list-item>
          <text:p text:style-name="P197">Cammino Massimo → non presenta sotto-struttura ottima quindi non è applicabile la programmazione dinamica → non presenta sotto-struttura ottima perché possiamo sempre trovare un cammino piu’ lungo passando per un numero crescente di vertici ne deriva che il sotto-cammino di un cammino massimo non è necessariamente massimo → per di piu’ il cammino potrebbe non essere semplice → possiamo solo analizzare tutto lo spazio delle soluzioni → quello dei problemi massimi è un problema NP-Completo</text:p>
        </text:list-item>
        <text:list-item>
          <text:p text:style-name="P197">La versione bottom-up della programmazione dinamica è applicabile solo ai problemi di ottimizzazione e deve valere la sotto-struttura ottima</text:p>
        </text:list-item>
        <text:list-item>
          <text:p text:style-name="P198">Rispetto alla ricorsione la programmazione dinamica è prettamente iterativa</text:p>
        </text:list-item>
        <text:list-item>
          <text:p text:style-name="P199">La complessità in generale è O(num problemi * complessita di ciascuno)</text:p>
        </text:list-item>
        <text:list-item>
          <text:p text:style-name="P200">ESEMPIO DI PROBLEMA → LA CATENA DI MONTAGGIO</text:p>
        </text:list-item>
        <text:list-item>
          <text:p text:style-name="P200">Catena di montaggio che si occupa di assemblare un auto da telaio al prodotto finale</text:p>
        </text:list-item>
        <text:list-item>
          <text:p text:style-name="P200">In una fabbrica ci sono 2 catene di montaggio entrambe con lo stesso numero di stazioni, entrambe le stazioni i delle catene fanno lo stesso processo</text:p>
        </text:list-item>
        <text:list-item>
          <text:p text:style-name="P200">L’obbiettivo è minimizzare il tempo di costruzione della macchina tenendo in conto che:</text:p>
        </text:list-item>
        <text:list-item>
          <text:p text:style-name="P200">- costo in entrata diverso per ciascuna catena chiamato e0 o e1</text:p>
        </text:list-item>
        <text:list-item>
          <text:p text:style-name="P200">- costo in uscita diverso per ciascuna catena chiamato x0 e x1</text:p>
        </text:list-item>
        <text:list-item>
          <text:p text:style-name="P200"><text:soft-page-break/>- costo nullo di passaggio tra una stazione a quella successiva nella medesima catena</text:p>
        </text:list-item>
        <text:list-item>
          <text:p text:style-name="P200">- costo variabile di passaggio tra una stazione e quella successiva in catene diverse</text:p>
        </text:list-item>
        <text:list-item>
          <text:p text:style-name="P200">- costo in fattore di tempo perché la stazione finisca di assemblare una parte dell’auto, costo che varia da stazione a stazione</text:p>
        </text:list-item>
      </text:list>
      <text:p text:style-name="P56">Dobbiamo studiare il percorso della macchina tra le due catene di montaggio nella fabbrica per minimizzare il costo o tempo totale</text:p>
      <text:list xml:id="list102012741201127" text:continue-numbering="true" text:style-name="List_20_1">
        <text:list-item>
          <text:p text:style-name="P200">Ricorsivamente possiamo utilizzare il principio di moltiplicazione che attraverso la ricorsione analizza tutto lo spazio delle soluzioni, a ciascun punto di scelta ne viene presa una, e successivamente in fase di backtrack ne viene scelta un altra</text:p>
        </text:list-item>
        <text:list-item>
          <text:p text:style-name="P200">La Complessità è di O(2^n) dove 2 sono il numero di scelte e n le volte che dobbiamo scegliere</text:p>
        </text:list-item>
        <text:list-item>
          <text:p text:style-name="P209"><text:span text:style-name="T67">Il problema presenta sottostruttura ottima? → Assumendo che il tempo totale dall’inizio alla fine sia minimo devono essere cosi’ anche i tempi parziali da ogni coppia di stazioni perché se non fosse cosi per assurdo ci sarebbe un altro cammino minimo che renderebbe errata l’assunzione di partenza</text:span></text:p>
        </text:list-item>
        <text:list-item>
          <text:p text:style-name="P201">quindi andando a costruire il percorso minimo dobbiamo assicurarci che il percorso sia minimo ad ogni passo</text:p>
        </text:list-item>
        <text:list-item>
          <text:p text:style-name="P201">passiamo quindi a trovare una soluzione ricorsiva al problema da cui prendere ispirazione per costruire l’algoritmo di programmazione dinamica bottom up</text:p>
        </text:list-item>
        <text:list-item>
          <text:p text:style-name="P210"><text:span text:style-name="T67">una possibile soluzione ricorsiva è partite dalla fine della stazione e ad ogni passo della ricorsione andare a chiedere se il costo minimo si ottenga nell’arrivare dalla precedente stazione nella stessa catena o dall’altra catena + pagare il costo di trasferimen</text:span><text:span text:style-name="T72">to. Andando cosi’ a ritroso si arriva alla condizione terminale che conosciamo essendo una costante di entrata nella catena + il costo della prima stazione</text:span></text:p>
        </text:list-item>
        <text:list-item>
          <text:p text:style-name="P202">Al ritorno dalla funzione ricorsiva avremo la soluzione ottima, questo si può pensare dualmente anche per l’altra catena</text:p>
        </text:list-item>
        <text:list-item>
          <text:p text:style-name="P202">questa soluzione ha sempre complessità O(2^n)</text:p>
        </text:list-item>
        <text:list-item>
          <text:p text:style-name="P202">nella funzione wrapper si lanciano due funzioni ricorsive una per ciascuna uscita x[0] e x[1]</text:p>
        </text:list-item>
        <text:list-item>
          <text:p text:style-name="P202">Adesso possiamo passare alla soluzione bottom-up → dato che non ritorna direttamente il tragitto abbiamo bisogno di una struttura dati in piu’ → una tabella I per tenere traccia delle stazioni dove siamo passati di N colonne 2 righe</text:p>
        </text:list-item>
        <text:list-item>
          <text:p text:style-name="P202">un altra tabella ci permette di memorizzare i costi minimi di N colonne e <text:s/>2 righe</text:p>
        </text:list-item>
        <text:list-item>
          <text:p text:style-name="P203">all’inizio valutiamo se sia meglio entrare nella stazione 1 o 2 valutando anche il costo di assemblaggio nella prima stazione → successivamente ad ogni stazione valutiamo se sia meglio raggiungerla da quella precedente della stessa catena o da quella precedente dell’altra catena andando a memorizzare la nostra decisione.</text:p>
        </text:list-item>
        <text:list-item>
          <text:p text:style-name="P204">Dato che abbiamo iterato su tutte le stazioni della catena facendo operazioni unitarie somma e confronto la complessità è O(n)</text:p>
        </text:list-item>
        <text:list-item>
          <text:p text:style-name="P211"><text:span text:style-name="T67">per stampare le decisioni percorriamo all’indietro con una funzione ricorsiva la matrice </text:span><text:span text:style-name="T73">e stampiamo</text:span><text:span text:style-name="T67"> la soluzione, </text:span><text:span text:style-name="T73">nella cella prima viene indicata in che catena sono nella rispettiva stazione e da dove sono arrivato</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sine" svg:font-family="Cousine" style:font-family-generic="modern" style:font-pitch="fixed"/>
    <style:font-face style:name="Inter Semi Bold" svg:font-family="'Inter Semi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8T00:02:14.910553138</meta:creation-date>
    <meta:generator>LibreOffice/7.2.0.4$Windows_X86_64 LibreOffice_project/9a9c6381e3f7a62afc1329bd359cc48accb6435b</meta:generator>
    <dc:date>2021-09-14T10:20:11.764000000</dc:date>
    <meta:editing-duration>P2DT3H40M13S</meta:editing-duration>
    <meta:editing-cycles>59</meta:editing-cycles>
    <meta:document-statistic meta:table-count="0" meta:image-count="0" meta:object-count="0" meta:page-count="19" meta:paragraph-count="413" meta:word-count="8455" meta:character-count="48563" meta:non-whitespace-character-count="40833"/>
  </office:meta>
</office:document-meta>
</file>